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entaur" svg:font-family="Centaur"/>
    <style:font-face style:name="Courier New" svg:font-family="'Courier New'"/>
    <style:font-face style:name="Lohit Devanagari1" svg:font-family="'Lohit Devanagari'"/>
    <style:font-face style:name="Calibri Light" svg:font-family="'Calibri Light'" style:font-family-generic="roman" style:font-pitch="variable"/>
    <style:font-face style:name="Centaur1" svg:font-family="Centau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_20__28_user_29_">
      <style:text-properties style:font-name="Centaur1" fo:font-weight="bold" officeooo:paragraph-rsid="00013c79" style:font-weight-asian="bold" style:font-weight-complex="bold"/>
    </style:style>
    <style:style style:name="P2" style:family="paragraph" style:parent-style-name="Standard_20__28_user_29_">
      <style:text-properties style:font-name="Centaur1" officeooo:paragraph-rsid="00013c79"/>
    </style:style>
    <style:style style:name="P3" style:family="paragraph" style:parent-style-name="Standard_20__28_user_29_">
      <style:text-properties officeooo:paragraph-rsid="00013c79"/>
    </style:style>
    <style:style style:name="P4" style:family="paragraph" style:parent-style-name="Standard_20__28_user_29_">
      <style:paragraph-properties fo:margin-left="0.4925in" fo:margin-right="0in" fo:text-indent="0.0008in" style:auto-text-indent="false">
        <style:tab-stops>
          <style:tab-stop style:position="1.4307in"/>
        </style:tab-stops>
      </style:paragraph-properties>
      <style:text-properties style:font-name="Centaur1" officeooo:paragraph-rsid="00013c79"/>
    </style:style>
    <style:style style:name="P5" style:family="paragraph" style:parent-style-name="Standard_20__28_user_29_">
      <style:paragraph-properties fo:margin-left="0.4925in" fo:margin-right="0in" fo:text-indent="0.0008in" style:auto-text-indent="false"/>
      <style:text-properties style:font-name="Centaur1" fo:font-style="italic" officeooo:paragraph-rsid="00013c79" style:font-style-asian="italic"/>
    </style:style>
    <style:style style:name="P6" style:family="paragraph" style:parent-style-name="Standard_20__28_user_29_">
      <style:paragraph-properties fo:margin-left="0.4925in" fo:margin-right="0in" fo:text-indent="0.0008in" style:auto-text-indent="false"/>
      <style:text-properties style:font-name="Centaur1" officeooo:paragraph-rsid="00013c79"/>
    </style:style>
    <style:style style:name="P7" style:family="paragraph" style:parent-style-name="Standard_20__28_user_29_">
      <style:paragraph-properties fo:margin-left="0.4925in" fo:margin-right="0in" fo:text-indent="0.0008in" style:auto-text-indent="false"/>
      <style:text-properties officeooo:paragraph-rsid="00013c79"/>
    </style:style>
    <style:style style:name="P8" style:family="paragraph" style:parent-style-name="Standard_20__28_user_29_">
      <style:paragraph-properties fo:margin-left="0.4925in" fo:margin-right="0in" fo:text-indent="0in" style:auto-text-indent="false"/>
      <style:text-properties style:font-name="Centaur1" officeooo:paragraph-rsid="00013c79"/>
    </style:style>
    <style:style style:name="P9" style:family="paragraph" style:parent-style-name="Standard_20__28_user_29_">
      <style:paragraph-properties fo:margin-left="0.4925in" fo:margin-right="0in" fo:text-indent="0in" style:auto-text-indent="false"/>
      <style:text-properties officeooo:paragraph-rsid="00013c79"/>
    </style:style>
    <style:style style:name="P10" style:family="paragraph" style:parent-style-name="Standard_20__28_user_29_">
      <style:paragraph-properties fo:margin-left="0in" fo:margin-right="0in" fo:text-indent="0.4925in" style:auto-text-indent="false"/>
      <style:text-properties style:font-name="Centaur1" officeooo:paragraph-rsid="00013c79"/>
    </style:style>
    <style:style style:name="P11" style:family="paragraph" style:parent-style-name="Standard_20__28_user_29_">
      <style:paragraph-properties fo:margin-left="0.9846in" fo:margin-right="0in" fo:text-indent="0.0016in" style:auto-text-indent="false"/>
      <style:text-properties style:font-name="Centaur1" officeooo:paragraph-rsid="00013c79"/>
    </style:style>
    <style:style style:name="P12" style:family="paragraph" style:parent-style-name="Standard_20__28_user_29_">
      <style:paragraph-properties fo:margin-left="0.9846in" fo:margin-right="0in" fo:text-indent="0.0016in" style:auto-text-indent="false"/>
      <style:text-properties officeooo:paragraph-rsid="00013c79"/>
    </style:style>
    <style:style style:name="P13" style:family="paragraph" style:parent-style-name="Standard_20__28_user_29_">
      <style:paragraph-properties fo:margin-left="0.9846in" fo:margin-right="0in" fo:text-indent="0.0016in" style:auto-text-indent="false" fo:padding-left="0in" fo:padding-right="0in" fo:padding-top="0in" fo:padding-bottom="0.0138in" fo:border-left="none" fo:border-right="none" fo:border-top="none" fo:border-bottom="0.74pt solid #000000"/>
      <style:text-properties style:font-name="Centaur1" officeooo:paragraph-rsid="00013c79"/>
    </style:style>
    <style:style style:name="P14" style:family="paragraph" style:parent-style-name="Standard_20__28_user_29_">
      <style:paragraph-properties fo:margin-left="0.9846in" fo:margin-right="0in" fo:text-indent="0in" style:auto-text-indent="false"/>
      <style:text-properties style:font-name="Centaur1" officeooo:paragraph-rsid="00013c79"/>
    </style:style>
    <style:style style:name="P15" style:family="paragraph" style:parent-style-name="Standard_20__28_user_29_">
      <style:paragraph-properties fo:margin-left="0.9846in" fo:margin-right="0in" fo:text-indent="0in" style:auto-text-indent="false"/>
      <style:text-properties officeooo:paragraph-rsid="00013c79"/>
    </style:style>
    <style:style style:name="P16" style:family="paragraph" style:parent-style-name="Standard_20__28_user_29_">
      <style:paragraph-properties fo:margin-left="1.4772in" fo:margin-right="0in" fo:text-indent="0in" style:auto-text-indent="false"/>
      <style:text-properties style:font-name="Centaur1" officeooo:paragraph-rsid="00013c79"/>
    </style:style>
    <style:style style:name="P17" style:family="paragraph" style:parent-style-name="Standard_20__28_user_29_">
      <style:paragraph-properties fo:margin-left="1.4772in" fo:margin-right="0in" fo:text-indent="0in" style:auto-text-indent="false"/>
      <style:text-properties officeooo:paragraph-rsid="00013c79"/>
    </style:style>
    <style:style style:name="P18" style:family="paragraph" style:parent-style-name="Standard_20__28_user_29_">
      <style:paragraph-properties fo:margin-left="0.4925in" fo:margin-right="0in" fo:text-indent="0.4925in" style:auto-text-indent="false"/>
      <style:text-properties officeooo:paragraph-rsid="00013c79"/>
    </style:style>
    <style:style style:name="P19" style:family="paragraph" style:parent-style-name="Standard_20__28_user_29_">
      <style:paragraph-properties fo:margin-left="1.4772in" fo:margin-right="0in" fo:text-indent="0.0417in" style:auto-text-indent="false"/>
      <style:text-properties officeooo:paragraph-rsid="00013c79"/>
    </style:style>
    <style:style style:name="P20" style:family="paragraph" style:parent-style-name="Standard_20__28_user_29_">
      <style:paragraph-properties fo:margin-left="1.4772in" fo:margin-right="0in" fo:text-indent="0.002in" style:auto-text-indent="false"/>
      <style:text-properties style:font-name="Centaur1" officeooo:paragraph-rsid="00013c79"/>
    </style:style>
    <style:style style:name="P21" style:family="paragraph" style:parent-style-name="Standard_20__28_user_29_">
      <style:paragraph-properties fo:margin-left="1.4772in" fo:margin-right="0in" fo:text-indent="0.002in" style:auto-text-indent="false"/>
      <style:text-properties officeooo:paragraph-rsid="00013c79"/>
    </style:style>
    <style:style style:name="P22" style:family="paragraph" style:parent-style-name="Standard_20__28_user_29_">
      <style:paragraph-properties fo:margin-left="1.4772in" fo:margin-right="0in" fo:text-indent="0.0055in" style:auto-text-indent="false"/>
      <style:text-properties officeooo:paragraph-rsid="00013c79"/>
    </style:style>
    <style:style style:name="P23" style:family="paragraph" style:parent-style-name="Standard_20__28_user_29_">
      <style:paragraph-properties fo:margin-left="0.4925in" fo:margin-right="0in" fo:text-indent="0.4937in" style:auto-text-indent="false"/>
      <style:text-properties style:font-name="Centaur1" officeooo:paragraph-rsid="00013c79"/>
    </style:style>
    <style:style style:name="P24" style:family="paragraph" style:parent-style-name="Standard_20__28_user_29_">
      <style:paragraph-properties fo:margin-left="0.4898in" fo:margin-right="0in" fo:text-indent="0in" style:auto-text-indent="false"/>
      <style:text-properties style:font-name="Centaur1" officeooo:paragraph-rsid="00013c79"/>
    </style:style>
    <style:style style:name="P25" style:family="paragraph" style:parent-style-name="Standard_20__28_user_29_">
      <style:paragraph-properties fo:margin-left="0.9846in" fo:margin-right="0in" fo:text-indent="0.0047in" style:auto-text-indent="false"/>
      <style:text-properties officeooo:paragraph-rsid="00013c79"/>
    </style:style>
    <style:style style:name="P26" style:family="paragraph" style:parent-style-name="Standard_20__28_user_29_">
      <style:paragraph-properties fo:margin-left="1.4772in" fo:margin-right="0in" fo:text-indent="0.0008in" style:auto-text-indent="false"/>
      <style:text-properties officeooo:paragraph-rsid="00013c79"/>
    </style:style>
    <style:style style:name="P27" style:family="paragraph" style:parent-style-name="Standard_20__28_user_29_">
      <style:text-properties style:font-name="Centaur1" fo:font-weight="bold" officeooo:paragraph-rsid="00013c79" style:font-weight-asian="bold" style:font-weight-complex="bold"/>
    </style:style>
    <style:style style:name="P28" style:family="paragraph" style:parent-style-name="Standard_20__28_user_29_">
      <style:text-properties style:font-name="Centaur1" officeooo:paragraph-rsid="00013c79"/>
    </style:style>
    <style:style style:name="P29" style:family="paragraph" style:parent-style-name="Standard_20__28_user_29_" style:list-style-name="WWNum2">
      <style:text-properties style:font-name="Centaur1" officeooo:paragraph-rsid="00013c79"/>
    </style:style>
    <style:style style:name="P30" style:family="paragraph" style:parent-style-name="Standard_20__28_user_29_">
      <style:text-properties style:font-name="Centaur1" fo:font-style="italic" officeooo:paragraph-rsid="00013c79" style:font-style-asian="italic"/>
    </style:style>
    <style:style style:name="P31" style:family="paragraph" style:parent-style-name="Standard_20__28_user_29_">
      <style:paragraph-properties fo:margin-left="0.4925in" fo:margin-right="0in" fo:text-indent="0.0008in" style:auto-text-indent="false"/>
      <style:text-properties style:font-name="Centaur1" officeooo:paragraph-rsid="00013c79"/>
    </style:style>
    <style:style style:name="P32" style:family="paragraph" style:parent-style-name="Standard_20__28_user_29_">
      <style:paragraph-properties fo:margin-left="0.4925in" fo:margin-right="0in" fo:text-indent="0.0008in" style:auto-text-indent="false">
        <style:tab-stops>
          <style:tab-stop style:position="1.4307in"/>
        </style:tab-stops>
      </style:paragraph-properties>
      <style:text-properties style:font-name="Centaur1" officeooo:paragraph-rsid="00013c79"/>
    </style:style>
    <style:style style:name="P33" style:family="paragraph" style:parent-style-name="Standard_20__28_user_29_">
      <style:paragraph-properties fo:margin-left="0.4925in" fo:margin-right="0in" fo:text-indent="0.0008in" style:auto-text-indent="false">
        <style:tab-stops>
          <style:tab-stop style:position="1in"/>
        </style:tab-stops>
      </style:paragraph-properties>
      <style:text-properties style:font-name="Centaur1" officeooo:paragraph-rsid="00013c79"/>
    </style:style>
    <style:style style:name="P34" style:family="paragraph" style:parent-style-name="Standard_20__28_user_29_">
      <style:paragraph-properties fo:margin-left="0.4925in" fo:margin-right="0in" fo:text-indent="0.0008in" style:auto-text-indent="false"/>
      <style:text-properties style:font-name="Centaur1" fo:font-style="italic" officeooo:paragraph-rsid="00013c79" style:font-style-asian="italic"/>
    </style:style>
    <style:style style:name="P35" style:family="paragraph" style:parent-style-name="Standard_20__28_user_29_">
      <style:paragraph-properties fo:margin-left="0.4925in" fo:margin-right="0in" fo:text-indent="0in" style:auto-text-indent="false"/>
      <style:text-properties style:font-name="Centaur1" officeooo:paragraph-rsid="00013c79"/>
    </style:style>
    <style:style style:name="P36" style:family="paragraph" style:parent-style-name="Standard_20__28_user_29_">
      <style:paragraph-properties fo:margin-left="0in" fo:margin-right="0in" fo:text-indent="0.4925in" style:auto-text-indent="false"/>
      <style:text-properties style:font-name="Centaur1" officeooo:paragraph-rsid="00013c79"/>
    </style:style>
    <style:style style:name="P37" style:family="paragraph" style:parent-style-name="Standard_20__28_user_29_">
      <style:paragraph-properties fo:margin-left="0.5in" fo:margin-right="0in" fo:text-indent="0in" style:auto-text-indent="false"/>
      <style:text-properties style:font-name="Centaur1" officeooo:paragraph-rsid="00013c79"/>
    </style:style>
    <style:style style:name="P38" style:family="paragraph" style:parent-style-name="Standard_20__28_user_29_">
      <style:paragraph-properties fo:margin-left="0.9846in" fo:margin-right="0in" fo:text-indent="0.0083in" style:auto-text-indent="false"/>
      <style:text-properties style:font-name="Centaur1" officeooo:paragraph-rsid="00013c79"/>
    </style:style>
    <style:style style:name="P39" style:family="paragraph" style:parent-style-name="Standard_20__28_user_29_">
      <style:paragraph-properties fo:margin-left="0.9846in" fo:margin-right="0in" fo:text-indent="0.0016in" style:auto-text-indent="false"/>
      <style:text-properties style:font-name="Centaur1" officeooo:paragraph-rsid="00013c79"/>
    </style:style>
    <style:style style:name="P40" style:family="paragraph" style:parent-style-name="Standard_20__28_user_29_">
      <style:paragraph-properties fo:margin-left="0.9846in" fo:margin-right="0in" fo:text-indent="0.0016in" style:auto-text-indent="false"/>
      <style:text-properties style:font-name="Centaur1" fo:font-style="italic" officeooo:paragraph-rsid="00013c79" style:font-style-asian="italic"/>
    </style:style>
    <style:style style:name="P41" style:family="paragraph" style:parent-style-name="Standard_20__28_user_29_">
      <style:paragraph-properties fo:margin-left="0.9846in" fo:margin-right="0in" fo:text-indent="0.0016in" style:auto-text-indent="false" fo:padding-left="0in" fo:padding-right="0in" fo:padding-top="0in" fo:padding-bottom="0.0138in" fo:border-left="none" fo:border-right="none" fo:border-top="none" fo:border-bottom="0.74pt solid #000000"/>
      <style:text-properties style:font-name="Centaur1" officeooo:paragraph-rsid="00013c79"/>
    </style:style>
    <style:style style:name="P42" style:family="paragraph" style:parent-style-name="Standard_20__28_user_29_">
      <style:paragraph-properties fo:margin-left="0.9846in" fo:margin-right="0in" fo:text-indent="0in" style:auto-text-indent="false"/>
      <style:text-properties style:font-name="Centaur1" officeooo:paragraph-rsid="00013c79"/>
    </style:style>
    <style:style style:name="P43" style:family="paragraph" style:parent-style-name="Standard_20__28_user_29_">
      <style:paragraph-properties fo:margin-left="0.9846in" fo:margin-right="0in" fo:text-indent="0in" style:auto-text-indent="false">
        <style:tab-stops>
          <style:tab-stop style:position="1in"/>
        </style:tab-stops>
      </style:paragraph-properties>
      <style:text-properties style:font-name="Centaur1" officeooo:paragraph-rsid="00013c79"/>
    </style:style>
    <style:style style:name="P44" style:family="paragraph" style:parent-style-name="Standard_20__28_user_29_">
      <style:paragraph-properties fo:margin-left="0.9846in" fo:margin-right="0in" fo:text-indent="0in" style:auto-text-indent="false"/>
      <style:text-properties style:font-name="Centaur1" fo:font-style="italic" officeooo:paragraph-rsid="00013c79" style:font-style-asian="italic"/>
    </style:style>
    <style:style style:name="P45" style:family="paragraph" style:parent-style-name="Standard_20__28_user_29_">
      <style:paragraph-properties fo:margin-left="0.9846in" fo:margin-right="0in" fo:text-indent="0.0008in" style:auto-text-indent="false"/>
      <style:text-properties style:font-name="Centaur1" officeooo:paragraph-rsid="00013c79"/>
    </style:style>
    <style:style style:name="P46" style:family="paragraph" style:parent-style-name="Standard_20__28_user_29_">
      <style:paragraph-properties fo:margin-left="0.4929in" fo:margin-right="0in" fo:text-indent="0in" style:auto-text-indent="false"/>
      <style:text-properties style:font-name="Centaur1" officeooo:paragraph-rsid="00013c79"/>
    </style:style>
    <style:style style:name="P47" style:family="paragraph" style:parent-style-name="Standard_20__28_user_29_">
      <style:paragraph-properties fo:margin-left="0.4929in" fo:margin-right="0in" fo:text-indent="0.4917in" style:auto-text-indent="false"/>
      <style:text-properties style:font-name="Centaur1" officeooo:paragraph-rsid="00013c79"/>
    </style:style>
    <style:style style:name="P48" style:family="paragraph" style:parent-style-name="Standard_20__28_user_29_">
      <style:paragraph-properties fo:margin-left="1.4744in" fo:margin-right="0in" fo:text-indent="0in" style:auto-text-indent="false"/>
      <style:text-properties style:font-name="Centaur1" officeooo:paragraph-rsid="00013c79"/>
    </style:style>
    <style:style style:name="P49" style:family="paragraph" style:parent-style-name="Standard_20__28_user_29_">
      <style:paragraph-properties fo:margin-left="1.4772in" fo:margin-right="0in" fo:text-indent="0in" style:auto-text-indent="false"/>
      <style:text-properties style:font-name="Centaur1" officeooo:paragraph-rsid="00013c79"/>
    </style:style>
    <style:style style:name="P50" style:family="paragraph" style:parent-style-name="Standard_20__28_user_29_">
      <style:paragraph-properties fo:margin-left="1.4799in" fo:margin-right="0in" fo:text-indent="0in" style:auto-text-indent="false"/>
      <style:text-properties style:font-name="Centaur1" officeooo:paragraph-rsid="00013c79"/>
    </style:style>
    <style:style style:name="P51" style:family="paragraph" style:parent-style-name="Standard_20__28_user_29_">
      <style:paragraph-properties fo:margin-left="1.4756in" fo:margin-right="0in" fo:text-indent="0in" style:auto-text-indent="false"/>
      <style:text-properties style:font-name="Centaur1" officeooo:paragraph-rsid="00013c79"/>
    </style:style>
    <style:style style:name="P52" style:family="paragraph" style:parent-style-name="Standard_20__28_user_29_">
      <style:paragraph-properties fo:margin-left="1.4772in" fo:margin-right="0in" fo:text-indent="0.0417in" style:auto-text-indent="false"/>
      <style:text-properties style:font-name="Centaur1" officeooo:paragraph-rsid="00013c79"/>
    </style:style>
    <style:style style:name="P53" style:family="paragraph" style:parent-style-name="Standard_20__28_user_29_">
      <style:paragraph-properties fo:margin-left="1.4783in" fo:margin-right="0in" fo:text-indent="0in" style:auto-text-indent="false"/>
      <style:text-properties style:font-name="Centaur1" officeooo:paragraph-rsid="00013c79"/>
    </style:style>
    <style:style style:name="P54" style:family="paragraph" style:parent-style-name="Standard_20__28_user_29_">
      <style:paragraph-properties fo:margin-left="1.4772in" fo:margin-right="0in" fo:text-indent="0.002in" style:auto-text-indent="false"/>
      <style:text-properties style:font-name="Centaur1" officeooo:paragraph-rsid="00013c79"/>
    </style:style>
    <style:style style:name="P55" style:family="paragraph" style:parent-style-name="Standard_20__28_user_29_">
      <style:paragraph-properties fo:margin-left="0.4925in" fo:margin-right="0in" fo:text-indent="0.4937in" style:auto-text-indent="false"/>
      <style:text-properties style:font-name="Centaur1" officeooo:paragraph-rsid="00013c79"/>
    </style:style>
    <style:style style:name="P56" style:family="paragraph" style:parent-style-name="Standard_20__28_user_29_">
      <style:paragraph-properties fo:margin-left="0.4898in" fo:margin-right="0in" fo:text-indent="0in" style:auto-text-indent="false"/>
      <style:text-properties style:font-name="Centaur1" officeooo:paragraph-rsid="00013c79"/>
    </style:style>
    <style:style style:name="P57" style:family="paragraph" style:parent-style-name="Standard_20__28_user_29_">
      <style:paragraph-properties fo:margin-left="0.9846in" fo:margin-right="0in" fo:text-indent="0.0047in" style:auto-text-indent="false"/>
      <style:text-properties style:font-name="Centaur1" officeooo:paragraph-rsid="00013c79"/>
    </style:style>
    <style:style style:name="P58" style:family="paragraph" style:parent-style-name="Standard_20__28_user_29_">
      <style:paragraph-properties fo:margin-left="0.4925in" fo:margin-right="0in" fo:text-indent="0.4925in" style:auto-text-indent="false"/>
      <style:text-properties style:font-name="Centaur1" officeooo:paragraph-rsid="00013c79"/>
    </style:style>
    <style:style style:name="P59" style:family="paragraph" style:parent-style-name="Standard_20__28_user_29_">
      <style:paragraph-properties fo:margin-left="1.4791in" fo:margin-right="0in" fo:text-indent="0in" style:auto-text-indent="false"/>
      <style:text-properties style:font-name="Centaur1" officeooo:paragraph-rsid="00013c79"/>
    </style:style>
    <style:style style:name="P60" style:family="paragraph" style:parent-style-name="Standard_20__28_user_29_">
      <style:paragraph-properties fo:margin-left="1.4772in" fo:margin-right="0in" fo:text-indent="0.4925in" style:auto-text-indent="false"/>
      <style:text-properties style:font-name="Centaur1" officeooo:paragraph-rsid="00013c79"/>
    </style:style>
    <style:style style:name="P61" style:family="paragraph" style:parent-style-name="Standard_20__28_user_29_">
      <style:paragraph-properties fo:margin-left="0.9862in" fo:margin-right="0in" fo:text-indent="0in" style:auto-text-indent="false"/>
      <style:text-properties style:font-name="Centaur1" officeooo:paragraph-rsid="00013c79"/>
    </style:style>
    <style:style style:name="P62" style:family="paragraph" style:parent-style-name="Standard_20__28_user_29_">
      <style:paragraph-properties fo:margin-left="0.9854in" fo:margin-right="0in" fo:text-indent="0in" style:auto-text-indent="false"/>
      <style:text-properties style:font-name="Centaur1" officeooo:paragraph-rsid="00013c79"/>
    </style:style>
    <style:style style:name="P63" style:family="paragraph" style:parent-style-name="Heading_20_1">
      <style:text-properties fo:color="#000000" style:font-name="Centaur1" fo:font-size="12pt" officeooo:paragraph-rsid="00013c79" style:font-size-asian="12pt" style:font-size-complex="12pt"/>
    </style:style>
    <style:style style:name="T1" style:family="text">
      <style:text-properties style:font-name="Centaur1"/>
    </style:style>
    <style:style style:name="T2" style:family="text">
      <style:text-properties style:font-name="Centaur1" fo:font-style="italic" style:font-style-asian="italic"/>
    </style:style>
    <style:style style:name="T3" style:family="text">
      <style:text-properties style:text-position="super 58%" style:font-name="Centau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irst New Age</text:p>
      <text:p text:style-name="P1"/>
      <text:p text:style-name="P2">The world must birth anew from the destruction of the Second Great War. This time is measured by AC, After Conquest.</text:p>
      <text:p text:style-name="P2"/>
      <text:p text:style-name="P2">Ilia:</text:p>
      <text:p text:style-name="P2"><text:tab/>In the destruction following the Second Great War, Ilia lies in shambles. The great kingdoms of old are destroyed, their peoples scattered.</text:p>
      <text:p text:style-name="P6">0-100 AC—Ilia is held by small tribes of people banding together, eventually forming villages in the ruins of the old empires.</text:p>
      <text:p text:style-name="P6"/>
      <text:p text:style-name="P6">104 AC-- Adelar I declares himself the King in a rebuilt Pike, and begins positive relations with surrounding free holds and tribes.</text:p>
      <text:p text:style-name="P2"><text:tab/></text:p>
      <text:p text:style-name="P2"><text:tab/>111 AC-- Aurica I, a long decendent of the Nero line, comes to power in a rebuilt Arcum</text:p>
      <text:p text:style-name="P2"/>
      <text:p text:style-name="P2"><text:tab/>200 AC-- Erresea is established as a kingdom under Nenim I. Its capital city is Nenril.</text:p>
      <text:p text:style-name="P2"/>
      <text:p text:style-name="P8">210 AC-- Urus Leir, Urus the Right, founds the kingdom of Leir in the plains of northern Ilia.</text:p>
      <text:p text:style-name="P2"/>
      <text:p text:style-name="P6">226 AC-- Hevec is formed by Reinhard I, named King Reinhard the All Sire. The kingdom does <text:tab/>not expand past the Pelori mountains.</text:p>
      <text:p text:style-name="P2"/>
      <text:p text:style-name="P10">246 AC-- King Hanrod I becomes king of Hevec. He expands the kingdom to cover the <text:tab/>Riverlands.</text:p>
      <text:p text:style-name="P10"/>
      <text:p text:style-name="P2"><text:tab/>540 AC-- Etrun is formed by Grosh the Bloody.</text:p>
      <text:p text:style-name="P2"><text:tab/></text:p>
      <text:p text:style-name="P2"><text:tab/>252 AC-- King Simion forms Anor in the north.</text:p>
      <text:p text:style-name="P2"/>
      <text:p text:style-name="P6">255-400 AC-- Hevec and Leir war back and forth, Hevec slowly losing ground. The wars are started by King Turur I, not to be mistaken with his ancient namesake. King Turur did, however, still have the accursed blade of Mithrin.</text:p>
      <text:p text:style-name="P2"/>
      <text:p text:style-name="P2"><text:tab/>421 AC-- Leir now spans from the Walls of Brund to the coast of the north.</text:p>
      <text:p text:style-name="P2"/>
      <text:p text:style-name="P6">433 AC—Leir conquers Hevec, and stands as the largest empire in Ilia. The tiefling emperors do not look to expand further.</text:p>
      <text:p text:style-name="P2"/>
      <text:p text:style-name="P2"><text:tab/>485 AC-- Albos is formed around Iant in the south under Queen Cornelia I.</text:p>
      <text:p text:style-name="P2"><text:tab/><text:tab/>-Ordos is founded on the ashes of Uldys.</text:p>
      <text:p text:style-name="P2"/>
      <text:p text:style-name="P6"><text:soft-page-break/>499 AC-- The Grey City is founded in the crater of the Elenlanta. It quickly becomes a trade hub, as it bypasses the Walls of Brund. It is ruled by High Duchess Thenes I.</text:p>
      <text:p text:style-name="P2"/>
      <text:p text:style-name="P6">513 AC-- The Plains of Moe are ruled by a joint pact between a Tel'Quessir, Luthion, and a Lad'cathwaith, Leiko.</text:p>
      <text:p text:style-name="P2"><text:tab/></text:p>
      <text:p text:style-name="P2"><text:tab/>586 AC-- Veragost is built in the Riverrun, followed shortly by the Pyre.</text:p>
      <text:p text:style-name="P2"/>
      <text:p text:style-name="P2"><text:tab/>630 AC-- Jaton is formed by the kings Reinis I and August I, his brother.</text:p>
      <text:p text:style-name="P2"/>
      <text:p text:style-name="P6">700-730 AC-- Anor invades Leir, taking land down to the northmost mountains of the Pelori range. They create the fortress Menefost.</text:p>
      <text:p text:style-name="P6"/>
      <text:p text:style-name="P6">738 AC—Pike is sacked by the Anorians, and in a powerful sweep, Ultear follows.</text:p>
      <text:p text:style-name="P6"/>
      <text:p text:style-name="P6">742 AC—In the aftermath of Leir’s fall, the people of Pike rebel. A King is declared—Turur II--, and the city separates itself as Tirion. It violently expands.</text:p>
      <text:p text:style-name="P2"><text:tab/></text:p>
      <text:p text:style-name="P8">748-753 AC-- Erresea invades through the Sea of Brund into Tirion in the First Tir-Erresean War. The fortress of Ultear—taken as a subject to Tirion—withstands the brunt of the invasion, and the elves do not gain any land.</text:p>
      <text:p text:style-name="P2"/>
      <text:p text:style-name="P6">760-900 AC-- Ten more Tir-Erresean wars occur, with varying results. During this time, the Necromancer resurfaces and turns the first seven kings of Tirion/Hevec into liches.</text:p>
      <text:p text:style-name="P2"/>
      <text:p text:style-name="P6">920 AC-- Stah I, Stah the Pacifist, comes to power in Ordos and founds the kingdom of Brund. He builds the Sword and Shield of Stah, preventing any more Tir-Erresean wars.</text:p>
      <text:p text:style-name="P2"/>
      <text:p text:style-name="P37">1000 AC-- Hera'rontan begins experimenting, trying to not create an entirely new creature, but turn one into another. His experiments with elves fail, however he succeeds with his human experiments. They turn into Elan—immortal humans with slight psioinic power. Hera'rontan found that he could manipulate Elans significantly and give them many diverse powers.</text:p>
      <text:p text:style-name="P2"/>
      <text:p text:style-name="P2">Romendor:</text:p>
      <text:p text:style-name="P2"/>
      <text:p text:style-name="P6">59 AC—Comets cover the sky for three months: the Glorious Rebirth in the ruins of Cimusica brings about a surge of faith and the creation of Irosh, with its capital at Anaphi.</text:p>
      <text:p text:style-name="P2"><text:bookmark text:name="First"/>Wysteria:</text:p>
      <text:p text:style-name="P2"/>
      <text:p text:style-name="P6">5 AC—Adane of the royal line of Aamir comes to power as High King of Aamir, holding all lands south of the Gate.</text:p>
      <text:p text:style-name="P38"><text:soft-page-break/>-After Saigon’s Conquest, something stirred in Amarth—not of Kaavus or even Reyes before him. Something much worse. The laughter of Naa’roleith seeped into the air, into sky, into the very stars that look down upon the land. It seeped into the darkness of the desolation, and it became alive. The darkness stirred and lived, and it awoke the dead. The endless dead that Amarth had claimed began to open their eyes.</text:p>
      <text:p text:style-name="P2"/>
      <text:p text:style-name="P6">15 AC—The Taritir reform the Queen’s Consulate, known simply as the Consulate, in King’s Mark. This establishes King’s Mark as the seat of power for the next millennium in Central Wysteria, and brings people to it. It becomes a true city. The Consul’s family flies the three vertical swords of the Taritir.</text:p>
      <text:p text:style-name="P6"/>
      <text:p text:style-name="P6">37 AC—The Kingdom of Wintercrown is formed in the north by Erhard I in the ruins of Helmer. He begins the reconstruction of the Jotungard fortresses. Alestrom is built. The kings of Wintercrown are known as the Kings of Winter.</text:p>
      <text:p text:style-name="P6"/>
      <text:p text:style-name="P6">52 AC—Consul Othellion I of the Consulate dies, his reign marked by the Consulate’s expansion from Badri’s Gate to Coulin in the north (with the exception of the Black Keep, held by the Iron Men from the north). He created the fortresses of High Water and Windkeep. He is succeeded by Gerolf I, his son.</text:p>
      <text:p text:style-name="P6"/>
      <text:p text:style-name="P6">53 AC—Gerolf I declares war on Aamir, and Adane begins the construction of Kaido and Kusta Mets.</text:p>
      <text:p text:style-name="P6"/>
      <text:p text:style-name="P6">57 AC—Orcs attack Wintercrown from the north. They are pushed away, however, by the Jotungard.</text:p>
      <text:p text:style-name="P6"/>
      <text:p text:style-name="P6">58 AC—Gerolf I wins a legendary victory at Badri’s Gate and moves to siege Zeena. He orders the construction of Norhall as a fall back.</text:p>
      <text:p text:style-name="P6"/>
      <text:p text:style-name="P6">59 AC—One year into the siege of Zeena, comets streak across the sky for three months straight. This is seen as a heavenly sign by many, and Gerolf’s child Cornelia is born.</text:p>
      <text:p text:style-name="P6"/>
      <text:p text:style-name="P6">65 AC—The siege of Zeena is finally broken when the Aamirian hero Baan the Swift slew Gerolf I on the field of combat.</text:p>
      <text:p text:style-name="P6"/>
      <text:p text:style-name="P6">66 AC—Cornelia is crowned in King’s Mark, and makes peace with Aamir. Cornelia brings peace to the Consulate, and begins the construction of the great aqueduct system bringing water from the Riverlands to the Rift and across the Uriel River valley.</text:p>
      <text:p text:style-name="P11">-Many people begin to form larger towns in the Riverlands, and the places watered by the aqueducts.</text:p>
      <text:p text:style-name="P6"/>
      <text:p text:style-name="P6"><text:soft-page-break/>82 AC—Annungildor, High King of the Sunset Isles, mounts a three pronged invasion of Wysteria. One force on the northern coasts above the Wildwoods, one on the Reach, another in Aamir. With them, the elves bring powerful dragons—one great dragon for each of the invasion sites. Their banners fly the ancient golden dragon of the Sunset Isles wrapped around a golden tree on a field of green.</text:p>
      <text:list xml:id="list3619812165" text:style-name="WWNum2">
        <text:list-item>
          <text:p text:style-name="P29">The Sunset’ai begin the construction of Blaisa, Mansoor, and Northwatch, as well as the line of watchtowers at the base of the Reach.</text:p>
        </text:list-item>
        <text:list-item>
          <text:p text:style-name="P29">The Consulate begins the construction of the great fortress belltower at Whitetower.</text:p>
        </text:list-item>
        <text:list-item>
          <text:p text:style-name="P29">Baan the Swift wins a great victory in the straights of Ali’s Tears, keeping the invaders at bay while the watchtower of Ave Kass is created.</text:p>
        </text:list-item>
      </text:list>
      <text:p text:style-name="P6"/>
      <text:p text:style-name="P6">83 AC—Newly crowned King Torfinn of Wintercrown bends knee to the invaders. The Sunset’ai begin to march down from the north.</text:p>
      <text:p text:style-name="P6"/>
      <text:p text:style-name="P6">88 AC—Mansoor is completed, prompting heavy assaults on Ismael and Zeena. Baan the Swift is killed in the siege of Ismael by the elf general Herion.</text:p>
      <text:list xml:id="list134656419652905" text:continue-numbering="true" text:style-name="WWNum2">
        <text:list-item>
          <text:p text:style-name="P29">The belltower at Whitetower is complete.</text:p>
        </text:list-item>
      </text:list>
      <text:p text:style-name="P2"/>
      <text:p text:style-name="P8">89 AC—Blaisa is complete, and the Sunset’ai attack Whitetower led by the fiery elf commander Rivalve, a dragon rider. The great bells ring, and a host of dwarves come from Selegost. The attackers are pushed away with heavy losses, however Rivalve survives.</text:p>
      <text:p text:style-name="P8"><text:tab/>-The fortress of Kaido is destroyed by Herion’s dragon.</text:p>
      <text:p text:style-name="P8"/>
      <text:p text:style-name="P8">90 AC—The Sunset’ai attack the Consulate simultaneously from the north and from Blaisa. Rivalve captures Whitetower, and Ophiel’s Reach is laid to siege after High Water is captured. The white stones of Whitetower are charred black by dragon fire, but the name still holds.</text:p>
      <text:list xml:id="list134655495553144" text:continue-numbering="true" text:style-name="WWNum2">
        <text:list-item>
          <text:p text:style-name="P29">Ismael falls to Herion’s siege.</text:p>
        </text:list-item>
      </text:list>
      <text:p text:style-name="P8"/>
      <text:p text:style-name="P8">91 AC—Rejar Beastbringer leads a revolt in the north and slays Torfinn. Rejar proclaims himself King of Wintercrown, and begins a resistance against the Sunset’ai invaders. He besieges Northwatch, and leads an inside coup at the Black Keep, taking it. He begins the construction of the Wall of Kharcaras in the pass south of the Wildwoods.</text:p>
      <text:p text:style-name="P8"/>
      <text:p text:style-name="P8">96 AC—Iris of the Mark, a peasant girl, infiltrates Ophiel’s Reach and leads a counterattack that breaks the siege.</text:p>
      <text:list xml:id="list134656809811597" text:continue-numbering="true" text:style-name="WWNum2">
        <text:list-item>
          <text:p text:style-name="P29">Cornelia makes an alliance with Wintercrown, and instates Iris of the Mark as the commander of the army at Ophiel’s Reach.</text:p>
        </text:list-item>
      </text:list>
      <text:p text:style-name="P8"/>
      <text:p text:style-name="P8">97 AC—Rejar expels the Sunset’ai from the north by killing the general Leithedir.</text:p>
      <text:list xml:id="list134657401938200" text:continue-numbering="true" text:style-name="WWNum2">
        <text:list-item>
          <text:p text:style-name="P29"><text:soft-page-break/>Iris lays siege to Whitetower.</text:p>
        </text:list-item>
      </text:list>
      <text:p text:style-name="P2"/>
      <text:p text:style-name="P8">98 AC—Prince Hale of Aamir breaks the siege at Zeena and mounts a counter attack against Mansoor.</text:p>
      <text:p text:style-name="P8"/>
      <text:p text:style-name="P8">99 AC—Mansoor is taken by the Aamirians. Those remaining of Prince Hale’s army are attacked by General Herion, the dragon rider of the southern attack, outside the fortress after the destruction of the watchtower of Ave Kass. The battle ends with Herion’s dragon slain, as Hale retreats into the fortress.</text:p>
      <text:p text:style-name="P8"/>
      <text:p text:style-name="P8">100 AC—A great storm strikes Mansoor and destroys General Herion’s main force. At sunrise on the next day, Prince Hale led his army out and attacked the weakened Sunset’ai. Herion was slain by five of Hale’s arrows to the chest.</text:p>
      <text:list xml:id="list134657263540725" text:continue-numbering="true" text:style-name="WWNum2">
        <text:list-item>
          <text:p text:style-name="P29">Iris of the Mark meets Herya’roheren outside Whitetower, and with his help the siege is broken. Iris takes the fortress and moves to attack Blaisa. The combined armies of Rejar Beastbringer and Iris of the Mark meet the remaining Sunset’ai at Blaisa. The conquerors are ousted, and Rivalve and Annungildor are executed. Iris falls gravely ill, and dies on her way back to King’s Mark at Whitetower.</text:p>
        </text:list-item>
      </text:list>
      <text:p text:style-name="P8"/>
      <text:p text:style-name="P8">115 AC—Riverdeep is founded in the Riverlands.</text:p>
      <text:p text:style-name="P8"><text:tab/>-The Wall of Kharcaras is complete.</text:p>
      <text:p text:style-name="P2"/>
      <text:p text:style-name="P8">195 AC—Revolutionaries rise in the south of Aamir, calling themselves the Talaali. They quickly gain support, and before long Aamir descends into a civil war.</text:p>
      <text:p text:style-name="P8"><text:tab/>-The Prince of Aamir, son of Hale, Niilo, creates the fortress of Sharaaf.</text:p>
      <text:p text:style-name="P8"/>
      <text:p text:style-name="P8">207 AC—The Aamirian civil war ends with the creation of the Talaali tribes and free lands south of Aamir. The Watchertower of Ave Kass is rebuilt in glorious splendor.</text:p>
      <text:p text:style-name="P6"/>
      <text:p text:style-name="P6">243 AC—Merenion I is crowned in King’s Mark as the thirteenth King of the Consulate.</text:p>
      <text:p text:style-name="P6"/>
      <text:p text:style-name="P6">245 AC—Merenion I’s policies cause riots and revolutionary thoughts, inspired by the Talaali to the south.</text:p>
      <text:p text:style-name="P6"/>
      <text:p text:style-name="P6">247 AC—Prince Niilo of Aamir pushes Aamir in the direction of passivity, peace, and acceptance.</text:p>
      <text:p text:style-name="P6"/>
      <text:p text:style-name="P6">251 AC—Merenion I goes to war with Wintercrown, and begins the construction of Rosewell.</text:p>
      <text:p text:style-name="P6"><text:tab/>-The largest Talaali free tribe settles down and forms Sahaladar.</text:p>
      <text:p text:style-name="P6"/>
      <text:p text:style-name="P6"><text:soft-page-break/>259 AC—The people of the Maw raise in rebellion. Many sail to the Broken Isles or group together on the far points of the Maw. Coulin and Bayfair are founded, and Gatterlen Hall begins construction. Merenion I retaliates with military force, however, attacks from the Black Keep keep him busy. </text:p>
      <text:p text:style-name="P6"/>
      <text:p text:style-name="P6">260 AC—Bayfair and Coulin join under the Pact of Free Cities. They ally with Wintercrown, and complete the construction of Rosewell.</text:p>
      <text:p text:style-name="P6"/>
      <text:p text:style-name="P6">267 AC—Merenion I is slain by his leading military general in a coup, and the Consulate dissolves into free holds. Bayfair claims Whitetower.</text:p>
      <text:p text:style-name="P6"/>
      <text:p text:style-name="P6">334 AC—Balling is founded, and it joins the Pact of Free Cities. </text:p>
      <text:p text:style-name="P6"><text:tab/>-Mahiir is founded.</text:p>
      <text:p text:style-name="P6"><text:tab/>-Beydoun is carved from the mountains north of Sahaladar.</text:p>
      <text:p text:style-name="P2"/>
      <text:p text:style-name="P6">379 AC—The Jotungard is attacked by a great host of giants from the north. The giants, corrupted by the laughter in Amarth, are crazed and evil. They destroy many of the fortresses along the coast of Wintercrown, however they are pushed back into the north.</text:p>
      <text:p text:style-name="P6"><text:tab/>-The Caixidor house, lords of Balling, create Fangador.</text:p>
      <text:p text:style-name="P6"/>
      <text:p text:style-name="P6">485 AC—The Pact of Free Cities dissolves.</text:p>
      <text:p text:style-name="P11">-Mahiir brings great wealth to Aamir. Some Talaali freetribes join and dedicate themselves to the city and to the seas as merchants. The city is a mingling of cultures, and becomes prosperous.</text:p>
      <text:p text:style-name="P6"/>
      <text:p text:style-name="P6">573 AC—Langen is founded by House Liabella, and soon after, Direwood is created.</text:p>
      <text:p text:style-name="P6"/>
      <text:p text:style-name="P6">592 AC—Wyre is built by the first Bog King.</text:p>
      <text:p text:style-name="P6"/>
      <text:p text:style-name="P6">679 AC—The Aerie is built by the Owl King.</text:p>
      <text:p text:style-name="P6"><text:tab/>-Audnos Virro is born.</text:p>
      <text:p text:style-name="P6"/>
      <text:p text:style-name="P6"><text:bookmark text:name="Second"/>380-722 AC—Many of the cities and fortresses of Wysteria are created by the various freeholds of the continent.</text:p>
      <text:p text:style-name="P6"><text:tab/>-Orinas Virro is born in 700</text:p>
      <text:p text:style-name="P6"><text:tab/>-Rene of Aamir is born in 701.</text:p>
      <text:p text:style-name="P6"><text:tab/>-Elion Virro is born in 703</text:p>
      <text:p text:style-name="P6"><text:tab/>-Gamir Virro is born in 704</text:p>
      <text:p text:style-name="P6"><text:tab/>-Dasia Virro is born in 709</text:p>
      <text:p text:style-name="P6"><text:tab/>-Ranon Mar is born in 722 in Coulin.</text:p>
      <text:p text:style-name="P6"><text:tab/>-Joyelle Virro, only daughter to Elion Virro, is born in 722.</text:p>
      <text:p text:style-name="P6"/>
      <text:p text:style-name="P7"><text:span text:style-name="T1">723 AC—Elion Virro, Elion the Uniter brings together many of the free cities into the kingdom of Westring. He reigns as King Elion I. The kingdom is formed with the Pact under the Gods, stating that the houses great and small of the land will band together under one king against their enemies. </text:span><text:soft-page-break/><text:span text:style-name="T1">Elion had a sister, two brothers, two sons, and a daughter to continue his line. As part of the Pact under the Gods, many of his relatives received partial or whole control over some castles or fortresses. For his standard he chose to connect the major houses once free into a white chimera on a black field crowned in gold.</text:span></text:p>
      <text:p text:style-name="P6"><text:tab/>-Elion Virro marries Coria Wynfarin.</text:p>
      <text:p text:style-name="P6"><text:tab/>-Goswin II is born in the Black Keep.</text:p>
      <text:p text:style-name="P6"><text:tab/>-Marcus Virro, son of Orinas, is born in Wyre.</text:p>
      <text:p text:style-name="P6"/>
      <text:p text:style-name="P6">724 AC—Havelis Virro is born to Elion the Uniter.</text:p>
      <text:p text:style-name="P6"><text:tab/>-Iselsala Virro is born, eldest daughter to Gamir Virro.</text:p>
      <text:p text:style-name="P6"/>
      <text:p text:style-name="P6">725 AC—Corrym Virro is born to Elion the Uniter.</text:p>
      <text:p text:style-name="P11">-Princess Neseret of Aamir ushers in a golden age of infrastructural expansion and progression. She reforms the political system, creating a sort of beaurocratic system of hierarchical offices and departments.</text:p>
      <text:p text:style-name="P6"/>
      <text:p text:style-name="P6">727 AC—Toros Virro is born to Gamir Virro.</text:p>
      <text:p text:style-name="P11">-Esseris Liabella is born to Wythorn Liabella and Dasia Virro, before they marry. She is born of a lasting affair.</text:p>
      <text:p text:style-name="P6"/>
      <text:p text:style-name="P6">729 AC—Dasia Virro marries Wythorn Liabella.</text:p>
      <text:p text:style-name="P6"><text:tab/></text:p>
      <text:p text:style-name="P6">731 AC—Perthorn Sparre, a noble of Bayfair, is born.</text:p>
      <text:p text:style-name="P6"><text:tab/>-Jerrath Virro is born to Gamir Virro.</text:p>
      <text:p text:style-name="P6"/>
      <text:p text:style-name="P6">732 AC—Gawin Liabella is born.</text:p>
      <text:p text:style-name="P6"><text:tab/>-Gillian Blackstrom is born.</text:p>
      <text:p text:style-name="P6"><text:tab/>-Felir Fyste is born to Daris Fyste in Norhall.</text:p>
      <text:p text:style-name="P6"/>
      <text:p text:style-name="P6">735 AC—Merreth Liabella is born.</text:p>
      <text:p text:style-name="P6"/>
      <text:p text:style-name="P6">737 AC—When Elion attempted to give his younger brother, Gamir Virro, the seat of Fangador, the former lord, Lancewen Caixidor (Caidor)—head of the Caixidor house, holders of Fangador since its creation—slew Gamir Virro and his wife and children, hanging them from the black tree above the godspool in Fangador’s garden. This tree is known thereafter as the Kingsman’s Tree, as it is the site of hundreds of hangings in the coming years. This action incites violence at Fangador, and causes the actions in the coming years. The Caixidor banner flies an ermine crow on a silver field.</text:p>
      <text:p text:style-name="P6"/>
      <text:p text:style-name="P6">738 AC—Balling, Bayfair, and Coulin unite under the Ghillican Confederation around the Maw, breaking away from Westring. It is named for the lord who wrote the treaty, Cillin Ghille of Coulin.</text:p>
      <text:p text:style-name="P6"><text:tab/>-Folke Rinn is born in Kells.</text:p>
      <text:p text:style-name="P6"/>
      <text:p text:style-name="P6"><text:soft-page-break/>739 AC—Westring wars with the Ghillican Confederation in a civil war. To Westrins, the war is known as the Pactbreaker War. To the Ghillicans, it is the Godskeeper War.</text:p>
      <text:p text:style-name="P11">-Princess Neseret of Aamir is killed, and her brother, Prince Kassa, is crowned as the ruler of the Elder Council.</text:p>
      <text:p text:style-name="P6"/>
      <text:p text:style-name="P6">740 AC—The Ghillican Confederation wars with Wintercrown at the Black Keep over lands in that area.</text:p>
      <text:p text:style-name="P6"/>
      <text:p text:style-name="P6">742 AC—Roman Mar, eldest son of Ranon, is born.</text:p>
      <text:p text:style-name="P6"/>
      <text:p text:style-name="P6">743 AC—Cristaor Virro, firstborn son of Havelis Virro is born in King’s Mark.</text:p>
      <text:p text:style-name="P6"/>
      <text:p text:style-name="P6">744 AC—The Ghillicans suffer a horrible defeat at the Black Keep which leaves the majority of their fleet crippled.</text:p>
      <text:p text:style-name="P38">-Havelis and Corrym Virro lead armies to war. They lead armies against the Caixidor at Fangador.</text:p>
      <text:p text:style-name="P6"/>
      <text:p text:style-name="P6">745 AC—Orcs out of Balogog in Amarth raid the western coasts of Wintercrown and Westring.</text:p>
      <text:p text:style-name="P6"><text:tab/>-Terrynn Virro, firstborn son of Marcus Virro, is born at Wyre.</text:p>
      <text:p text:style-name="P6"/>
      <text:p text:style-name="P6">746 AC—Edric I is born to Goswin II in Kells.</text:p>
      <text:p text:style-name="P6"/>
      <text:p text:style-name="P6">747 AC—The Balogogi capture Riverlock and the river fortress High Water in a legendary victory.</text:p>
      <text:p text:style-name="P11">-The Ghillicans, led by Ranon Mar, son of Lord Termeron Mar of Rosewell, succeed in taking the Black Keep as the northmen are distracted by the Balogogi, however in their distraction raiders from Gatterlen Hall trap their army there.</text:p>
      <text:p text:style-name="P11">-Corrym Virro leaves the siege of Fangador to deal with the Balogogi orcs in Riverlock.</text:p>
      <text:p text:style-name="P2"><text:tab/></text:p>
      <text:p text:style-name="P2"><text:tab/>748 AC—Ranon Mar’s bastard daughter, Truen Winters, is born in the Black Keep.</text:p>
      <text:p text:style-name="P2"><text:tab/><text:tab/>-Garrel Rill, bastard son of Corrym Virro is born in the Riverlands.</text:p>
      <text:p text:style-name="P14">-Wihnd Caixidor and Rune Caixidor, the twin sons of Lancewen lead small guerilla forces to ambush Havelis Virro’s men. The Westrins are massacred, and Havelis is captured.</text:p>
      <text:p text:style-name="P6"/>
      <text:p text:style-name="P6">749 AC—Westring under Elion the Uniter declares war on Aamir for lands just north of the Neck. His brother, Orinas Virro, oversees the campaign along with the lord of Norhall, 42, Daris Fyste.</text:p>
      <text:p text:style-name="P11">-Ranon Mar breaks the siege of the Black Keep by the Blackstroms of Gatterlen Hall, however he is beset upon by northmen.</text:p>
      <text:p text:style-name="P6"/>
      <text:p text:style-name="P7"><text:span text:style-name="T1">750 AC—Ranon Mar defeats the northern army in a second great victory. He leaves a small garrison and moves south into the Uriel river valley. Lord </text:span><text:soft-page-break/><text:span text:style-name="T1">Termeron Mar dies, leaving Rosewell to Ranon Mar. Because he is away fighting, the acting lord is Ranon’s son, Roman.</text:span></text:p>
      <text:p text:style-name="P11">-The hall at Tessenhall is built by Beravor Tessen, who proclaims himself the lord of Tessenhall.</text:p>
      <text:p text:style-name="P11">-Prince Kassa’s administration is marked by corruption. The heads of departments are greedy and conniving, and with them Kassa plots for more power.</text:p>
      <text:p text:style-name="P6"/>
      <text:p text:style-name="P6">751 AC—Savage men of the Riverlands join with the orcish invaders and rise up in that area of Westring. Corrym Virro’s retreats to King’s Mark to replenish his forces and supplies.</text:p>
      <text:p text:style-name="P14">-A great famine strikes the grasslands of the Uriel river valley after Ghillican forces under Ranon Mar burn crops. The distressed farmers turn to their lord Beravor to aid them. He shelters them around Tessenhall, and many choose to remain there. Tessenhall town begins to grow.</text:p>
      <text:p text:style-name="P2"><text:tab/></text:p>
      <text:p text:style-name="P8">752 AC--Corrym abandons the Riverlands to the orcs and moves to the Uriel valley and towards Fangador. He chases down and battles Ranon Mar on multiple occasions, however the Ghillican Lord of Rosewell continuously eludes him.</text:p>
      <text:p text:style-name="P45">-Daris Fyste of Norhall takes his forces from the siege of Badri’s Gate to aid Corrym in his chase of Ranon Mar. Daris’ son, Felir, joins him.</text:p>
      <text:p text:style-name="P2"/>
      <text:p text:style-name="P6">753 AC—Merreth Liabella, a young knight of 18, scores a legendary victory at Whitetower, taking the fortress for Westring while Ranon Mar, 31, is pillaging in the Uriel river valley. Liabella places his brother, Gawin Liabella, in the lord’s seat at Whitetower, keeping Lord Legend Reichen captive.</text:p>
      <text:p text:style-name="P6"/>
      <text:p text:style-name="P6">754 AC—Ranon Mar leaves his army under the command of his leading man while he visits his home in Rosewell. In Ranon Mar’s absence, Corrym Virro’s force attacks and flanks the Ghillican host alongside Daris Fyste’s host and defeats them. He captures the second in command, Lady Josefine Stromberg of Greydown Castle in the north.</text:p>
      <text:p text:style-name="P6"/>
      <text:p text:style-name="P6">755 AC—Cillin Mar is born.</text:p>
      <text:p text:style-name="P6"><text:tab/>-Elina Liabella is born to Gawin Liabella.</text:p>
      <text:p text:style-name="P6"><text:tab/>-Perthorn Sparre’s eldest son, Hendri, and his eldest daughter, Karin, is born.</text:p>
      <text:p text:style-name="P14">-Havelis is returned in a prisoner exchange for Lady Josefine Stromberg and Lord Legend Reichen.</text:p>
      <text:p text:style-name="P2"><text:tab/></text:p>
      <text:p text:style-name="P8">756 AC—Corrym, Havelis, and the Fystes gather their strength at Tessenhall. Lady Stromberg, Lord Reichen, and the Caixidor brothers do the same at Fangador.</text:p>
      <text:p text:style-name="P6"/>
      <text:p text:style-name="P6"><text:soft-page-break/>757 AC—During an earthquake, the prophet Krithin foresees the death of Elion the Uniter and the fall of Ophiel’s Reach. Krithin stands as a subject of the Locked Goddess. The Locked Goddess gains followers in Westring.</text:p>
      <text:p text:style-name="P6"><text:tab/>-Brandon I Ebonwulf is born to Rolf Ebonwulf in Tessenhall.</text:p>
      <text:p text:style-name="P6"><text:tab/>-Jonathan Liabella is born to Gawin Liabella.</text:p>
      <text:p text:style-name="P6"><text:tab/>-Perthorn Sparre’s second son, Georg Sparre, is born.</text:p>
      <text:p text:style-name="P6"><text:tab/>-Ann Blackstrom is born in Gatterlen Hall.</text:p>
      <text:p text:style-name="P14">-Corrym and Havelis Virro along with Daris and Felir Fyste meet in battle with Lady Josefine Stromberg, Lord Legend Reichen, and the Caixidor brothers. The plains of the Uriel Valley bleed, and Havelis and Daris are killed along with Josefine Stromberg and Wihnd Caixidor. Corrym and Felir are forced to retreat with his forces as the battle leans in the Ghillican’s favor. Ranon Mar resumes his command in the Uriel plains.</text:p>
      <text:p text:style-name="P6"/>
      <text:p text:style-name="P6">759 AC—Merreth Liabella’s son Landyr is born at Whitetower to Selele Liabella.</text:p>
      <text:p text:style-name="P6"><text:tab/>-The twins Stefan and Peter Blackstrom are born in Gatterlen Hall.</text:p>
      <text:p text:style-name="P6"><text:tab/>-Safrax Winters is born to Folke Rinn.</text:p>
      <text:p text:style-name="P6"><text:tab/>-Clayse Greymyre is born in Windkeep Cove.</text:p>
      <text:p text:style-name="P2"/>
      <text:p text:style-name="P4">760 AC—Elion’s grandson, Cristaor Virro,’s marriage takes place. Many of hosue Virro and Liabella are present. The wedding turns into a slaughter as the Ghillican armies of Rune Caixidor and Legend Reichen storm the city. They kill almost everyone, including Elion Virro and Corrym Virro, but they take Terrynn and Joyelle prisoner. Corrym dies defending Joyelle. Ophiel’s Reach is simultaneously besieged, and it falls quickly to the attackers. The commanding general for Westring’s forces on the Ghillican front, Merreth Liabella, retreats his armies and moves towards King’s Mark. Orinas Virro, commander on the Aamirian front and Elion’s brother, remains besieging Badri’s Gate.</text:p>
      <text:p text:style-name="P4"/>
      <text:p text:style-name="P4">761 AC—Early in the year Merreth Liabella and his army storm King’s Mark and kill Legend Reichen. He moves to besiege Ophiel’s Reach. The Ghillicans take the Aerie, placing Perthorn Sparre as the lord, and move north to Tessenhall. The lord of Tessenhall bends knee and winters the Ghillicans outside the city.</text:p>
      <text:p text:style-name="P33"><text:tab/>-Perthorn’s third son, Anders, is born in the Aerie.</text:p>
      <text:p text:style-name="P4"/>
      <text:p text:style-name="P4">762 AC—Orinas Virro abandons the siege of Badri’s Gate and moves north, attacking the Ghillicans at the bridge of Tessenhall. The Ghillicans, led by Ranon Mar, are defeated. Ranon Mar is taken captive. Orinas Virro places Rolf I Ebonwulf, the former master of arms in Tessenhall, to rule in Tessenhall in place of the lord who turned to the Ghillicans. Ebonwulf flies a ermire wolf on a field of crimson with an escutcheon of gold. Rolf I Ebonwulf takes strong control of the Uriel river valley, and forces the other minor lords to pledge their allegiance. Lord Gadaric Connor of Waterford, however, resists. </text:p>
      <text:p text:style-name="P33"><text:soft-page-break/><text:tab/>-Balogogi orcs sail south and cross the Spines of Winter. They take the Black Keep in </text:p>
      <text:p text:style-name="P43"><text:tab/>the dark of a moonless night from the Ghillicans. Truen Winters, now 14, escapes the massacre by the orcs. She travels north to Axewick. After killing some orc raiders along the way, she hears from them troubling news from the Endlands to the north. She stumbles into Axewick cold and tired, but hardened by the cold. She serves as a servant for the Lady Narin Frisk.</text:p>
      <text:p text:style-name="P43"><text:tab/>-Ranon’s son, the twenty-year-old Roman Mar, is given command of Ranon’s army in his place. The army retreats from Tessenhall to Fangador. Cillin Mar, 7, rules Rosewell in Ranon and Roman’s place. His castellan is Eamon Cinnehide.</text:p>
      <text:p text:style-name="P43">-Casten Ebonwulf is born to Rolf Ebonwulf.</text:p>
      <text:p text:style-name="P43">-Leiv Rinn is born to Folke Rinn.</text:p>
      <text:p text:style-name="P4"/>
      <text:p text:style-name="P4">763 AC—Great flooding in the Riverlands catches the orcs unawares, and destroys High Water, killing many of the orcs within.</text:p>
      <text:p text:style-name="P11">-The Blackstroms out of Gatterlen Hall and other houses of sea raiders mount a large raid against Blaisa and take the fortress. House Warren is extinguished.</text:p>
      <text:p text:style-name="P11">-Roman Mar marries </text:p>
      <text:p text:style-name="P11"/>
      <text:p text:style-name="P6">764 AC—Merreth Liabella retakes Ophiel’s Reach and liberates Elion’s daughter and Terrynn Virro. He kills Rune Caixidor and his forces.</text:p>
      <text:p text:style-name="P11">-Goswin II, King of Wintercrown retakes the Black Keep, and he expands his lands into the Shadow Hills. They capture Riverlock from the orcs. Along his way to the Black Keep, Goswin stopped in Axewick. When he stopped, Truen became enchanted by the warrior’s lifestyle and snuck into their ranks. While Goswin stays at the Black Keep, Truen follows General Heimrad to the Riverlands. She fights well, and becomes recognized. She meets Edric I, heir to Wintercrown.</text:p>
      <text:p text:style-name="P11">-Roman Mar leads his force from Fangador to take the Black Keep. He marches north, however the forces of Wintercrown, led by their king Goswin II, defeat the attackers. Roman is killed. Although he is only 9, Cillin Mar swears to kill Goswin II.</text:p>
      <text:p text:style-name="P11">-Joel Ebonwulf is born to Rolf Ebonwulf in Tessenhall.</text:p>
      <text:p text:style-name="P6"/>
      <text:p text:style-name="P6">765 AC—Merreth Liabella puts Elion’s daughter, Joyelle, on the throne. He is given the title Merreth the Queenmaker. Orinas Virro backs the claim from Tessenhall. Queen Joyelle brings a peace between Westring and Aamir. As a reward for his heroics, Merreth Liabella is made lord of Ophiel’s Reach. He has an affair with Joyelle, his cousin. Terrynn Virro takes his position as Lord of Wyre. He marries Ystine Orilin.</text:p>
      <text:p text:style-name="P6"><text:tab/>-Truen Winters gives birth to Edric I’s bastard daughter, Mira Winters.</text:p>
      <text:p text:style-name="P6"/>
      <text:p text:style-name="P6">766 AC—Terrynn Virro’s eldest son, Almede, is born.</text:p>
      <text:p text:style-name="P6"><text:tab/>-Audnos Dale is born to Joyelle Virro and Merreth Liabella.</text:p>
      <text:p text:style-name="P6"/>
      <text:p text:style-name="P6"><text:soft-page-break/>770 AC—Queen Joyelle sends Merreth Liabella into the Riverlands to quell any remaining orc raiders and savage rebels and to take back Riverlock.</text:p>
      <text:p text:style-name="P6"><text:tab/>-Edric I returns to Kells and marries.</text:p>
      <text:p text:style-name="P6"><text:tab/>-Garrel Rill’s eldest son Elion Rill is born.</text:p>
      <text:p text:style-name="P6"/>
      <text:p text:style-name="P6">771 AC—Merreth Liabella clears the lands up to Riverdeep, however as he was moving north towards Riverlock, northmen under Lord Heimrad attacked them in the river valleys. Liabella is taken captive by Truen Winters and most of his force is killed.</text:p>
      <text:p text:style-name="P14">-A bountiful harvest in the Rift valley brings large movements of people from the famine-struck grasslands to the east.</text:p>
      <text:p text:style-name="P14">-Anton is born in Kells, eldest son and heir to Edric I.</text:p>
      <text:p text:style-name="P6"/>
      <text:p text:style-name="P6">772 AC—Orinas Virro moves his army from Tessenhall north, around the top of the mountain range. He is joined by Garrel Rill, son of Corrym Virro. He takes Heimrad by surprise at Riverlock and wins a decisive victory. Heimrad and his remaining men are sent back to Wintercrown, and the Queenmaker is freed.</text:p>
      <text:p text:style-name="P11">-Queen Joyelle signs peace with the Ghillican Confederation. Ranon Mar is returned and his command is restored.</text:p>
      <text:p text:style-name="P46"><text:tab/>-The large movement of people to the Rift lands exhausts the surplus harvests and brings </text:p>
      <text:p text:style-name="P47">disease, which runs rampant through the valley.</text:p>
      <text:p text:style-name="P14">-Leiv Rinn leaves Northwatch and heads west with dreams of making a difference in the world.</text:p>
      <text:p text:style-name="P6"/>
      <text:p text:style-name="P6">774 AC—Orinas Virro and Merreth the Queenmaker battle with northmen in the Shadow Hills.</text:p>
      <text:p text:style-name="P11">-The Ghillicans turns their focus to the Blackstroms of Gatterlen Hall and other wavestriders of the Broken Isles. Ranon Mar leads a mighty attack on the fortress Blaisa, and the raiders are expelled. Gillian Blackstrom, head of the house, is slain. His young sons Stefan and Peter escape along with their sister, Ann Blackstrom. These three are known as the Blackwaves. Because the Broken Isles give equal power to women and men, Ann Blackstrom is named Lady of Gatterlen Hall and Queen of the Waves.</text:p>
      <text:p text:style-name="P11">-Thea is born to Edric I in Kells. She is his eldest trueborn daughter.</text:p>
      <text:p text:style-name="P6"/>
      <text:p text:style-name="P6">775 AC—Orinas Virro is killed in a raid by Truen Winters during the war with Wintercrown. Merreth Liabella and the remaining forces of Westring retreat to Riverlock before Liabella moves his forces to the Rift. In reward for killing Orinas Virro, Truen is knighted, and she is allowed a true name. She chooses the name Truen Pine. She asks that she be given command of the Jotungard from Alestrom. Goswin gives her the fortresses, which, at this point, are run down from disuse.</text:p>
      <text:p text:style-name="P6"><text:tab/>-Revolts spread through the Rift area, as diseased peasants grow angry at their lords.</text:p>
      <text:p text:style-name="P14"><text:soft-page-break/>-Ranon Mar returns to his seat at Rosewell as the War in the North, called Mar’s War by smallfolk, escalates. His son, Cillin, is 20.</text:p>
      <text:p text:style-name="P14">-Peter Blackstrom sails to the far easts and beyond in search of tools of revenge.</text:p>
      <text:p text:style-name="P14">-Ann Blackstrom and Stefan Blackstrom begins treating with each of the sea lords of the Broken Isles, uniting them.</text:p>
      <text:p text:style-name="P14">-Alaria Virro is born to Terrynn Virro.</text:p>
      <text:p text:style-name="P14">-Leiv Rinn reaches Mazica and begins learning the ways of illusion magic.</text:p>
      <text:p text:style-name="P14"/>
      <text:p text:style-name="P6">777 AC—Northmen from the Black Keep led by the witch Naim of Mazica, Mazica being a large island just north of the Jotungard off of Amarth, attack and take Fangador under the cover of illusions.</text:p>
      <text:p text:style-name="P11">-Ranon and Cillin Mar lead a host north to block the Wall of Kharcaras, preventing any attack from the north.</text:p>
      <text:p text:style-name="P11">-Truen Pine founds the Freeguard in Alestrom. The Freeguard acts through Wintercrown but also beyond. Its purpose is the restoration of the Jotungard fortresses and the protection of the realm from beings of the North. The Freeguard swear their life in service, and they also swear celibacy. Truen mandated that the Freeguard could not be called upon to serve in any Wysterian war. </text:p>
      <text:p text:style-name="P11">-Ravel is born to Edric I in Kells. He is Edric’s youngest child and his second son.</text:p>
      <text:p text:style-name="P11">-Arfire Virro is born to Terrynn Virro.</text:p>
      <text:p text:style-name="P6"/>
      <text:p text:style-name="P6">778 AC—The lord of Coulin dies suddenly, and his son, now Lord Colm Ghille, takes his seat on the Ghillican Council. Ranon Mar leaves the siege and begins to investigate the death of the Lord Cillin Ghille.</text:p>
      <text:p text:style-name="P11">-Rolf Ebonwulf dies, falling and tripping into the Uriel that he ruled. His son, Brandon Ebonwulf is crowned at 21.</text:p>
      <text:p text:style-name="P6"/>
      <text:p text:style-name="P6">779 AC—Ranon Mar attempts to confront Colm at the Ghillican Council to accuse him of his father’s murder, however his plan errs, and Mar is imprisoned. He is replaced as Lord of Rosewell by Eamon Cinnhide, an underling of Colm’s. Ranon’s wife is kept as a ward at Rosewell.</text:p>
      <text:p text:style-name="P6"><text:tab/>-Cillin Mar abandons the siege of the Wall of Kharcaras and moves to take Rosewell back.</text:p>
      <text:p text:style-name="P6"><text:tab/>-Casten Ebonwulf brings a force of Tessenmen to the Rift to aid Merreth Liabella.</text:p>
      <text:p text:style-name="P6"/>
      <text:p text:style-name="P6">780 AC—Cillin Mar takes Rosewell and executes Eamon Cinnehide. He breaks Rosewell, and in affect Coulin as well, away from the Ghillican Confederation. He leaves for Kells to treat with the northmen.</text:p>
      <text:p text:style-name="P6"/>
      <text:p text:style-name="P6">781 AC—Merreth Liabella, while trying to put down revolts in the Rift, faces famine and disease in his army. Many of his men desert and harry towns as outlaws. He baseborn son, Audnos Dale, joins him at the age of 15.</text:p>
      <text:p text:style-name="P11"><text:soft-page-break/>-Northmen from the Black Keep battle the remnants of Orinas Virro’s army at Riverlock. The castellan of Riverlock is slain and the fortress is taken.</text:p>
      <text:p text:style-name="P6"><text:tab/>-Julian Ebonwulf, eldest son of Brandon Ebonwulf, is born in Tessenhall.</text:p>
      <text:p text:style-name="P46"><text:tab/>-The fleet of the Broken Isles is united, and as their first action they attack and take the </text:p>
      <text:p text:style-name="P14">old Windkeep. Lord Auster Greymyre is killed, but his son, Clayse Greymyre, 22, and his daughter Josey Greymyre, 15, escape. Ann Blackstrom is named the Lady of Windkeep. The Blackstroms begin to build up their forces and build ships for a greater endeavor.</text:p>
      <text:p text:style-name="P14">-Cillin returns from Kells after negotiating a pact with Wintercrown. They agreed to a peace between the North and Rosewell. Late in the year, Cillin takes a ship and leaves for Gatterlen Hall. Nora Mar, wife of Ranon, is Lady of Rosewell. She is aided by her castellan, her sworn sword Simon Stromberg.</text:p>
      <text:p text:style-name="P14">-Serafin Rinn is born to Leiv Rinn.</text:p>
      <text:p text:style-name="P2"/>
      <text:p text:style-name="P6">782 AC—Cillin’s ship is captured by Stefan Blackstrom. Cillin is taken to the dungeons of the Windkeep.</text:p>
      <text:p text:style-name="P6"><text:tab/>-Adrian Sparre, eldest son of Anders Sparre, is born. </text:p>
      <text:p text:style-name="P6"/>
      <text:p text:style-name="P6">783 AC—Ellis Ebonwulf, eldest son of Joel Ebonwulf, is born.</text:p>
      <text:p text:style-name="P6"/>
      <text:p text:style-name="P6">784 AC—An earthquake shakes Westring and the Ghillican Confederation, bringing many of the old watchtowers built by Annungildor of the Sunset Lands to ruin.</text:p>
      <text:p text:style-name="P11">-The Grand Prison of Balling is damaged in the earthquake, and Ranon Mar, now 62, escapes imprisonment. A great bounty is put upon his head.</text:p>
      <text:p text:style-name="P11">-Sam Ebonwulf, second son of Brandon Ebonwulf, is born. Ella Ebonwulf, eldest daughter of Brandon is also born.</text:p>
      <text:p text:style-name="P11">-Gabriel, Anders Sparre’s second son, is born.</text:p>
      <text:p text:style-name="P6"/>
      <text:p text:style-name="P6">787 AC—Merreth Liabella is killed in the Six Silver Revolution, brought by the riots in the Rift. Many monuments in Langen are destroyed. Merreth’s son, Landyr, now 28, takes his seat at Ophiel’s Reach. Audnos Dale takes control of what is left of Merreth’s army and attempts to rally the outlaws and deserters. </text:p>
      <text:p text:style-name="P11">-Connal Scurra, Lord of Blaisa under the Ghillicans, leads a force west to besiege Fangador. Clayse Greymyre of Winkeep joins him, hoping to get revenge on the Blackstroms. Clayse sends Josey Greymyre to the Aerie.</text:p>
      <text:p text:style-name="P46"><text:tab/>-Landyr rallies the remnants of his father’s force and gathers more of his own men. He </text:p>
      <text:p text:style-name="P14">moves to Riverdeep with his cousin, Jonathan Liabella, and takes the city, holding it from the northmen in Riverlock. He leaves a castellan at Ophiel’s Reach, the knight Rickron Ravalee.</text:p>
      <text:p text:style-name="P14"><text:soft-page-break/>-Cillin Mar becomes friends with the Blackstroms at Windkeep and makes an alliance with them. He proves that his allegiance no longer lies with the Ghillicans, but with his family in Rosewell. He is freed, but is still a ward.</text:p>
      <text:p text:style-name="P14">-Camilla Sparre, Anders Sparre’s eldest daughter, is born.</text:p>
      <text:p text:style-name="P14">-Casten Ebonwulf betrays Merreth Liabella during the Six Silver Revolution. He orders his Tessenmen to attack the Westrin forces and the lords of Langen.</text:p>
      <text:p text:style-name="P2"/>
      <text:p text:style-name="P6">788 AC—Anders Sparre of the Aerie has an affair with Josey Greymyre, and she gives birth to his bastard son, Deonte Crag.</text:p>
      <text:p text:style-name="P6"/>
      <text:p text:style-name="P6">789 AC—A royal council is instated in the Talaali city of Sahaladar, and they declare war on Westring, raiding the dwarven fortresses and human towns of the Fenlands. The Talaali take Wyre, killing Terrynn and Ystine Virro and their eldest son Almede. They also push the dwarves out of the Rimehallows, essentially taking the Fenlands. Alaria and Arfire Virro escape to King’s Mark.</text:p>
      <text:p text:style-name="P14">- The lords of Langen are slain in the revolts and are replaced by revolutionaries. The Rift fortress of Direwood is sacked and taken by revolutionaries as well. They break Langen and the Rift away from Westring. They name themselves the freehold of Langen, and are ruled by a council headed by Liliwyn Darieth, 25, a peasant woman turned revolutionary. She rules with Casten Ebonwulf, 27, but they do not marry. Audnos Dale continuously fights the revolutionaries, and even becomes more of an outlaw himself. He is known as the Shadow Lord of the Rift, disappearing and reappearing like a shadow—which, he does. He is aided by Leiv Rinn, returned from Mazica. The duo squander Langen’s rebels, single-handedly holding them in the Rift. </text:p>
      <text:p text:style-name="P14">-Connal Scurra’s force pushes Naim of Mazica out of Fangador, however her northmen continue to linger in the forest. They set up as forest witches and mysterious warlocks. After a few years of harrying travelers and Ghillican soldiers, they become known as the Crowchilds. Scurra moves to attack Windkeep.</text:p>
      <text:p text:style-name="P14">-Cillin Mar is made the captain of a ship, and he proves himself against Connal Scurra by raiding him by the rivers of the coast. </text:p>
      <text:p text:style-name="P14">-Ann Blackstrom marries Cillin Mar, binding the families of Gatterlen Hall and Rosewell. Their son, Matthias Mar, is born.</text:p>
      <text:p text:style-name="P6"/>
      <text:p text:style-name="P6">790 AC—Scholars from Zeena and Locked Elder Krithin foresee great suffering in the years to come. The Scholars estimate severe weather patterns and use astral projections to tell of great catastrophes. Krithin sees a grand battle between the Locked Goddess and the evil god of the sky, ending in suffering for all.</text:p>
      <text:p text:style-name="P12"><text:span text:style-name="T1">-Lord Folke Rinn, 52, and his sons of Northwatch sneaks an army along the Wild Reaches and takes Rosewell in a night, the garrison being weak due to Ranon Mar’s imprisonment and Cillin’s absence. Nora Mar is taken captive in the dungeons. With the control of Rosewell, Rinn </text:span><text:soft-page-break/><text:span text:style-name="T1">boasts control of Coulin as well. Colm Ghille despairs. While he had hopes of defeating the Mar boy, this new northern control would be too strong for him to break. <text:s/>The Ghillican Federation has grown too weak to oppose the power of the north. Ghille, while his city is lost to the northmen, retains his seat on the Ghillican council.</text:span></text:p>
      <text:p text:style-name="P11">-Cillin Mar vows revenge on Folke Rinn.</text:p>
      <text:p text:style-name="P11">-After a year of failed attacks on the Windkeep, Connal Scurra and his force arc over the north end of the Rift mountains to besiege Riverlock, still held by Wintercrown. With Scurra’s retreat, Ann Blackstrom and Cillin Mar plot to move on the Black Keep.</text:p>
      <text:p text:style-name="P11">-With Coulin lost to Folke Rinn, Colm Ghille takes the lordship of Fangador, newly liberated by Connal Scurra.</text:p>
      <text:p text:style-name="P11">-Twins Olivar and Liliyana Dale are born to Casten and Liliwyn.</text:p>
      <text:p text:style-name="P6"/>
      <text:p text:style-name="P6">791 AC—Comets streak across the sky, just as they did over seven hundred years before. Krithin takes this as a sign and show of the sky god’s arrogance and pride, and a declaration of war. These comets are a spectacular event, and the sky is streaked with them for a year.</text:p>
      <text:p text:style-name="P12"><text:span text:style-name="T1">-</text:span><text:span text:style-name="T2">Hammer-Nightal: </text:span><text:span text:style-name="T1">Comets streak the sky with colors.</text:span></text:p>
      <text:p text:style-name="P40">-Alturiak:</text:p>
      <text:p text:style-name="P48">-Ann Blackstrom and Cillin Mar sneak ships up rivers north of the Black Keep and launch a surprise attack on the citadel. After a terrible night of violence, Cillin Mar, 36, stands atop the keep’s highest tower holding the head of Goswin II. The Black Keep is taken. Cillin becomes known as the Black Butcher Mar, and Ann becomes known as Black Blade Ann. With Goswin II dead, Edric I, Goswin’s eldest son, becomes the King of Winter from the Wall of Kharcaras.</text:p>
      <text:p text:style-name="P40">-Ches:</text:p>
      <text:p text:style-name="P16">-The Talaali attack the Aamirian fortress of Ismad and take it. Later in this year the Talaali take their armies from the Fenlands and from Ismad and assault Badri’s Gate from the north and the south.</text:p>
      <text:p text:style-name="P15"><text:span text:style-name="T1">-</text:span><text:span text:style-name="T2">Tarsakh:</text:span></text:p>
      <text:p text:style-name="P16">- The Ghillicans send out a rag-tag force from Coulin led by the young Emer Daire of Bayfair. He attacks Rosewell, however in a tragic defeat his entire force is massacred by Folke Rinn, who surprised the attackers with a second force led by his bastard, Safrax Winters, 32. The young general Daire is killed. </text:p>
      <text:p text:style-name="P16">-Connal Scurra and his force are ambushed in the swampy valleys of the Riverlands by northmen. General Scurra is killed, and much of his force as well. A great number, however, are taken captive, including Clayse Greymyre.</text:p>
      <text:p text:style-name="P15"><text:span text:style-name="T1">-</text:span><text:span text:style-name="T2">Mirtul:</text:span></text:p>
      <text:p text:style-name="P17"><text:span text:style-name="T1">-Stefan Blackstrom assaults and retakes Blaisa in Scurra’s absence, killing Scurra’s family and massacring many others there, including the visiting Perthorn Sparre, Georg Sparre, Karin Scurra-Sparre, and Hendri Sparre. Sparre’s youngest son, Anders </text:span><text:soft-page-break/><text:span text:style-name="T1">Sparre, 30, becomes Lord of the Aerie. <text:s/>The Scurra line lives on only through Connal’s young brother, Tilman Scurra, a squire at Fangador. Stefan is known as the Black Storm.</text:span></text:p>
      <text:p text:style-name="P16">-Jaran Dale is born to Casten and Liliwyn.</text:p>
      <text:p text:style-name="P15"><text:span text:style-name="T1">-</text:span><text:span text:style-name="T2">Kythorn:</text:span></text:p>
      <text:p text:style-name="P16">-Brandon Ebonwulf, son of Rolf, Lord of Tessenhall, doubts the continuing strength of Westring. He breaks the Uriel riverlands away from the kingdom, declaring Tessenhall capital of the freehold of and claiming lands throughout the plains. He is known as the Freelord Brandon I Ebonwulf, Warden of the Uriel, Brandon the Bold. With his secession from the waning power of Westring, Brandon assaults the city of Waterford, lorded by Bessan Connor, son of Gadaric, to quell the underling’s resistance and to show his power. Waterford’s forces break, and Bessan is forced to bend the knee to Brandon I. A peace is made with the promised marriage of Bessan’s son and heir to Brandon’s eldest daughter. With his secession, Brandon promises Queen Joyelle that once Westring becomes a power again, Tessenhall will join them.</text:p>
      <text:p text:style-name="P15"><text:span text:style-name="T1">-</text:span><text:span text:style-name="T2">Eleasias:</text:span></text:p>
      <text:p text:style-name="P16">-Liliwyn Darieth of Direwood takes measures to end the suffering of her people. She negotiates trade between her peoples and Tessenhall.</text:p>
      <text:p text:style-name="P44">-Eleint:</text:p>
      <text:p text:style-name="P16">-Queen Joyelle Virro of Westring dies of age at age 69. She had no trueborn children. The crown of Westring falls to the great-grandson of Orinas Virro: Arfire Virro. </text:p>
      <text:p text:style-name="P18"><text:span text:style-name="T1">-</text:span><text:span text:style-name="T2">Marpenoth:</text:span></text:p>
      <text:p text:style-name="P17"><text:span text:style-name="T2">-</text:span><text:span text:style-name="T1">He is crowned King Arfire I Virro, a boy of 14. Though he is young, Arfire takes direct control of the throne. He orders Jonathan Liabella and Landyr Liabella both to focus their efforts not on the north, like his neighbor nations, but to the south. Arfire grants Rickron Ravalee, castellan of Ophiel’s Reach more soldiers to guard against the northmen who may advance south.</text:span></text:p>
      <text:p text:style-name="P6"/>
      <text:p text:style-name="P6">792 AC—The comets fall to the earth as meteors throughout the year. The event is known as the Starfall. While the meteors do inflict much damage to buildings and cities, they are greatly coveted and their metal is shaped into legendary weapons coveted by all. Starsteel blades become more valuable than any gem.</text:p>
      <text:p text:style-name="P7"><text:span text:style-name="T1"><text:tab/>-</text:span><text:span text:style-name="T2">Hammer-Nightal:</text:span><text:span text:style-name="T1"> The comets rain down across Wysteria.</text:span></text:p>
      <text:p text:style-name="P7"><text:span text:style-name="T1"><text:tab/>-</text:span><text:span text:style-name="T2">Hammer:</text:span></text:p>
      <text:p text:style-name="P16">-King Edric I of Wintercrown calls the vast banners of Wintercrown to Axewick with the intent to march south.</text:p>
      <text:p text:style-name="P5"><text:tab/>-Alturiak:</text:p>
      <text:p text:style-name="P50">-Folke Rinn travels to Axewick, leaving Rosewell in control of his bastard Safrax Winters. Safrax takes the house name Lex. In retaliation for Goswin II’s murder, Lex executes Nora Mar.</text:p>
      <text:p text:style-name="P16"><text:soft-page-break/>-Black Blade Ann and the Black Butcher Mar take their forces and abandon the Black Keep during a dark, moonless night. They mount their ships and sail south and blockade Balling.</text:p>
      <text:p text:style-name="P3"><text:span text:style-name="T1"><text:tab/><text:tab/>-</text:span><text:span text:style-name="T2">Ches-Uktar:</text:span></text:p>
      <text:p text:style-name="P51">-King Arfire I Virro personally sails to the mainland of the Sunset Isles. The elf Queen Atheryll of Annuntol met with him, but after hearing his statement she denied him. Lost and hopeless, Arfire then caught a glimpse of hope—Uzai, the island just north of Annuntol.</text:p>
      <text:p text:style-name="P3"><text:span text:style-name="T1"><text:tab/><text:tab/>-</text:span><text:span text:style-name="T2">Ches:</text:span></text:p>
      <text:p text:style-name="P51">-The venerable Ranon Mar, 72, long in hiding, approaches the Freelord Brandon Ebonwulf, now 35, at Tessenhall. He explains the corruption of the Ghillican council and urges the freelord to act while the Confederation is weak. Brandon takes the chance as Ranon advised—however not against the Ghillican Confederation. Ebonwulf moved his army against the Whitetower.</text:p>
      <text:p text:style-name="P51">-Alis and Nalia Dale are born to Casten and Liliwyn.</text:p>
      <text:p text:style-name="P18"><text:span text:style-name="T1">-</text:span><text:span text:style-name="T2">Tarsakh-Kythorn:</text:span></text:p>
      <text:p text:style-name="P17"><text:span text:style-name="T2">-</text:span><text:span text:style-name="T1">Brandon I called upon the lord of Whitetower, Gawin Liabella, to join his force. The lord of the bells agreed, and called his banners to join the Ebonwulf. <text:s/>The great bells of Whitetower sounded out into the night for the last time. Without delay, Brandon moved to the Aerie. The Aerie’s lord, Anders Sparre son of Perthorn Sparre, joins readily with the promise that he will be able to avenge his family’s murder at Blaisa. Brandon moves south to Norhall, Brandon the Bold takes his army and the armies of his new bannermen back to Tessenhall. Brandon’s blitz-like conquering earned him the name Brandon the Bellringer, as he rang the bells of the world, heralding his coming. Brandon has a star steel war hammer forged, and inset with gems. It is Bellringer.</text:span></text:p>
      <text:p text:style-name="P3"><text:span text:style-name="T1"><text:tab/><text:tab/>-</text:span><text:span text:style-name="T2">Flamerule:</text:span></text:p>
      <text:p text:style-name="P16">-The Ghillicans rally their remaining strength at Fangador. Many of their forces coming by ship, however, are ambushed and destroyed by Black Blade Ann and the Black Butcher’s fleet. </text:p>
      <text:p text:style-name="P16">-The Talaali take Badri’s Gate, and the Aamirians are left defenseless to the Talaali onslaught.</text:p>
      <text:p text:style-name="P16">-Stefan Blackstrom sails south with his great fleet and takes Mansoor by surprise. </text:p>
      <text:p text:style-name="P16">-Jon and Landyr Liabella storm the Rimehallows while the Talaali are busy skirmishing with the dwarves. They hand the ancient labrynthian fortress back to the dwarves and scheme a plan to oust the desert-folk from the rest of the Fenlands.</text:p>
      <text:p text:style-name="P16">-Alaria Virro marries the elf Thirune Talwesta.</text:p>
      <text:p text:style-name="P3"><text:span text:style-name="T1"><text:tab/><text:tab/>-</text:span><text:span text:style-name="T2">Eleint:</text:span></text:p>
      <text:p text:style-name="P16">-Stefan captures the desert castle. He begins to harry the coast towns of Aamir and Talaal, gaining the desert land’s riches.</text:p>
      <text:p text:style-name="P6"><text:soft-page-break/></text:p>
      <text:p text:style-name="P6">793 AC—The Starfall is followed by a massive earthquake across Wysteria in Alturiak. Krithin is killed during a grand prayer atop the mountains. Before his death, he interprets the falling of Whitetower to mean the coming of the death of Brandon I. The earthquake brings many old fortresses and structures to ruin. The great belltower at Whitetower falls, earning the fortress its new name, Bellshard. The ancient fortress of Norhall crumbles.</text:p>
      <text:p text:style-name="P40">-Alturiak:</text:p>
      <text:p text:style-name="P16">-Liliwyn Darieth, the Lady of Direwood, trains many rebels to form an army. They are known as the Direwood Rebels, and are renown as pinpoint archers. <text:s/></text:p>
      <text:p text:style-name="P16">-The great aqueducts of the ancient consulate crumble, and their water supply to the Uriel River plains ends. </text:p>
      <text:p text:style-name="P12"><text:span text:style-name="T1">-</text:span><text:span text:style-name="T2">Hammer-Alturiak: </text:span></text:p>
      <text:p text:style-name="P17"><text:span text:style-name="T1">-Brandon I moves his massive army north to assault Fangador, the last hold of the Ghillican Confederation. His force is comprised of his many banner men of the Uriel plains, and the force of the Aerie and Bellshard and their banner men. Brandon’s army met the forces of the Ghillicans in the mountain valleys of Fangador and won a decisive victory. They moved to take the fortress itself held by Colm Ghille. On the day of the attack, the earthquakes rocked the mountains, and much of the fortress toppled. One main tower remained, and on the top of it battled Brandon the Bellringer and Ranon Mar and Colm Ghille with the other Ghillican Lords. Brandon slew each but Colm, who stabbed him in the back and threw him from the tower. Ranon Mar, in his last battle, picked up the Bellringer and struck Colm Ghille, sending him from the tower. Many were killed in the attack, including Tilman Scurra and Gawin Liabella. With his death, the Scurra line ended. After the Battle at Fangador, Joel Ebonwulf and Anders Sparre lead their remaining force into Balling. They find the remaining members of the Ghillican Council and kill them, bringing an end to the Ghillican Confederation. The Tessenmen find the Blackstrom blockade unexpectedly and agree to treat with the Black Butcher and Black Blade Ann. Initially, each side was hostile towards the other—Sparre wanted Black Blade Ann’s head right then and there, however the appearance of Cillin Mar swayed the Tessenmen. <text:s/>The Blackstroms told Joel and Anders of the weakness in the North—Edric rallies his men at Axewick to attack an abandoned castle, leaving the Wall of Kharcaras undefended. An unsteady alliance was made at the end of Alturiak known as the Bastard’s Peace. The Tessenmen would move to their fleet at Bayfair and sail with the Blackstroms north to Rosewell. They would take the fortress for Cillin and then move north to strike at the impenetrable Wall of Kharcaras. The string that the peace hung on was the promise of Stefan </text:span><text:soft-page-break/><text:span text:style-name="T1">Blackstrom’s head for Anders Sparre in recompense for the murder of his family. </text:span></text:p>
      <text:p text:style-name="P16">-Soon after the Battle of Fangador, before the Tessenmen were able to liberate Balling, Ranon Mar dies of age and wounds. With his death, Julian I Ebonwulf declares Cillin Mar, 38, the Butcher, to be the lord of Rosewell castle.</text:p>
      <text:p text:style-name="P3"><text:span text:style-name="T1"><text:tab/><text:tab/>-</text:span><text:span text:style-name="T2">Tarsakh:</text:span></text:p>
      <text:p text:style-name="P17"><text:span text:style-name="T1">-After instating a castellan to rule Balling, Liam Teague, and leaving an ample garrison to protect against northmen, Joel Ebonwulf led his force south along the coastline to Bellshard. He would arrive in </text:span><text:span text:style-name="T2">Mirtul</text:span><text:span text:style-name="T1">, and take the rest of the year to prepare his remaining forces for the journey north.</text:span></text:p>
      <text:p text:style-name="P16">-Julian Ebonwulf, 12, eldest son of Brandon, becomes Freelord Julian I Ebonwulf of Tessenhall. Freelord Julian declares Gawin’s eldest daughter, Elina Lorifyr [Liabella], 38, Lady of Bellshard. He, still young, appoints Joel Ebonwulf as Lord Regent of Tessenhall.</text:p>
      <text:p text:style-name="P12"><text:span text:style-name="T1">- </text:span><text:span text:style-name="T2">Elient: </text:span></text:p>
      <text:p text:style-name="P16">-When the Talaali attack the great city of Zeena, its gates open, and Prince Rene emerges at the head of the vanguard of a mighty force—a massive army, all of Aamir’s strength. The Talaali are quickly routed, and their general is slain.</text:p>
      <text:p text:style-name="P16">-Barret Dale is born to Casten and Liliwyn.</text:p>
      <text:p text:style-name="P12"><text:span text:style-name="T1">-</text:span><text:span text:style-name="T2">Marpenoth-Nightal:</text:span></text:p>
      <text:p text:style-name="P52">-Jon and Landyr lure the Talaali in Wyre out, thinking there was a small attack from dwarves—they slaughtered them in the swamps—all but their scholar, who they had call back all the other Talaali in the Fenlands to Wyre where the Westrin were waiting. The Talaali were ousted from the Fenlands in less than a month. From there, Jon and Landyr met with the Westrin admiral, Edellan Ravalee, brother to the castellan of Ophiel’s Reach. They take the remnants of the Westrin fleet and sail across the Bay of Sofiel, landing on the slopes of Sharaaf and taking the small Talaali garrison by surprise. The fortress is taken quickly, with no survivors. They disguised what force they could, around 500, in the clothes of the fallen Talaali and sent them as a vanguard to the carved catacombs of Ismad. One month from the year’s end, the tunnels of Ismad found themselves bathed in the blood of Talaali free men. These 500 soldiers make up Landyr’s most elite. They become known as Landyr’s Ghosts, or the Ghosts.</text:p>
      <text:p text:style-name="P52">-Edellan Ravalee goes on to hold the Bay of Sophiel from Wyre.</text:p>
      <text:p text:style-name="P2"/>
      <text:p text:style-name="P7"><text:span text:style-name="T1">794 AC—The Year of the Black Winter, 794 is taken by a massive year-long winter. Many believe it to be a curse by the northerners, and hate for those of Wintercrown grows rampant. The long winter brings heavy snows even in the south, near Badri’s Gate. Ali’s Tears freeze near the coasts, and light snows bleach the sands. The snow slows the war during this year. With the </text:span><text:soft-page-break/><text:span text:style-name="T1">elimination of the Ghillican Confederation and the rise of the Blackstroms, the war becomes known as The War of Pirates and Bastards.</text:span></text:p>
      <text:p text:style-name="P12"><text:span text:style-name="T1">-</text:span><text:span text:style-name="T2">Hammer: </text:span></text:p>
      <text:p text:style-name="P16">-At the very beginning of the year Prince Rene takes Badri’s Gate—on that day, Aamir sees its first snow. He marches once again, and, after eleven days, he reaches Ismad. He finds the tunnels filled with almost 5,000 Westrin men, led by Jon and Landyr Liabella. Rene learns of the Liabella’s victory at Sharaaf, and the Aamirians join with their unlikely allies. In the last three days of the month, the combined Aamirian and Westring force reaches the desert stronghold of Beydoun. Rene, Jon, and Landyr begin to plan a way through.</text:p>
      <text:p text:style-name="P12"><text:span text:style-name="T1">-</text:span><text:span text:style-name="T2">Alturiak:</text:span></text:p>
      <text:p text:style-name="P19"><text:span text:style-name="T1">-Edric I, the King of Winter, begins his march south with his mighty host, all of Wintercrown’s power. He reaches the Black Keep and sets up camp. In early </text:span><text:span text:style-name="T2">Ches</text:span><text:span text:style-name="T1"> he learns that the castle was abandoned.</text:span></text:p>
      <text:p text:style-name="P52">-Landyr sends a few select Ghosts to sneak into Beydoun’s drainpipe. From there, they were to cut the bars and infiltrate the fortress. Disguised, they would open the doors in the dark of night to let in the remaining Ghosts. On a dark night, the Ghosts opened the gate, and swiftly in flowed the remaining Ghosts. By morning the garrison of Beydoun was dead and the Aamiran Westrin force was secure in the citadel. Six days later the army stood outside the low wall of the grand city of Sahaladar. Sahaladar is a multi-leveled city, the upper levels for permanent residences and nobility. The lower levels are filled with empty markets and hovels, filled when the many Talaali tribes come to their capital city. They resolved to take the lower levels of the city and hold the upper levels under a siege.</text:p>
      <text:p text:style-name="P12"><text:span text:style-name="T1">-</text:span><text:span text:style-name="T2">Ches:</text:span></text:p>
      <text:p text:style-name="P52">-Joel Ebonwulf and Anders Sparre, banded with Black Blade Ann Blackstrom and Cillin Mar, the Black Butcher, begin their voyage north, across the gaping Maw to Rosewell. The snows and freezing waters slow their voyage.</text:p>
      <text:p text:style-name="P52">-One month into the siege of Sahaladar, a great dust rises in the horizon to the east—and the earth rumbles with hoof beats. The wild tribes of the southern deserts rode into the golden vale and surround the city. The Aamirian and Westring hosts are trapped within.</text:p>
      <text:p text:style-name="P12"><text:span text:style-name="T1">-</text:span><text:span text:style-name="T2">Tarsakh:</text:span><text:span text:style-name="T1"> </text:span></text:p>
      <text:p text:style-name="P53">-Safrax Lex spies, through the snow, ships approaching quickly. He sends word to the Black Keep, but as soon as the bird is sent the ships land and Rosewell is stormed by the Tessenmen and Blackstroms. Cillin takes Safrax captive—not killing him outright.</text:p>
      <text:p text:style-name="P17"><text:span text:style-name="T1">-Edric I leads his force south for Balling. Liam Teague, castellan of Balling leads skirmishes against the northern king. The snow, by this point heavy, slows down the advancing northerners, </text:span><text:soft-page-break/><text:span text:style-name="T1">though considerably less than the Tessen castellan. Teague is caught in a standoff at the ruins of Windkeep, and he is thrown off the cliffs into the freezing ocean. Little to the knowledge of the northmen, Blackstrom men in the cove below the cliffs rescue Teague. Edric stays at the ruins of Windkeep until the middle of </text:span><text:span text:style-name="T2">Mirtul</text:span><text:span text:style-name="T1">.</text:span></text:p>
      <text:p text:style-name="P16">-The streets of Sahaladar ran thick with blood and snow, but by the middle Tarsakh, Prince Rene and his allies had cut their way to the Sand Queen’s palace. They had decided that because they could not go down for fear of the tribes outside the city, they would go to the upper levels. They forced her submission and the submission of her subjects. The free tribes were again a part of Aamir.</text:p>
      <text:p text:style-name="P18"><text:span text:style-name="T1">-</text:span><text:span text:style-name="T2">Mirtul:</text:span></text:p>
      <text:p text:style-name="P52">-When word comes to Edric I of the sacking of Rosewell he sends Lord Folke Rinn and his men back north, to meet the Tessenmen at the Wall of Kharcaras. Edric continues towards Balling.</text:p>
      <text:p text:style-name="P52">-The Tessenmen and the Butcher begin to advance north. Anders Sparre stays to guard the fortress. Black Blade Ann and the Blackstroms head back towards Balling to meet Edric I.</text:p>
      <text:p text:style-name="P52">-Prince Rene of Aamir speaks to the angry tribes outside the city. He rallies them, apologizes to them, forgives them, and inspires them to join with him, as one people. Rene promises the Sand Queen a treaty once the war is done to forge an alliance between their peoples. The mighty host leaves for the north on the fifth of Mirtul.</text:p>
      <text:p text:style-name="P52">-Liam Teague sends word to Julian I Ebonwulf at Tessenhall of Edric’s approach by raven.</text:p>
      <text:p text:style-name="P3"><text:span text:style-name="T1"><text:tab/><text:tab/>-</text:span><text:span text:style-name="T2">Kythorn</text:span><text:span text:style-name="T1">:</text:span></text:p>
      <text:p text:style-name="P51">-Black Blade Ann and her Blackstrom men reach Balling two weeks before Edric I. <text:tab/>Balling is a low port city, and Ann is able to set her ships in a ready position to defend the city.</text:p>
      <text:p text:style-name="P51">-Edric I reaches Balling. His force numbers near 40,000 men, even after the losses he took along the route and the loss of Folke Rinn’s men. Edric sees the Blackstroms in the harbor and unleashes a secret weapon: alchemical Dragonfyre. A blue-burning liquid with the consistency and flammability of oil. He razes the ports and the Blackstrom fleet along with it. Black Blade Ann Blackstrom is burned alive, along with almost 80% of her fleet. In the last week of Kythorn, Edric moves south towards Tessenhall. This burning is known as the Razing of Balling.</text:p>
      <text:p text:style-name="P51">-Julian I, knowing that he could not hope to stand up to Edric’s massive army, calls to King’s Mark for aid. Although Tessenhall broke away from Westring, Brandon I had promised to come to their aid if ever necessary—Julian wanted to see if they would honor the promise.</text:p>
      <text:p text:style-name="P3"><text:span text:style-name="T1"><text:tab/><text:tab/>-</text:span><text:span text:style-name="T2">Flamerule:</text:span></text:p>
      <text:p text:style-name="P21"><text:soft-page-break/><text:span text:style-name="T2">-</text:span><text:span text:style-name="T1">In the first week of the month, the tired and frosted Tessenmen reach the Wall of Kharcaras. Along the entire march, Cillin Mar dragged Safrax Lex. Lex was forced to walk through the snow and cold with minimal clothing. Halfway there they had to cut Lex’s feet off from frostbite. They lost many men on the trek along the pass. The great Wall of Kharcaras was nearly unmanned, but the few northmen that held the wall killed thrice their number in Southron men.</text:span></text:p>
      <text:p text:style-name="P21"><text:span text:style-name="T2">-</text:span><text:span text:style-name="T1">Lord Folke Rinn reaches the northern side of the Wall of Kharcaras one week after it is taken by Tessenmen. At his approach, Cillin Mar hangs Safrax Lex by a chain from the wall. Rinn knows he cannot afford to besiege the grand fortress, so he turns back towards Yronlake.</text:span></text:p>
      <text:p text:style-name="P21"><text:span text:style-name="T2">-</text:span><text:span text:style-name="T1">Word of Julian’s need reaches the great force of the Westrin and their allies at Zeena near the beginning of the month. They march for Tessenhall.</text:span></text:p>
      <text:p text:style-name="P30"><text:tab/><text:tab/>-Shieldmeet:</text:p>
      <text:p text:style-name="P20">-On the first day after the month of Flamerule, Prince Rene’s army reaches the dwarven fortress of Selegost. The dwarves house them for the night, and the men see the wonders of the dwarven creations. They celebrate that night, bringing their shields together in great clamor. On the first of Eleasias, the host leaves alongside an army of dwarves. Their host now reaches nearly 30,000 strong.</text:p>
      <text:p text:style-name="P30"><text:tab/><text:tab/>-Eleasias:</text:p>
      <text:p text:style-name="P21"><text:span text:style-name="T1">-Edric reaches Tessenhall on the 16</text:span><text:span text:style-name="T3">th</text:span><text:span text:style-name="T1">. He sets up camp outside, his massive army sprawling over the hills. He pillages what he can of Tessenhall town, but all of the food was moved into the castle at last Harvesttide. The siege of Tessenhall in the deep of winter begins.</text:span></text:p>
      <text:p text:style-name="P21"><text:span text:style-name="T1">-On the dark morning of the 18</text:span><text:span text:style-name="T3">th</text:span><text:span text:style-name="T1">, the camps of the northmen are awakened by horns they have never heard—the wild, high horns of the Talaali tribes. The northmen barely have time to ready themselves before they are overrun by the charging vanguard of Talaali riders, their horses trampling through the snow. The great Battle of the Bloody Plains ensued, with northmen facing the combined forces of the dwarves, Westrin, Aamirians, Tessenmen, and Talaali. During the battle, the castle of Tessenhall is broken into, and the fight spreads inward. Thousands are killed in the battle. Edric I is killed, as is Landyr Liabella and the young Freelord Julian I Ebonwulf. After the battle, Respa Dahlin, Edric’s leading commander, picked up his crown and declared their surrender. Prince Rene and Jon Liabella forced Respa Dahlin to go north and rebuild the fortress of Fangador as recompense. After that, they would go north back to Wintercrown in peace.</text:span></text:p>
      <text:p text:style-name="P2"/>
      <text:p text:style-name="P3"><text:span text:style-name="T1"><text:tab/><text:tab/>-</text:span><text:span text:style-name="T2">Eleint:</text:span></text:p>
      <text:p text:style-name="P3"><text:soft-page-break/><text:span text:style-name="T2"><text:tab/><text:tab/><text:tab/></text:span><text:span text:style-name="T1">-Folke Rinn reaches Yronlake and fortifies it for attack with his 3,000 men.</text:span></text:p>
      <text:p text:style-name="P16">-Joel Ebonwulf and Cillin Mar agree to wait out the snows at the Wall of Kharcaras.</text:p>
      <text:p text:style-name="P16">-At Tessenhall, the lords and generals celebrate a continuation of the Shieldmeet. The celebration continues until Nightal as the armies wait out the snow.</text:p>
      <text:p text:style-name="P3"><text:span text:style-name="T1"><text:tab/><text:tab/>-</text:span><text:span text:style-name="T2">Merpenoth:</text:span></text:p>
      <text:p text:style-name="P20">-Three thousand northmen of Respa Dahlin begin the reconstruction of Fangador. The remaining 12,000 soldiers return north to the Black Keep. They reach the keep in Nightal.</text:p>
      <text:p text:style-name="P3"><text:span text:style-name="T1"><text:tab/><text:tab/>-</text:span><text:span text:style-name="T2">Nightal</text:span><text:span text:style-name="T1">:</text:span></text:p>
      <text:p text:style-name="P2"><text:tab/><text:tab/><text:tab/>-Mirabel Dale is born to Casten and Liliwyn.</text:p>
      <text:p text:style-name="P6"/>
      <text:p text:style-name="P6">795 AC—In the year after the Long Winter, the lingering snow and wet conditions kill any chance of planting crops at the proper time. As the year draws on, food shortages are abundant. A new order of faith arises in King’s Mark heading the old faith of the conquerors—the Dominion of the Nine. A Grand Apostle heads the church. The first Grand Apostle is crowned in Mirtul, and immediately he forms the Faithful Hands. The church quickly spreads its influence and takes in those whose homes were destroyed in the earthquake and those starving. The Faithful Hands puts these people to work on a grand road to unite the kingdoms.</text:p>
      <text:p text:style-name="P7"><text:span text:style-name="T1"><text:tab/>-</text:span><text:span text:style-name="T2">Mirtul:</text:span></text:p>
      <text:p text:style-name="P7"><text:span text:style-name="T2"><text:tab/><text:tab/>-</text:span><text:span text:style-name="T1">The snows of the Long Winter melt as the continent shows signs of spring.</text:span></text:p>
      <text:p text:style-name="P17"><text:span text:style-name="T2">-</text:span><text:span text:style-name="T1">Sam Ebonwulf, younger brother of Julian, is crowned Freelord Sam Ebonwulf. After the coronation, Prince Rene allows the Talaali to make their way south again, however he and his 5,000 Aamirians remain at Tessenhall. The dwarves of Selegost leave as well.</text:span></text:p>
      <text:p text:style-name="P17"><text:span text:style-name="T2">-</text:span><text:span text:style-name="T1">The 10,000 Tessenmen at the Wall of Kharcaras mobilize once again for Kells.</text:span></text:p>
      <text:p text:style-name="P17"><text:span text:style-name="T2">-</text:span><text:span text:style-name="T1">After getting word of the Tessenmen’s mobilization for Kells, Folke Rinn moves to meet him.</text:span></text:p>
      <text:p text:style-name="P30"><text:tab/><text:tab/>-Kythorn:</text:p>
      <text:p text:style-name="P21"><text:span text:style-name="T2">-</text:span><text:span text:style-name="T1">The Tessenmen reach Kells on the 8</text:span><text:span text:style-name="T3">th</text:span><text:span text:style-name="T1">. They meet harsh resistance by the garrison of the city. On the 10</text:span><text:span text:style-name="T3">th</text:span><text:span text:style-name="T1">, they break in and blood paints the streets. The palace falls, and at the climax of the battle Cillin Mar executes Edric’s family. The attack tolls harshly on the Tessenmen, their force now only 6,000 men. </text:span></text:p>
      <text:p text:style-name="P21"><text:span text:style-name="T2">-</text:span><text:span text:style-name="T1">On the 11</text:span><text:span text:style-name="T3">th</text:span><text:span text:style-name="T1">, Folke Rinn reaches Kells. Seeing that the city is sacked, and hearing that Wintercrown was without a king, Rinn declares himself King of Winter. He surrounds the city, trapping the Tessenmen inside. He begins to build siege weapons to attack the city.</text:span></text:p>
      <text:p text:style-name="P21"><text:span text:style-name="T2">-</text:span><text:span text:style-name="T1">Respa Dahlin, upon hearing of the execution of Edric’s family, crowns himself King Respa I Dahlin, King of Winter, with Edric’s </text:span><text:soft-page-break/><text:span text:style-name="T1">crown. He marches north to Axewick on the 20</text:span><text:span text:style-name="T3">th</text:span><text:span text:style-name="T1">. He calls for the aid of the northmen in Riverlock, and they join him. They bring along their prisoners, notably Clayse Greymyre.</text:span></text:p>
      <text:p text:style-name="P30"><text:tab/><text:tab/>-Flamerule:</text:p>
      <text:p text:style-name="P21"><text:span text:style-name="T2">-</text:span><text:span text:style-name="T1">Near the end of Flamerule, the majority of the snows have melted, leaving only a few inches to a foot in the center land of Wysteria.</text:span></text:p>
      <text:p text:style-name="P3"><text:span text:style-name="T2"><text:tab/><text:tab/><text:tab/></text:span><text:span text:style-name="T1">-On the 2</text:span><text:span text:style-name="T3">nd</text:span><text:span text:style-name="T1">, King Dahlin reaches Axewick. On the 29</text:span><text:span text:style-name="T3">th</text:span><text:span text:style-name="T1"> of the month he sets out <text:tab/><text:tab/><text:tab/><text:tab/>for Yronlake.</text:span></text:p>
      <text:p text:style-name="P20">-As Folke Rinn begins to attack Kells with his siege weapons, a host of ships arrives in the harbor. They are strange ships, a patchwork fleet from across the world. At the helm of the largest and most magnificent ship stands Peter Blackstrom. He meets with Joel, Cillin, and Anders, and, after hearing of the death of his sister and the promise of Stefan’s head, he agreed to rescue the 6,000 men from Kells and take them to Blaisa. The ships were crammed full and Kells was evacuated of soldiers.</text:p>
      <text:p text:style-name="P20">-After the evacuation of Kells, Folk Rinn takes hold of the city and its people. He fortifies it and takes his seat upon Winter’s Throne. He readies what was left of the garrison and other civilian fighters, bringing his number up to 4,000.</text:p>
      <text:p text:style-name="P3"><text:span text:style-name="T1"><text:tab/><text:tab/>-</text:span><text:span text:style-name="T2">Eleasias:</text:span></text:p>
      <text:p text:style-name="P21"><text:span text:style-name="T1">-On the 9</text:span><text:span text:style-name="T3">th</text:span><text:span text:style-name="T1"> of the month, the Peter Blackstrom’s host reaches Coulin. They resupply and leave on the 15</text:span><text:span text:style-name="T3">th</text:span><text:span text:style-name="T1">, and Anders Sparre joins them with his force. On the eve of the 25</text:span><text:span text:style-name="T3">th</text:span><text:span text:style-name="T1"> of Eleasias, the small host of ships nears The Reach. They sail to Blaisa, and they meet up with the rest of Peter Blackstrom’s fleet—almost five thousand ships. The fleet surrounds Blaisa three-quarters mile thick, each ship alight with activity. Peter Blackstrom had sailed the world, gathering soldiers to get full and complete revenge. He had just over 80,000 soldiers—most were from twenty mercenary groups, but all had the same goal: to conquer Wysteria. Peter welcomed the 6,000 into Blaisa.</text:span></text:p>
      <text:p text:style-name="P21"><text:span text:style-name="T1">-King Dahlin reaches Yronlake on the 14</text:span><text:span text:style-name="T3">th</text:span><text:span text:style-name="T1">. </text:span></text:p>
      <text:p text:style-name="P3"><text:span text:style-name="T1"><text:tab/><text:tab/>-</text:span><text:span text:style-name="T2">Marpenoth:</text:span></text:p>
      <text:p text:style-name="P21"><text:span text:style-name="T2">-</text:span><text:span text:style-name="T1">The land begins to chill again, not even fully melted. Winter winds blow down from the north once again hailing the snows.</text:span></text:p>
      <text:p text:style-name="P21"><text:span text:style-name="T2">-</text:span><text:span text:style-name="T1">With the first flakes of snow of the new winter the bastard daughter of Edric I crosses the Jotungard from the Endlands followed by 10,000 crazed men from the frozen north astride polar bears the size of elephants. On her shoulders she wore a mantle of the skin of a great ice lion, and on her brow set a crown of ice.</text:span></text:p>
      <text:p text:style-name="P21"><text:span text:style-name="T2">-</text:span><text:span text:style-name="T1">King Dahlin leaves for Kells on the 10</text:span><text:span text:style-name="T3">th</text:span><text:span text:style-name="T1">, and reaches the frozen city on the 28</text:span><text:span text:style-name="T3">th</text:span><text:span text:style-name="T1">. His many men surround the walls, but are battered by Rinn’s siege weapons.</text:span></text:p>
      <text:p text:style-name="P3"><text:span text:style-name="T1"><text:tab/><text:tab/>-</text:span><text:span text:style-name="T2">Uktar:</text:span></text:p>
      <text:p text:style-name="P21"><text:soft-page-break/><text:span text:style-name="T2">-</text:span><text:span text:style-name="T1">In the chill of a winter night, the gates of Blaisa open, and Stefan Blackstrom, the Black Storm, enters Blaisa followed by 1000 Blackstrom men. Outside the harbor of ice, he anchors 500 ships, rich from their raids in Aamir.</text:span></text:p>
      <text:p text:style-name="P3"><text:span text:style-name="T1"><text:tab/><text:tab/>-</text:span><text:span text:style-name="T2">Nightal:</text:span></text:p>
      <text:p text:style-name="P21"><text:span text:style-name="T2">-</text:span><text:span text:style-name="T1">This winter, the Stinging Night, is the true climax of the Long Winter. The wind blows harsh and the snows cover houses. The Godseye freezes over as never it has done before, and the ships around Blaisa are frozen in place. Blaisa seems a volatile place, with Anders Sparre, Joel Ebonwulf, Cillin Mar, and Peter and Stefan Blackstrom.</text:span></text:p>
      <text:p text:style-name="P21"><text:span text:style-name="T2">-</text:span><text:span text:style-name="T1">Dahlin’s 12,000 men begin to thin in the freezing chill. Thousands die, frozen to ice and buried by the snow. By the end of Nightal the claimed King commands only 8,000 men.</text:span></text:p>
      <text:p text:style-name="P2"/>
      <text:p text:style-name="P6">796 AC—The Fenlands and Riverlands of Westring flood severely in Mirtul as the great snows melt, killing any crops attempting to grow and bringing a plague to those places.</text:p>
      <text:p text:style-name="P7"><text:span text:style-name="T1"><text:tab/>-</text:span><text:span text:style-name="T2">Midwinter:</text:span></text:p>
      <text:p text:style-name="P22"><text:span text:style-name="T2">-</text:span><text:span text:style-name="T1">On Midwinter’s day of 796 the Bastard’s Peace at Blaisa snaps. Stefan discovers that Cillin Mar had a child with his sister, Queen Ann Blackstrom. By Mawish law, that would put Cillin and Ann’s son, Matthias Mar, on the throne of Gatterlen Hall, Windkeep, and Rosewell. Cillin’s one child controlled most of the Maw. Stefan shoved Cillin to a wall and threatened him, and, when ripped away, Stefan claimed the throne at Gatterlen Hall for himself—declaring himself king. Peter, having equal rights to the throne because he is Stefan’s twin brother, claimed the throne for himself as well, and threatened Stefan that if he wanted it, he could take it—through Peter’s 80,000 men. Stefan drew his steel and met Peter blade to blade in the great hall. Anders called for Stefan’s head, but he was quieted by Cillin. They pushed away, and Peter called for peace. The two brothers sheathed their blades and the event died down. Guards were posted in the night, but no one was killed.</text:span></text:p>
      <text:p text:style-name="P30"><text:tab/><text:tab/>-Alturiak:</text:p>
      <text:p text:style-name="P22"><text:span text:style-name="T2">-</text:span><text:span text:style-name="T1">Cillin Mar begins to stealthfully meet with some of the leaders of the sellsword companies under Peter’s hire. He promised some castles, others gold beyond their imaginations.</text:span></text:p>
      <text:p text:style-name="P22"><text:span text:style-name="T2">-</text:span><text:span text:style-name="T1">Stefan Blackstrom plots to kill Peter and his leading men as well as Anders Sparre and Cillin Mar in the night.</text:span></text:p>
      <text:p text:style-name="P22"><text:span text:style-name="T2">-</text:span><text:span text:style-name="T1">Peter Blackstrom meets with a diviner he captured along his travels. The diviner warns him of blades in the dark of of gold treasons, and of black shadows in the air. “This needs to end. Each day that this bastard’s peace stands, each of us leaps closer to death.”</text:span></text:p>
      <text:p text:style-name="P22"><text:soft-page-break/><text:span text:style-name="T2">-</text:span><text:span text:style-name="T1">Mira Winters reaches Yronlake in the snow. Even the frosted men of the Endlands take casualties from the cold, however. Her force has fallen to 9,000 men.</text:span></text:p>
      <text:p text:style-name="P30"><text:tab/><text:tab/>-Ches:</text:p>
      <text:p text:style-name="P20">-No horn sounds the approach of the wild men in the night. The men of the claimed king Dahlin blink the sleep out of their eyes as they see the great bears of the north descend upon them, their claws ripping men to pieces. Dahlin manages to sound a retreat, but only 2,000 of his men are able to follow. He heads for the frozen Godseye hoping that the Old Gods will grant him mercy. Winter’s Bastard follows atop her great bear, along with half her force—the other half she leaves to besiege Rinn in Kells. Clayse Greymyre manages to survive the massacre, and he joins Mira Winter’s force to the Godseye.</text:p>
      <text:p text:style-name="P20">-Folke Rinn, while the massacre outside his walls unfolds, leads men out to flank the 4,200 wild men left in the wake of Winter’s Bastard. Folke’s force takes them by surprise just as they took Dahlin by surprise. His trained northmen easily rout the wild men, and Folke, encouraged by his victory, follows Winters and Dahlin to the Godseye.</text:p>
      <text:p text:style-name="P3"><text:span text:style-name="T1"><text:tab/><text:tab/>-</text:span><text:span text:style-name="T2">Tarsakh:</text:span></text:p>
      <text:p text:style-name="P20">-Early in the Claw of the Storms did the three Kings meet on the frozen sea. The ice did not falter as the men ran over it, and the snow drank the blood eagerly. The Massacre of the Three Kings ensued, with all the north a part. Dahlin found himself with Clayse’s dagger up against his throat, but Mira’s army stood little against Folke’s soldiers. Mira dueled with Rinn, and on that day a bastard daughter of a bastard daughter took the throne of Wintercrown. She returned to Kells and took her seat upon the throne of ice, and she sent her wild men to man the Jotungard—for she knows what lurks to the north, in the frozen, burning lands of Amarth. She keeps Clayse Greymyre as her advisor.</text:p>
      <text:p text:style-name="P3"><text:span text:style-name="T1"><text:tab/><text:tab/>-</text:span><text:span text:style-name="T2">Kythorn:</text:span></text:p>
      <text:p text:style-name="P21"><text:span text:style-name="T1">-A furious storm wracks the shores of Blaisa on the 19</text:span><text:span text:style-name="T3">th</text:span><text:span text:style-name="T1">, the day before the solstice. A mixture of sleet and rain and wind, combined with the mostly-melted ice in the harbor, spelled devestation for the ships. Chunks of ice shattered hulls and crushed entire ships. Inside the fortress saw an equal amount of destruction. The generals, lords, and kings all sat in the great hall to feast. Each faction in the bastard’s peace sat at a different side of the table. The hall was silent—all but the lightning and crashing outside. Anders Sparre begins to choke, his face turning purple. He falls to the floor, and before long he was dead. The hall was dead silent—not even the thunder dared rumble. Sparre’s cup clattered to the ground. Axel Wallin, one of Sparre’s bannermen, pulled a crossbow and fired at Stefan. The bolt sunk into his shoulder, but didn’t kill him. After that shot was fired, the hall was thrown into chaos. A spear sunk into Joel </text:span><text:soft-page-break/><text:span text:style-name="T1">Ebonwulf’s stomach, but not after he slit the throats of half a dozen Blackstrom men. Cillin Mar dueled Stefan Blackstrom atop the long tables, and Peter Blackstrom slipped out a side door to rally with the leaders of his mercenary groups—only to find a crossbow pointed at his face. The entire fortress was engulfed in conflict, with mercenary men fighting Blackstrom men, and Blackstroms killing Blackstroms. Men are thrown from windows and from balconies, men slip on the bloody marble floors and trip over corpses. Stefan Blackstrom, Joel Ebonwulf, Anders Sparre, Cillin Mar, countless lords and knights, and thirty thousand men are killed. Peter, however, survived. One of his eyes was sliced out, his hand cut off, and his mind lost, but he survived. That night, as the night neared morning, he gathered his remaining trusted in the great hall, and promised them great things—for they would sweep across the realm. Then the dawn came—and what a dawn. A black dawn shone through the great window of the hall at the top of Blaisa. A black shadow over the sun, silhouetted and mantled in golden rays. The blood of the hall shone in the morning light—and in the dragon fire. King Arfire I Virro stood mounted upon a mighty black dragon, Celeris. Celeris’s blue fire filled the great hall, burning all inside to dust. The fire spread through the halls of the fortress, spewing forth from windows and from balconies. Prince Rene of Aamir, along with Jon Liabella, bring their armies from the west, their horns bringing forth the dawn. A fleet of Uzai’i dragon ships surround the harbor, and they call forth blasts of blue dragon fire to destroy the Blackstrom fleet. The Uzai land upon The Reach, and Prince Rene welcomes them. He boards his army upon the ships, and they sail to the north.</text:span></text:p>
      <text:p text:style-name="P3"><text:span text:style-name="T1"><text:tab/><text:tab/>-</text:span><text:span text:style-name="T2">Flamerule:</text:span></text:p>
      <text:p text:style-name="P21"><text:span text:style-name="T1">-Arfire lands at Rosewell and makes his way through the Bastard’s Pass. The Wall of Kharcaras yields before the mighty Celeris, and they reach Kells by the 21</text:span><text:span text:style-name="T3">st</text:span><text:span text:style-name="T1">. The Queen of Winter, Mira Edister, bends the knee and joins Wintercrown with Westring. She tells them of the Bloody Snows and the mounting darkness to the north. Arfire decrees that any man or woman who wishes can join the Jotungard, and any criminal may be forced to serve in the frozen fortresses for life. He orders the fortresses repaired, and more built.</text:span></text:p>
      <text:p text:style-name="P3"><text:span text:style-name="T1"><text:tab/><text:tab/>-</text:span><text:span text:style-name="T2">Eleasias-Nightal:</text:span></text:p>
      <text:p text:style-name="P21"><text:span text:style-name="T2">-</text:span><text:span text:style-name="T1">Arfire moves south, and he meets with Freelord Sam I Ebonwulf. Because of his aid and his fulfilled promise, Arfire I Virro elevates the Freelord Sam I Ebonwulf of Tessenhall to be Lord Paramount Sam I Ebonwulf, Warden of the Uriel and the Lord of Tessenhall. And with Celeris he bears upon Langen. The Direwood Rebels do not submit without a fight, and Lady Liliwyn Darieth leads her archers against the dragon from Direwood. Despite their skills, the dragon unleashes his flame upon the castle. Half the castle </text:span><text:soft-page-break/><text:span text:style-name="T1">shallows to ruin, and many men die. Audnos Dale and his men aid the fight. Celeris lights the forests around, and Lady Darieth is killed along with Casten Ebonwulf. Darieth’s seven bastard were not caught.</text:span></text:p>
      <text:p text:style-name="P30"><text:tab/><text:tab/></text:p>
      <text:p text:style-name="P6">798 AC—With much celebration, Arfire of house Virro, first of his name, King of Westring, the Plains, and the Maw, and Protector of the Realm, names Jonathan Liabella to be Lord Paramount of Blaisa and the Warden of the East. He names Matthias Mar to be Lord Paramount of Rosewell, the Warden of the North, and the Ambasador to Wintercrown. He names Adrian Sparre to be High Lord of the Aerie. He names Liam Teague to be Lord of Fangador. He names Rickron Ravalee to be Lord of Riverlock. Elina Lorifyr [Liabella], daughter of Gawin Liabella, is named Lady Elina Lorifyr of Bellshard. He legitimizes Audnos Dale and announces him as Audnos Dondirro, Lord of Direwood. He legitimizes Garrel Rill and announces him as Garrel Merser, Lord of Wyre. He leaves Gatterlen Hall and the rest of the Broken Isles to Leiv Rinn, son of Folke.</text:p>
      <text:p text:style-name="P6"/>
      <text:p text:style-name="P6">799 AC—Elion Merser, son of Garrel Merser, has a son, Marcus Merser.</text:p>
      <text:p text:style-name="P11">-Alaria Talwesta and Thirune Talwesta have a daughter: Rosenala Talwesta. She goes by Rose.</text:p>
      <text:p text:style-name="P2"/>
      <text:p text:style-name="P6">800 AC—The godsroad is completed, marking the end of the Cursed Decade.</text:p>
      <text:p text:style-name="P38">-With Ella taken by the King, Bessan’s son marries a noble’s daughter from Tessenhall. This action sparks dislike for the king in Waterford, however it solidifies the King’s relationship with the Ebonwulfs of Tessenhall.</text:p>
      <text:p text:style-name="P14">-Arfire takes Ella Ebonwulf, who was to be married to Bessan’s son of Waterford later that year, to be his Queen. Later this year, Elion II Virro is born to Ella Virro.</text:p>
      <text:p text:style-name="P6"/>
      <text:p text:style-name="P6"/>
      <text:h text:style-name="P63" text:outline-level="1">State of the Age in Wysteria at 800 AC:</text:h>
      <text:p text:style-name="P6"><text:tab/>The land has fallen into chaos. Kingdoms built on the ashes of old have risen and then crumbled into the dust themselves, replaced by hundreds of children. One child stands out—the powerful Westring, which unites the free holds into one powerful kingdom.</text:p>
      <text:p text:style-name="P6"/>
      <text:p text:style-name="P11">Arfire I Virro, 23, sits on the throne of the northern half of Wysteria. He, upon the back of Celeris the dragon, brought unity to the continent through the cleansing of fire.</text:p>
      <text:p text:style-name="P23">Arfire reigns from King’s Mark and from the ancient fortress of Ophiel’s Reach.</text:p>
      <text:p text:style-name="P23"/>
      <text:p text:style-name="P11">Riverlock is lorded by Rickron Ravalee, 43, former castellan of Ophiel’s Reach under Landyr Liaballa. Riverlock is mostly manned by northmen due to their previous capture of the fortress.</text:p>
      <text:p text:style-name="P11"><text:soft-page-break/></text:p>
      <text:p text:style-name="P11">Ardham Rock is given to Edellan Ravalee, 40, admiral of Arfire’s navy and brother of Rickron Ravalee.</text:p>
      <text:p text:style-name="P11"/>
      <text:p text:style-name="P11">The Rimehallows were returned to the dwarves after their capture by the Talaali.</text:p>
      <text:p text:style-name="P11"/>
      <text:p text:style-name="P11">Direwood Castle is lorded by Audnos Dondirro, 34, formerly Audnos Dale, bastard son of Joyelle Virro and Merreth Liabella.</text:p>
      <text:p text:style-name="P11"/>
      <text:p text:style-name="P11">Selegost is held by the dwaves.</text:p>
      <text:p text:style-name="P11"/>
      <text:p text:style-name="P11">Wyre is held officially by Garrel Merser, 52, legitimized bastard of Corrym Virro.</text:p>
      <text:p text:style-name="P11"/>
      <text:p text:style-name="P11">Tessenhall is lorded by Sam Ebonwulf, 16, son of Brandon the Bellringer.</text:p>
      <text:p text:style-name="P11"/>
      <text:p text:style-name="P11">Fangador is held by Liam Teague, 44, the former knight who slowed Goswin II’s march on Tessenhall.</text:p>
      <text:p text:style-name="P11"/>
      <text:p text:style-name="P11">The Aerie is held by Adrian Sparre, 18, son of Anders Sparre.</text:p>
      <text:p text:style-name="P11"/>
      <text:p text:style-name="P11">Bellshard is held by Lady Elina Lorifyr, 45, daughter of Gawin Liabella. Her husband was killed at Blaisa, and she has not remarried.</text:p>
      <text:p text:style-name="P11"/>
      <text:p text:style-name="P11">Gatterlen Hall is held by Leiv Rinn, 38, son of Folke Rinn and mage of Mazica.</text:p>
      <text:p text:style-name="P11"/>
      <text:p text:style-name="P11">Rosewell is held by Matthias Mar, 11, son of Cillin Mar and grandson of Ranon Mar.</text:p>
      <text:p text:style-name="P11"/>
      <text:p text:style-name="P13">Blaisa is lorded by Jonathan Liabella, 43, son of Gawin Liabella and cousin to Landyr Liabella.</text:p>
      <text:p text:style-name="P13"/>
      <text:p text:style-name="P11">Lady Mira Edister, 35, formerly Mira Winters, Winter’s Bastard and bastard daughter to Edric I, reigns in Kells. Queen of Wintercrown after the Massacre of the Three Kings, she bent the knee to Arfire Virro and joined Wintercrown with Westring.</text:p>
      <text:p text:style-name="P11"/>
      <text:p text:style-name="P11">Truen Pine, 52, formerly Truen Winters, bastard daughter to Ranon Mar, holds each of the Jotungard fortresses.</text:p>
      <text:p text:style-name="P11"/>
      <text:p text:style-name="P11">The Black Keep is held by Sigorn Reidarsson, 61, leader of the endlings of Amarth.</text:p>
      <text:p text:style-name="P11"/>
      <text:p text:style-name="P11">Axewick is held by the elderly Narin Frisk, 76, soon to be succeeded by her son—already fifty-one—Greysson Frisk.</text:p>
      <text:p text:style-name="P11"><text:soft-page-break/></text:p>
      <text:p text:style-name="P11">Yronlake is held by Guttormur Forirsson, 22, a prominent figure of the endlings.</text:p>
      <text:p text:style-name="P11"/>
      <text:p text:style-name="P11">The Wall of Kharcaras is headed by Lady Valdis Nohr, 31.</text:p>
      <text:p text:style-name="P11"/>
      <text:p text:style-name="P13">Northwatch is held by Emiliana Valbrandottir, an endling, 12.</text:p>
      <text:p text:style-name="P13"/>
      <text:p text:style-name="P11">Grand Prince Rene, 99, stands sovereign in Aamir, sitting at the top of the Great Steps at Zeena. With the aid of Westring, he has bound the Talaali freemen to Aamir in a sort of conjuction of their peoples.</text:p>
      <text:p text:style-name="P11"/>
      <text:p text:style-name="P11">Sharaaf is held by the Talaali Ulwazi, 56.</text:p>
      <text:p text:style-name="P11"/>
      <text:p text:style-name="P11">Sahaladar is held by Dandabala, 20, the leader of the Talaali powers.</text:p>
      <text:p text:style-name="P11"/>
      <text:p text:style-name="P11">Beydoun is held by the Talaali woman Mlilo, 16.</text:p>
      <text:p text:style-name="P11"/>
      <text:p text:style-name="P11">Ismad is held by the Talaali Ejaj, 42.</text:p>
      <text:p text:style-name="P11"/>
      <text:p text:style-name="P11">Badri’s Gate is held by the duo Sirak Nataye Kiros, 20, and Andromeda Leul Ephraim, 15.</text:p>
      <text:p text:style-name="P11"/>
      <text:p text:style-name="P11">Prince Ayene Amare Abey, 67, controls Ismael, and is second to Grand.</text:p>
      <text:p text:style-name="P11"/>
      <text:p text:style-name="P11">The Watchtower of Ave Kass is controlled by Selassie Neway Rada, 43.</text:p>
      <text:p text:style-name="P11"/>
      <text:p text:style-name="P11">Mansoor is controlled by Mimi Biru Kalu, 32.</text:p>
      <text:p text:style-name="P11"/>
      <text:p text:style-name="P11">Princess Eden Finhas Nahum, 53, holds Mahiir.</text:p>
      <text:p text:style-name="P11"/>
      <text:p text:style-name="P11">Forbodences: </text:p>
      <text:p text:style-name="P11">-The seven bastards of Liliwyn Darieth and Casten Ebonwulf, Olivar, Liliyana, Jaran, Alis, Nalia, Barret, and Mirabel, escaped the burning of Direwood. 10, 10, 9, 8, 8, 7, 6 in 800.</text:p>
      <text:p text:style-name="P11">-Balogogi orcs remain in the Riverlands</text:p>
      <text:p text:style-name="P11">++Naim of Mazica and her Crows remain in the forests of Fangador</text:p>
      <text:p text:style-name="P11">++The Aamirian bond with the Talaali is weak and forced.</text:p>
      <text:p text:style-name="P11">-Arfire Virro, while the heir to the throne of Westring, does not sit in an entirely safe position. Jonathan Liabella is next in line for the throne, were Arfire to die childless. However, the bastards Audnos Dondirro and Garrel Merser would have claim ahead of even them if not for their baseborn status.</text:p>
      <text:p text:style-name="P2"><text:tab/><text:tab/>-Trouble is brewing in the frozen lands of Amarth, as per the usual.</text:p>
      <text:p text:style-name="P14">-Matthias Mar is the true heir to Rosewell, Windkeep, Gatterlen Hall, and the Broken Isles. He is the nephew of Truen Pine and the second cousin of Mira Edister, and therefore holds significant power in the north.</text:p>
      <text:p text:style-name="P2"><text:soft-page-break/></text:p>
      <text:p text:style-name="P6">801 AC—King Arfire sends Lord Rickron Ravalee and Lord Audnos II Dondirro to clear the Riverlands of Balogogi orcs and savages. This task is seen by a trial by many young knights to prove themselves. This is chronicled as the Respondance.</text:p>
      <text:p text:style-name="P6"><text:tab/>-The seven bastards of Liliwyn begin to travel north, seeking refuge at the Jotungard.</text:p>
      <text:p text:style-name="P14">-Jurgenstein and Mengelstrom of the Jotungard, destroyed long ago by the Endbringer, begin reconstruction. Balk, Brendonburg, Holstein, and Linstad begin construction.</text:p>
      <text:p text:style-name="P14">-Jonathan Liabella’s first son is born, Maximillian Liabella. </text:p>
      <text:p text:style-name="P14">-Audnos Dondirro’s son Havelis Dondirro is born.</text:p>
      <text:p text:style-name="P2"><text:tab/></text:p>
      <text:p text:style-name="P8">802 AC—The seven bastards of Liliwyn reach the Jotungard. They stagger in to Hohenvant, the oldest of the fortresses. They are met by the fortresses’ Freeguard castellan, the endling Paulov Sorbo. They relate to him a false story, and he recruits them. They begin their training.</text:p>
      <text:p text:style-name="P8"/>
      <text:p text:style-name="P8">803 AC—The lords and knights in the Riverlands push the last of the Balogogi orcs from the area, liberating the ruins of High Water from their grasp. Many fighters are knighted after their shows of bravery and skill. Notably, Deonte Crag, 15, son of Josey Greymyre and Anders Sparre, the orphan ‘Deion,’ 18, of the Uriel valley, Sloan Rowe, 22, daughter of a blacksmith in Bayfair, Issaria of house Elberos, 25, of King’s Mark, and Alois Austad, 16, of Riverdeep.</text:p>
      <text:p text:style-name="P8"><text:tab/>-Ellis Ebonwulf (20), son of Joel Ebonwulf, marries Aline, a peasant girl.</text:p>
      <text:p text:style-name="P8"/>
      <text:p text:style-name="P8">804 AC—Alaria Virro is born to Ella Virro and Arfire Virro.</text:p>
      <text:p text:style-name="P8"><text:tab/>-Jonathan Liabella’s second son is born, Basil Liabella.</text:p>
      <text:p text:style-name="P8"><text:tab/>-Mira Edister gives birth to a son, Marius Edister.</text:p>
      <text:p text:style-name="P8"/>
      <text:p text:style-name="P8">806 AC—Three years of peace pass, the first few years of true peace in Wysteria for many years. In 806, however, something north of the Straight of Mists stirs. Watchers of the Freeguard begin to see more endlings passing across the smokey waters. Because Westring, with Wintercrown under Mira Edister’s control, accepts endlings onto the mainland, these immigrants are accepted. Some boats begin to come in empty, devoid of life—but not of bloody mutilated corpses. Soon, men begin to go missing if they travel too far from the fortresses. Travelers and messengers never turn up. The Freeguard sends out a raid into the night, and they find a tribe of wendigos—savage cannibals from the far Endlands. The wendigos are all killed in the raid, however many men are savagely murdered. The wendigos have never been seen south of the Straights, and endlings have spoken that they have never sought to travel south in the past. The two oldest of Liliwyn’s bastards, Olivar and Liliyana, were on the raid and saw the savages.</text:p>
      <text:p text:style-name="P8"><text:tab/>-Adrian Sparre’s eldest son, Perthorn II Sparre, is born.</text:p>
      <text:p text:style-name="P8"><text:tab/>-Annina Ebonwulf is born to Joel and Aline.</text:p>
      <text:p text:style-name="P8"><text:tab/>-Mira Edister gives birth to a daughter, Reese Edister.</text:p>
      <text:p text:style-name="P8"><text:soft-page-break/></text:p>
      <text:p text:style-name="P8">807 AC—The Freeguard heighten their defences and begin to filter immigrants from the Endlands.</text:p>
      <text:p text:style-name="P8"><text:tab/>-Julian Ebonwulf is born, son of Lord Sam Ebonwulf.</text:p>
      <text:p text:style-name="P8"><text:tab/>-Justus Ebonwulf is born to Ellis Ebonwulf and Aline.</text:p>
      <text:p text:style-name="P8"/>
      <text:p text:style-name="P8">808 AC—Balogogi raids to the western coasts increase immensely. Not only that, but the raiders do not leave—they stay on the coasts as if they were immigrating from the Endlands. With Balogogi returning after being forced out just five years previously, Arfire tasks lords and knights to flush them once again.</text:p>
      <text:p text:style-name="P8"><text:tab/>-Garrel Merser dies of an unknown sickness.</text:p>
      <text:p text:style-name="P6"/>
      <text:p text:style-name="P6">810 AC—Two years into the seemingly simple task of expunging the Balogogi from the Riverlands and it seems that the orcs and goblins will never stop coming. More and more Balogogi flood into the wetlands, harrying the coasts from the Jotungard to the Talaali coast tribes. Arfire orders the construction of Ardham Rock in the Bay of Sophiel as a means to protect the region from attacks. Arfire gathers his most trusted friends and advisors to discuss a plan. They decide to hold out—build temporary forts along the coasts to hold off attacks.</text:p>
      <text:p text:style-name="P6"><text:tab/>-The second son of Sam Ebonwulf, Rainer Ebonwulf, is born.</text:p>
      <text:p text:style-name="P6"><text:tab/>-Deonte Crag’s eldest son, Wendelin Crag, is born.</text:p>
      <text:p text:style-name="P6"/>
      <text:p text:style-name="P6">811 AC—The eldest daughter of Sam Ebonwulf, Elise Ebonwulf, is born.</text:p>
      <text:p text:style-name="P6"/>
      <text:p text:style-name="P6">813 AC—The Straight of Mists gives way to a fleet like none seen for hundreds of years—a fleet of giant’s rafts. A great host of frost giants of the far north sail across the mists. They are met mid way by the ships of the Jotungard, but the giants fight out of desperation. The Freeguard ships are quickly turned away, and the giants land on the icy cliffs. The giants form small groups and move inland, ignoring the Jotungard fortresses. The Freeguard, however, were ordered to aid in their extermination. They were joined by the main force of the north, Winter’s Host out of the Black Keep. A great persecution and hunt of the giants begins. The bastards of Liliwyn, however, see the peculiarity—that the giants ran away. The bastards joined together and decided to sneak a ship across the straights.</text:p>
      <text:p text:style-name="P6"><text:tab/>-The third son of Sam Ebonwulf is born, Brandon Ebonwulf.</text:p>
      <text:p text:style-name="P6"/>
      <text:p text:style-name="P7"><text:span text:style-name="T1">814 AC—The bastards reach the Endlands near the beginning of the year after stopping at the ruins of Solem Reyk for the winter. Over the course of the year, they cautiously traverse the Endlands. They find it practically empty—empty cottages and huts, empty caves and empty graves. They are followed by a strange being—a true wendigo. They travel inland and discover a sickening truth—the dead of Amarth are not staying dead. All the wars and corruption that plagued the continent have damaged the energy of the place, and the dead are beginning to come to life. The bastards leave Amarth to warn the Jotungard, but they are attacked by the wendigo. Jaran </text:span><text:soft-page-break/><text:span text:style-name="T1">is killed—the wendigo took him. The other bastards destroyed the original, but something happened to Jaran. The bastards make it back to Solum Reyk by the end of the year.</text:span></text:p>
      <text:p text:style-name="P6"><text:tab/>-The Balogogi in the Riverlands learn to use the terrain to their advantage. They band with native savages and attack from the swamps.</text:p>
      <text:p text:style-name="P6"/>
      <text:p text:style-name="P6">815 AC—The bastards reach the Jotungard, but find most of the Freeguard gone hunting the giants. The only ones left are the weak, untrained, and elderly. Even Truen Pine was out on the hunt. The bastards warn those who are still at the fortresses. They tell that the Freeguard is chasing a fasle threat—the giants are running from the dead. The bastards take it into their own hands, and they organize the members that they can to man the abandoned fortress of Solem Reyk. Because the halls are situated in the middle of the mists, they could offer a means to stop an attack before it reaches the mainland.</text:p>
      <text:p text:style-name="P6"><text:tab/>-The Balogogi suddenly stop raiding—the only ones left are the ones already there.</text:p>
      <text:p text:style-name="P6"/>
      <text:p text:style-name="P6">816 AC—Ardham Rock is completed; however, it was occupied in 813.</text:p>
      <text:p text:style-name="P11">-The Balogogi are once again expelled from the Riverlands. Arfire calls the ‘Second Respondance’ crisis ended.</text:p>
      <text:p text:style-name="P14">-The frost giants in the north are hunted down and killed. The race of giants is almost extinguished. The Freeguard returns to the fortresses, and they find many of their garrison on Solem Reyk. They refute the bastards and their argument. They place them under confinement for going under Freeguard authority.</text:p>
      <text:p text:style-name="P2"/>
      <text:p text:style-name="P24">817 AC—An eerie silence and welcome peace come over Wysteria. The bastards of Liliwyn are still under close watch, but they are no longer strictly confined.</text:p>
      <text:p text:style-name="P2"/>
      <text:p text:style-name="P24">818 AC—In the depths of the winter at the start of the year, the armies of the dead marched from the North. They first attacked the Jotungard, but in the middle of the year undead began emerging from the seas along the Conqueror’s Coast. Truen Pine is killed in an attack, along with another one of the Jotungard lords. Because Truen’s daughter is the Queen, she has no one to succeed her as the head of the Jotungard. The fortressess fell into a sort of civil war between themselves, each warring for control while fighting undead at the same time.</text:p>
      <text:p text:style-name="P24"/>
      <text:p text:style-name="P24">819 AC—Arfire organizes the lords and ladies of Westring on the Conqueror’s Coast and the Fenlands. The Dominion exerts its control and influences the lords to build a line of temples and walls to barricade the coasts. Westring is focusing its power on the western coasts.</text:p>
      <text:p text:style-name="P25"><text:span text:style-name="T1">-As the undead forces grow in strength, they overtake many of the Jotungard fortresses. The warring Freeguard are taken out of the picture—except for one fortress, Hohenvant, which, after taken over in </text:span><text:soft-page-break/><text:span text:style-name="T1">a coup, is held by the six bastards of Liliwyn. They lock down Hohenvant, and search its ancient catacombs for secrets.</text:span></text:p>
      <text:p text:style-name="P24"/>
      <text:p text:style-name="P24">820 AC—Mira Edister fortifies the Wall of Kharcaras and the Black Keep, the last two strongholds in the north. The Jotungard fortresses remain in civil turmoil, and the lesser fortresses and cities of the north have fallen to the undead’s plague. A terrible epidemic begins to spread down from the north, driving all those it infects insane.</text:p>
      <text:p text:style-name="P57">-In 820, the strength of Westring fails and the Walls of the Dominion are taken. The undead forces begin to move inland. The royal family escapes, however Rickron Ravalee is killed along with the Grand Apostle of the Dominion, Adrian Sparre, Ellis Ebonwulf, and Audnos Dondirro. Ophiel’s Reach falls, and King’s Mark is evacuated. The refugees move to the Rift, to Direwood castle and to Langen.</text:p>
      <text:p text:style-name="P57">-The bastards emerge from the catacombs with the knowledge necessary to defeat the enemy. The ancient fortress of Hohenvant kept many secrets under its floors, the site of many battles, restorations, and births. The bastards discovered an impossibly ancient tome from the time of Samith and Enoch, describing their final battle in Amarth, and the viscious laughing from the heavens—the voice that awoke the shadows. They needed to find the first living shadow and imprison it. They, in their research, discover that the undead are not truly such—they are all a part of the shadow. The shadow moved into their bodies and controlled the corpses. They also discover an ancient magical technique used in the last Great War—the ability to create a holy prison to contain the evil. It required the employment of five powerful divine scrolls, relics of a lost age, placed around the target area. The scrolls, however, were lost in the Straight of Mists.</text:p>
      <text:p text:style-name="P2"/>
      <text:p text:style-name="P24">821 AC—The Rift erupts in horrible battles against the waves of dead. King Arfire is killed with Celeris, and his son Elion II is crowned at Direwood castle. Around this time, Elion II’s younger sister, Alaria Virro, begins to rally the peasants with a new religious doctrine.</text:p>
      <text:p text:style-name="P57">-The bastards, in control of Hohenvant, must reunite the Jotungard fortresses. They gather the remaining forces and take their old outpost on Solem Reyk to find the divine scrolls.</text:p>
      <text:p text:style-name="P24"/>
      <text:p text:style-name="P24">822 AC—After significant ambition and force, Alaria Virro is named the Grand Purifier of the Dominion. She instates her new doctrine, leading the populace behind the belief that the Nine are opposed by the Defiler, the Thief. He is stealing the souls of the dead and using their bodies for evil. Her doctrine is easily accepted in the western parts of the nation affected by the undead, however it is resisted in the east where tradition holds. As the Grand Purifier, Alaria leads the knights and lords in a grand resurgence against the undead.</text:p>
      <text:p text:style-name="P57">-The bastards find the five divine scrolls needed to imprison the Shadow. They begin to prepare for the journey.</text:p>
      <text:p text:style-name="P57"><text:soft-page-break/>-Mira Edister is killed. She is succeeded by her son, Marius Edister.</text:p>
      <text:p text:style-name="P57">-Jonathan Liabella dies. Blaisa is lorded by his first son, Maximillian Liabella.</text:p>
      <text:p text:style-name="P24"/>
      <text:p text:style-name="P24">823 AC—The Grand Purifier shines in spectacular light as she leads the storm of the Walls of the Dominion. In the midst of the summer the armies stormed the walls after pushing through the Rift. Alaria’s holy light burned like the sun, disintegrating all evil that it touched. They took the wall on the solstice.</text:p>
      <text:p text:style-name="P57">-The bastards start on their journey through Amarth, splitting into five groups with the remaining members of the Jotungard. As the year draws on, the really dramatic and cool adventure comes to a close with the deployment of all the scrolls. The Shadow is imprisoned. The only of Liliwyn’s bastards to survive is Mirabel, 29.</text:p>
      <text:p text:style-name="P57">- Matthias Mar’s wife gives birth to a daughter and son, Res and Severen.</text:p>
      <text:p text:style-name="P57">-Marcus Merser’s eldest daughter and son are born, Esseris and Jerrath Merser.</text:p>
      <text:p text:style-name="P57">-Annina Ebonwulf (17), daughter of Ellis Ebonwulf and Aline, marries Marcel of house Nadler.</text:p>
      <text:p text:style-name="P57">-Rosenala Talwesta marries Clermorn Reynelis. They have a daughter, Rohme Reynelis.</text:p>
      <text:p text:style-name="P24"/>
      <text:p text:style-name="P24">824 AC—After the imprisonment of the Shadow, the western coast of Westring and the northern coast of Wintercrown, technically a part of Westring, lay in turmoil. The Grand Purifier Alaria Virro takes control of the West before Elion II arrives. Once Elion II takes the throne, he marries. Alaria does not marry, but she stays with Maximillian Liabella. She wants to continue to the Virro name.</text:p>
      <text:p text:style-name="P57">-Mirabel tries to rebuild the society of the Jotungard fortresses. Many of the Freeguard were slain, however, leaving only one fortress worth of garrison left. She needs to find more soldiers.</text:p>
      <text:p text:style-name="P57">-Julian II Ebonwulf has a son, Brandon II Ebonwulf.</text:p>
      <text:p text:style-name="P2"><text:tab/></text:p>
      <text:p text:style-name="P8">824-830 AC—During the reign of Elion II, Marius Edister began to pull Wintercrown away from Westring. He feels that his kingdom should once again be separate, that his mother made a mistake by kneeling to Arfire. Arfire did little to help the north during the Dark Crisis, and Marius resents that.</text:p>
      <text:p text:style-name="P58">-(825) Alaria gives birth to a son, Cristaor Virro. She keeps him hidden from the nation.</text:p>
      <text:p text:style-name="P45">-Mirabel forms an elite society to protect against the Shadow. She names this society the Mistwalkers.</text:p>
      <text:p text:style-name="P45">-(825) Selele Liabella is born to Basil Liabella and his wife Reese Liabella (Edister). </text:p>
      <text:p text:style-name="P45">-(826) Marius Edister’s wife gives birth to a daughter, Roselyne Edister.</text:p>
      <text:p text:style-name="P45"><text:soft-page-break/>-(826) Brayan Liabella is born to Basil Liabella and Reese Liabella (Edister).</text:p>
      <text:p text:style-name="P45">-(826) Havelis Dondirro’s daughter Audrey Dondirro is born.</text:p>
      <text:p text:style-name="P45">-(826) Lorenz Nadler is born to Annina and Marcel Nadler.</text:p>
      <text:p text:style-name="P45">-(827) Elia Nadler is born to Annina and Marcel Nadler.</text:p>
      <text:p text:style-name="P45">-(827) Havelis Dondirro’s son Nicola Dondirro is born.</text:p>
      <text:p text:style-name="P45">-(825) Julian II Ebonwulf has a daughter, Victoria Ebonwulf.</text:p>
      <text:p text:style-name="P45">-(828) Ben Ebonwulf is born to Justus and Olivia.</text:p>
      <text:p text:style-name="P45">-(828) Havelis Dondirro’s son Erevor Dondirro is born.</text:p>
      <text:p text:style-name="P45">-(828) Irene Sparre is born to Perthorn II Sparre.</text:p>
      <text:p text:style-name="P45">-(830) Justus Ebonwulf (23) marries Olivia Meyr, though he has an affair with a young man named Christof.</text:p>
      <text:p text:style-name="P2"/>
      <text:p text:style-name="P6">830 AC—Elion II and his wife and children are killed in a massive fire that burned down the above ground floors of the royal palace in King’s Mark. The Grand Purifier Alaria is crowned.</text:p>
      <text:p text:style-name="P11">- Marius joins in part with Mar, Warden of the North. Mar fears Alaria—he feels that her lust for power will stop at nothing. The events surrounding Elion II’s death seem suspicious to Mar. Matthias sends Res and Severen to Kells. He knows that tensions will grow, and another war is coming.</text:p>
      <text:p text:style-name="P11">-Elina Lorifyr, daughter of Gawin Liabella, dies of old age. She was 75. As last lady of Bellshard, she is replaced by the previous family of Norhall, before it crumbled in 793. The grandson of Felir Fyste, Alram Fyste, now 56, takes lordship.</text:p>
      <text:p text:style-name="P11">-Perthorn II Sparre’s son, Faranos Sparre, is born.</text:p>
      <text:p text:style-name="P11">-Aline Ebonwulf, wife of Ellis Ebonwulf, dies of a sickness.</text:p>
      <text:p text:style-name="P2"/>
      <text:p text:style-name="P6">830-836 AC—The Grand Purifier and Queen of all Westring Alaria Virro knows that the eastern cities would not take kindly to the forceful conversion to the New Dominion of faith, so she did nothing directly from the royal decree-though she did use the Faith to instill her citizens with an evangelistic nature, leading them to subtly influence the east. Officially during this time, she maintained the Wall of the Dominion, seeing it as a strong defence against western invasion. The east, however, had little additional defence despite being the most invaded historically.</text:p>
      <text:p text:style-name="P6"><text:tab/>-(832) Rainer Ebonwulf, son of Sam Ebonwulf, marries Marria Mayr.</text:p>
      <text:p text:style-name="P6"><text:tab/>-(833) Brandon Ebonwulf, son of Sam Ebonwulf, marries Evelyn Singer.</text:p>
      <text:p text:style-name="P14">-(835) Marko Ebonwulf, son of Brandon Ebonwulf and Evelyn Ebonwulf (Singer), is born.</text:p>
      <text:p text:style-name="P6"><text:tab/>-(835) A son, Ranon Edister, is born to Marius Edister.</text:p>
      <text:p text:style-name="P6"><text:tab/>-(836) Wendelin Crag’s eldest son, Nils Crag, is born.</text:p>
      <text:p text:style-name="P6"><text:tab/>-(835) Julian II Ebonwulf’s bastard daughter is born, Iris Fields. She is raised in Tessenhall.</text:p>
      <text:p text:style-name="P6"/>
      <text:p text:style-name="P7"><text:span text:style-name="T1">837 AC—Religious persecution on the behalf of the New Dominion increases. Followers who deny the existence of the Defiler become known as followers of the Old Dominion. The persecution is at it’s heighest towards the center </text:span><text:soft-page-break/><text:span text:style-name="T1">of the kingdom, in Tessenhall country. Vandalism, evangelistic gatherings, and persecutive muggings are common. The city is split in two by the religious differences.</text:span></text:p>
      <text:p text:style-name="P6"><text:tab/>-Baris Ebonwulf is born to Rainer and Marria.</text:p>
      <text:p text:style-name="P6"/>
      <text:p text:style-name="P6">838 AC—Marius Edister of Wintercrown decrees the cecession of the north from Westring. The First Rebellion of the North begins. Marius strongly fortifies the Black Keep and the Wall of Kharcaras. He begins his revolt in the spring of the year, hoping that the winter would slow down any invading forces. Alaria reacts with control and strength. She sends the entirety of her standing army and forces a draft. The draft, she believes, will cause her peoples to forget their differences in the heat of battle and fight as one. She marches some of her soldiers north towards the Black Keep, however many she moves to Blaisa and Balling. At those places she will build a mighty fleet to sail to Gatterlen Hall, then north, to Rosewell.</text:p>
      <text:p text:style-name="P6"><text:tab/>-Martin Ebonwulf is born to Rainer and Marria.</text:p>
      <text:p text:style-name="P6"/>
      <text:p text:style-name="P6">839 AC—Alaria’s armada is completed to the point that she can begin her invasion. The small number of troops she sent to the Black Keep have begun a small siege, and the hosts at Blaisa and Balling have boarded their ships. The host of Balling, mainly members of the standing army, sail to Gatterlen Hall while the host at Blaisa sails straight north to Rosewell. This is when Leiv Rinn and Matthias Mar make their moves. Rinn began to launch flaming missiles at the fleet as they set in his harbor. Mar sent ships to aid Rinn. The ones who survived landed on the shores and began the Betrayal at Gatterlen Hall. Leiv Rinn and Matthias Mar are both labeled traitors to the church and crown. The battle at Gatterlen Hall is bloody and viscious, with Leiv’s powerful magic dominating the field. His force was small however, and he was hulled into the main hall after many hours of fighting. At that point he began a powerful magical ritual, which, when activated, imprisoned many of the attackers in a small gemstone. Leiv enchanted the remaining soldiers to fight for him, and he reinforced the island.</text:p>
      <text:p text:style-name="P6"><text:tab/>Alaria quickly sent word to the ships headed to Rosewell, and called them back to attack Gatterlen Hall. She and the remaining few at Bayfair sailed for Gatterlen Hall as well. They landed amidst batallions of enchanted soldiers. When Alaria led the men, the men fight like angels. The Queen’s leadership led the Westringers to victory, but as they broke into the great hall, Leiv Rinn and his family vanished along with the gemstone. Despite Rinn’s escape, Alaria claimed Gatterlen Hall.</text:p>
      <text:p text:style-name="P6"><text:tab/>-Wendelin Crag, son of Deonte Crag, is killed.</text:p>
      <text:p text:style-name="P14">-Rohme Reynelis travels north at a young age, and she is met and taken in by Mirabel Dale, the last of Liliwyn’s bastards.</text:p>
      <text:p text:style-name="P6"/>
      <text:p text:style-name="P6">840 AC—Matthias officially joins Rosewell with the north. In doing this, the people of Coulin also join with the north, and they strongly push against any New Dominion influences. The secession shakes the eastern cities, and the unrest grows.</text:p>
      <text:p text:style-name="P7"><text:soft-page-break/><text:span text:style-name="T1"><text:tab/>Around this time, a strange old man appears—the prophet/painter Adonas of Tabris. He paints huge and awesome murals of things yet to come. In 840, he painted </text:span><text:span text:style-name="T2">A Storm Tamed</text:span><text:span text:style-name="T1">, fortelling the fall of the last Blackstrom—Matthias Mar. He paints this in King’s Mark.</text:span></text:p>
      <text:p text:style-name="P6"><text:tab/>Rested over the winter, Alaria’s forces mobilize again. Knowing that Mar’s strengths are at sea, she set to land to the west and attack from the hills—or at least half her force would. She would send a large delayed force to attack the Bay of Petals. Knowingly, she leaked some of her plans to Mar—allowing him to know of her attack by land.</text:p>
      <text:p text:style-name="P6"><text:tab/>When her westbound ships approached land, they were cut off by Mar’s fleet, and many of them were destroyed in a swift battle. The remaining soldiers made along the godsroad for Rosewell, and they were ambushed in the Whistling Pass. While her troops were being massacred, Alaria’s feint began to move. Her ships attacked the Bay of Petals, catching the docked ships of Matthias Mar by surprise. She burned his fleet and began to fire upon Rosewell with flaming catapult rocks. She stormed the keep and captured Mar. After she had moved into the keep, she had many of her men hide in the surrounding hills. Mar’s forces returned from the west and the battle began again, but in a legendary move Alaria’s forces stormed down around Mar’s men from the hills and quickly brought them to surrender. Alaria spared Mar, knowing he would only be a martyr. She kept most of her forces garrisoned at Rosewell, but she and Mar traveled to King’s Mark. </text:p>
      <text:p text:style-name="P6"/>
      <text:p text:style-name="P6">841 AC—Marius Edister made his attack in the deep of winter. His hardened northmen marched down from the Black Keep and attacked Fangador, held by Liam Teague’s nephew Auster Teague. The bells of Fangador rang, but the snow blotted them out. No word of Fangador’s fall or Teague’s death caught the wind for multiple days. By then, Marius had begun to move for Riverlock, hopeing to avoid the detection of Sam Ebonwulf to the south. Because the Teague line was ended, the closest relative of the Teague’s was given Fangador—Ylsif Greymyre, son of Clayse Greymyre in the north. It is disputed between Ylsif and Deonte Crag, however.</text:p>
      <text:p text:style-name="P6"><text:tab/>When Ebonwulf got word of Fangador’s fall and Teague’s death, he and his sons set out to cut Marius off at the Rift. Rickron Ravalee’s grandson, Lord Beyton Ravalee, commands Riverlock. Most of his men are decended from northment—their fathers or grandfathers pure northblooded. Some of Ravalee’s men turned against him, and Riverlock was overtacken. Ravalee was killed, meaning that his cousin, Kodha Ravalee would be lord.</text:p>
      <text:p text:style-name="P6"><text:tab/>Sam Ebonwulf caught Marius near the fens of Riverdeep. He barricaded the city against the northmen and defended from the river. The siege of Riverdeep had begun, but Ebonwulf had already gotten word that some of Alaria’s men from Rosewell were on their way. Sam Ebonwulf dismissed the help of the young Nicola Dondirro, who had led a small force of men to join Sam Ebonwulf in his siege. Nicola Dondirro is embarrassed in front of all his men.</text:p>
      <text:p text:style-name="P6"><text:tab/>-Rohme Reynelis joins the Mistwalkers. She travels south.</text:p>
      <text:p text:style-name="P6"/>
      <text:p text:style-name="P6"><text:soft-page-break/>842 AC—Early in the year, Alaria’s men from Rosewell reached the siege of Riverdeep, strengthening the side of Sam Ebonwulf. Alaria joins the siege, bringing Matthias Mar as captive. She threatens to kill Mar if Marius does not surrender within one month.</text:p>
      <text:p text:style-name="P6"><text:tab/>Marius is quoted to saying, “I am sorry, my brother, but if one has to fall for ten thousand to rise, what king would I be to refuse?”</text:p>
      <text:p text:style-name="P6"><text:tab/>At the end of the month, Alaria staged an execution of Matthias Mar. To the world he was dead, but Rohme Reynelis had other plans for him that Alaria was willing to entertain. Marius was angered, but kept the siege going. He sent letters to all, calling for aid. He gets the dwarves of the Rift on his side, and the dwarven king Bomlin mobilizes his forces.</text:p>
      <text:p text:style-name="P6"/>
      <text:p text:style-name="P6">843 AC—The dwarves attack Riverdeep from the south, and the combined forces force the surrender of Riverdeep. Sam Ebonwulf and many of the minor lords of the Uriel valley are taken captive. Julian II Ebonwulf escapes, but Rainer Ebonwulf and Brandon Ebonwulf are killed.</text:p>
      <text:p text:style-name="P58">Alaria had left Riverdeep for King’s Mark, and she began to fortify Ophiel’s Reach. In her time of need, Alaria called upon Maximillian Liabella of Blaisa. She called on him to strike north and make for Kells, forcing Marius out of the south. Maximillian took up his sword and his forces sailed north.</text:p>
      <text:p text:style-name="P58">-Jerrath Merser’s eldest daughter is born, Corria Merser.</text:p>
      <text:p text:style-name="P2"/>
      <text:p text:style-name="P6">844 AC—The dwarves and northmen besiege Ophiel’s Reach. Alaria and her few men guard the fortress. By the middle of the year, Marius receives a report stating that Maximillian Liabella had won a major victory and taken Axewick. He was moving north to Yronlake now. He had rendezvoused with Alaria’s soldiers at Rosewell and moved west. Hearing this news, Marius retreated north.</text:p>
      <text:p text:style-name="P6"><text:tab/>-Jerrath Merser’s eldest son is born, Garrel (II) Merser.</text:p>
      <text:p text:style-name="P6"><text:tab/>-Severen Mar marries Roselyne Edister.</text:p>
      <text:p text:style-name="P6"/>
      <text:p text:style-name="P6">845 AC—Alaria sent word to Maximillian Liabella of Marius’ retreat, and informed him that the north wasn’t important—he should meet with Marius and discuss terms of peace, and then aid her in the south against the dwarves, who had taken a new cause about them—the acquisition of more land. They wanted the entire Rift area to be theirs. Maximillian Liabella met with Marius, and peace was struck. The north would once again be free, and Wintercrown was declared a sovereign kingdom once again. Marius became known as the Chain Breaker King.</text:p>
      <text:p text:style-name="P6"><text:tab/>Maximillian moved south to join the Dwarven Cessation War.</text:p>
      <text:p text:style-name="P14">-Rohme travels with Matthias Mar, believed dead, and most of his men to allow him to join the Freeguard.</text:p>
      <text:p text:style-name="P14">-Severen and Res Mar both swear to kill Alaria Virro, and finish the rebellion that their father started. They travel to the Broken Isles in search of aid.</text:p>
      <text:p text:style-name="P14">-Sam Ebonwulf dies of age in captivity. Julian II Ebonwulf, 38, is crowned.</text:p>
      <text:p text:style-name="P14">-Roselyne Mar (Edister) gives birth to Ortega Mar.</text:p>
      <text:p text:style-name="P14"><text:soft-page-break/>-Alaria reveals her son, Cristaor Virro (20), to the world. He was hidden, growing up in the country. Now he will lead Alaria’s army with her, learning the ways of war and ruling.</text:p>
      <text:p text:style-name="P6"/>
      <text:p text:style-name="P6">846 AC—With the First Rebellion ended and the Dwarven Cessation War in full swing, the people of Wysteria had no time to recover. The dwarves unleashed a new weapon in this year of the war—the crossbow and its huge counterpart, the ballista. The mechanized bows pounded through armor and caused great casualties on Alaria’s side. Maximillian Liabella attacked the Rift from the east while Alaria defended the Conqueror’s Coast. Maximillian is aided by Audnos Dondirro’s son, Havelis Dondirro, 45, lord of Direwood.</text:p>
      <text:p text:style-name="P6"><text:tab/>-Matthias Mar joins the Mistwalkers.</text:p>
      <text:p text:style-name="P14">-After meeting with the people of the Broken Isles, Res and Severan Mar buy a ship and begin their new plan—their grandfather was a pirate, a Blackstrom, so they would be too. They would gather men slowly and raid the far-off coasts for riches. Their goal—take back Rosewell. With Rosewell, they could aim for each of the other eastern cities.</text:p>
      <text:p text:style-name="P14">-Brayan Liabella and Irene Sparre are married.</text:p>
      <text:p text:style-name="P14">-Nicola Dondirro marries Jozefien Liabella, one of the Old Liabellas. They have a son: Adil Dondirro.</text:p>
      <text:p text:style-name="P2"/>
      <text:p text:style-name="P6">847 AC—Res Mar encounters the tale of the Crows near Fangador. She goes and meets the witch Naim, and begins learning the ways of illusion.</text:p>
      <text:p text:style-name="P11">-Cristaor Virro marries Esseris Merser, daughter of Marcus Merser. Cristaor Virro’s son, Corrym Virro, is born at King’s Mark.</text:p>
      <text:p text:style-name="P6"><text:tab/>-Rasmus Liabella is born to Brayan Liabella and Irene Liabella (Sparre).</text:p>
      <text:p text:style-name="P6"/>
      <text:p text:style-name="P7"><text:span text:style-name="T1">848 AC—Adonas of Tabris paints another mural—</text:span><text:span text:style-name="T2">A Prison Dark</text:span><text:span text:style-name="T1">—in the lofty hall of Direwood. This foretells the fall of the dwarves in Wysteria. Adonas catches the attention of Rohme Reynelis, and she finds him and begins to study under him.</text:span></text:p>
      <text:p text:style-name="P11">-The combined forces of Maximillian, Alaria, and Havelis push the dwarves back to Selegost. Almost all dwarven towns and outposts outside the mountains are destroyed. The dwarves of the Rift are practically confined to the mountains.</text:p>
      <text:p text:style-name="P11">-Brandon II Ebonwulf’s son, Lief Ebonwulf, is born.</text:p>
      <text:p text:style-name="P11">-Ben Ebonwulf and Selele Liabella are married. Their son, Benjamin II Ebonwulf is born.</text:p>
      <text:p text:style-name="P11">-Siri Liabella is born to Brayan Liabella and Irene Liabella (Sparre).</text:p>
      <text:p text:style-name="P2"/>
      <text:p text:style-name="P6">849 AC—The Mountain Accord is signed. By the treaty, the dwarves cannot settle outside the mountains. They have free reign within the mountains, but cannot have any commercial activity outside, nor do they have any concrete rights. This act practically reduces dwarves to the status of animals.</text:p>
      <text:p text:style-name="P6"><text:tab/>-Cristaor Virro’s daughter, Isela Virro, is born.</text:p>
      <text:p text:style-name="P6"/>
      <text:p text:style-name="P6"><text:soft-page-break/>State of Wysteria in 850 AC:</text:p>
      <text:p text:style-name="P6"/>
      <text:p text:style-name="P6">Wintercrown is sovereign again</text:p>
      <text:p text:style-name="P6">The first rebellion of the east was put down by Alaria Virro, now 46.</text:p>
      <text:p text:style-name="P10">Naim of Mazica and her Crows remain in the forests of Fangador</text:p>
      <text:p text:style-name="P10">The Aamirian bond with the Talaali is weak and forced.</text:p>
      <text:p text:style-name="P8">Res and Severen Mar, both 26, aim to continue their father’s legacy. They believe their father executed.</text:p>
      <text:p text:style-name="P10">Ylsif Greymyre and Deonte Crag vie for lordship of Fangador.</text:p>
      <text:p text:style-name="P6"/>
      <text:p text:style-name="P6">850 AC—Wysteria and Wintercrown enter a period chronicled as the Recovery—the unending wars previous have finally ceased, and the desolation of the Dark Crisis still covers the countryside. Cities take time to rebuild, and families to recover.</text:p>
      <text:p text:style-name="P6"/>
      <text:p text:style-name="P6">854 AC—Ylsif Greymyre and Deonte Crag (67) duel for the lordship of Fangador. Deonte emerges victorious, and he is given lordship and name. He chooses Deonte Reiten.</text:p>
      <text:p text:style-name="P6"><text:tab/>-Mirabel Dale, the last of Liliwyn’s seven bastards, dies of old age.</text:p>
      <text:p text:style-name="P6"><text:tab/>-Martin Ebonwulf is killed in a hunting accident.</text:p>
      <text:p text:style-name="P6"/>
      <text:p text:style-name="P6">855 AC—Orcs from Balogog attack the Jotungard fortress of Hohenvant and burn much of the ancient library there.</text:p>
      <text:p text:style-name="P6"><text:tab/>-Ridithas Virro is born to Cristaor Virro and Esseris Virro (Merser).</text:p>
      <text:p text:style-name="P6"/>
      <text:p text:style-name="P6">857 AC—Marcus Merser dies of alchohol poisoning. His son Jerrath (34) becomes lord of Wyre.</text:p>
      <text:p text:style-name="P11">-Havelis Dondirro dies of sickness at age 56. His son, Nicola Dondirro (29), becomes Lord of Direwood.</text:p>
      <text:p text:style-name="P6"/>
      <text:p text:style-name="P6">858 AC—Alaria Virro, 54, presides over the first ever continent-wide games to bring peace to the three kingdoms of Wysteria. The games are known as Wysteral Games—they take place every ten years, a reference to the ten gods of the New Dominion. The first winners are the Ebonwulfs. Erevor Dondirro is killed by Baris Ebonwulf during one of the games. A seed of hate is placed in Nicola.</text:p>
      <text:p text:style-name="P6"><text:tab/>-Marko Ebonwulf marries Noemi Connor.</text:p>
      <text:p text:style-name="P14">-Baris Ebonwulf marries Alluna Reynelis. Baris Ebonwulf is chosen as the castellan of King’s Mark.</text:p>
      <text:p text:style-name="P14">-Ben Ebonwulf becomes a court knight at Rosewell. He and his wife, Selele Ebonwulf, and son, Benjamin II Ebonwulf move there.</text:p>
      <text:p text:style-name="P6"/>
      <text:p text:style-name="P6">859 AC—The Library of the Ten is built in Tessenhall, a sign of the ever-growing divisions between the religions. Tessenhall, being in the center of the kingdom, is a scene split in two by the Old and New Dominions.</text:p>
      <text:p text:style-name="P11">-Aamir enforces their hold on the Talaali. They move troops into Sahaladar and construct outposts to control the tribes. Aamir expands across the deserts.</text:p>
      <text:p text:style-name="P6"><text:soft-page-break/></text:p>
      <text:p text:style-name="P7"><text:span text:style-name="T1">860 AC—Adonas of Tabris paints </text:span><text:span text:style-name="T2">A Rain of Thorns</text:span><text:span text:style-name="T1"> in the chapel of Rosewell—now under lordship of Basil Liabella. During this time, Rohme Reynelis meets Ortega Mar—she is intrigued by him.</text:span></text:p>
      <text:p text:style-name="P11">-Marko II Ebonwulf is born to Marko Ebonwulf and Noemi Ebonwulf (Connor). Alicia Ebonwulf, Marko II’s twin, is also born.</text:p>
      <text:p text:style-name="P6"/>
      <text:p text:style-name="P6">861 AC— Seryn Ebonwulf is born to Baris Ebonwulf and Alluna Ebonwulf (Reynelis).</text:p>
      <text:p text:style-name="P6"/>
      <text:p text:style-name="P6">862 AC—The Crows in the forests of Fangador raid more ambitiously and more often, led by a new illusionist.</text:p>
      <text:p text:style-name="P6"><text:tab/>-Rohme Reynelis seeks out Leiv Rinn in the Broken Isles.</text:p>
      <text:p text:style-name="P6"/>
      <text:p text:style-name="P6">864 AC—Severen Mar returns from his voyage backed by a small armada of diverse ships. Allies made across the world join behind his sail. He moves into the Bay of Petals and meets with Basil Liabella, now lord of Rosewell. Severen convinces Basil that Alaria has no love for him—only his brother. Even Arfire had no trust in their father, Jonathan. He may have given Jonathan Blaisa, but only to keep him as far away from King’s Mark as possible. Jonathan was next in line for the throne before Arfire stepped in—the crown was stolen by the child. Basil joins with Severen. With Severen’s fleet and Basil’s force, the matters of the eastern cities were on the table.</text:p>
      <text:p text:style-name="P6"><text:tab/>-Marcel Nadler, husband to Annina Nadler, dies of sickness.</text:p>
      <text:p text:style-name="P6"><text:tab/>-Justus Ebonwulf dies of sickness.</text:p>
      <text:p text:style-name="P6"><text:tab/>-Rohme Reynelis finds Leiv Rinn, and she trains under him. He gives her the Rinnstone.</text:p>
      <text:p text:style-name="P6"/>
      <text:p text:style-name="P6">865 AC—Crops failed in the northern parts of the Uriel Valley—no small part due to tampering of the Crows. The unrest grew, and when the people of Balling were approached by Basil and Severen who promised independence and plenty, they joined. The two leaders met with Deonte Reiten (78) and his grandson Nils, who agreed to aid them. He believed that his need to fight for Fangador was unheard of—Ylsif was a northman, born and raised in Kells. Severen travels to Bayfair, and begins to coerce the populous of his intentions. He soon finds that Bayfair is a much stronger city—influenced by Blaisa and Bellshard significantly. He would need to win the fortresses over before he won the city.</text:p>
      <text:p text:style-name="P11">-Corrym Virro, son of Cristaor Virro and grandson of Alaria Virro, has a son: Gamir Virro. </text:p>
      <text:p text:style-name="P6"/>
      <text:p text:style-name="P6">866 AC—Severen entreats with the venerable Lord Alram Fyste, 92, of Bellshard. He convinces Fyste that the crown under Arfire and Alaria delayed the ninety years of seating his family in Bellshard, instead giving it to a Liabella. Fyste’s sons are eager to join the side of Severen, thinking it might kill their father, or each other. The eight sons of Alram Fyste were eager to get at each others’ throats for the lordship.</text:p>
      <text:p text:style-name="P11"><text:soft-page-break/>-The eight sons of Alram Fyste from oldest to youngest are: Simuin, *Davellan, *Tulson, Leon, Vensel, *Herlek, *Victor, *Torston</text:p>
      <text:p text:style-name="P11">-Ortega Mar marries Siri Liabella, daughter of Brayan Liabella and granddaughter of Basil Liabella. This brings the houses of Mar and Liabella closer.</text:p>
      <text:p text:style-name="P6"/>
      <text:p text:style-name="P6">869 AC—At 46, Severen Mar finally has a sizeable portion of the east behind him. His eye is focused on Blaisa—the last stronghold in the east. Basil and he both knew that Maximillian Liabella would not surrender or turn. Blaisa would need to be taken by force.</text:p>
      <text:p text:style-name="P6"><text:tab/>-Lasten Ebonwulf, son of Lief Ebonwulf, is born.</text:p>
      <text:p text:style-name="P6"><text:tab/>-Lissette Mar is born to Ortega Mar and Siri Mar (Liabella).</text:p>
      <text:p text:style-name="P6"><text:tab/>-Annina Nadler dies of old age.</text:p>
      <text:p text:style-name="P6"/>
      <text:p text:style-name="P6">870 AC—After 20 years the Recovery was interrupted. The forces of the east—Deonte Reiten of Fangador, the unruled men of the Broken Isles, Basil Liabella’s force from Rosewell, Alram Fyste’s host from Bellshard, the organized Crows under Res Mar, and Severen’s pirate armada—marched on Blaisa. The Rain of Thorns began—the Second Rebellion.</text:p>
      <text:p text:style-name="P11">-The attack on Blaisa commensed with the unleashing of a siege weapon that Severen found across the seas—the trebuchet. Launching rocks daused in the chemical dragon fyre, the sky was alight in hot green. Severen’s ships docked in the bay and men landed on the shores. The Crows led by Res unleashed their mass illusions, driving the defenders insane. The gates were broken down and the castle was stormed. Maximillian was captured by his own brother, Basil. Blaisa had fallen. It was only a matter of secession from Westring before the war would be official.</text:p>
      <text:p text:style-name="P11">-Rohme Reynelis approaches Ortega Mar and offers to give him a powerful magical artifact—the Rinnstone.</text:p>
      <text:p text:style-name="P11"/>
      <text:p text:style-name="P46">-After the attack on Blaisa, the rebels gathered all they could from the fields to stockpile. People were encouraged to ration for the coming years.</text:p>
      <text:p text:style-name="P2"><text:tab/>*The 67-year-old Alaria Virro rallies her massive forces from the west.</text:p>
      <text:p text:style-name="P8">- Severen Mar declares the cities of Coulin, Balling, and Bayfair independent from Westring. By this time, he had already distributed his forces to the two main defence points—Fangador and Bellshard.</text:p>
      <text:p text:style-name="P8"/>
      <text:p text:style-name="P2"><text:tab/>Parties: Alaria, Cristaor Virro; Kodha, Edellan II Ravalee; Jerrath Merser; Nicola Dondirro; Maximillian Liabella; Perthorn II, Faranos Sparre; Thaya Perera; Baris, Julian II Ebonwulf; Ellis Elberos; </text:p>
      <text:p text:style-name="P2"><text:tab/>Basil, Brayan, Rasmus Liabella; Severen, Res, Ortega Mar; Deonte, Nils Reiten; Alram, Victor, Torstan, Leon, Simuin, Herlek, Vensel Fyste; Florian Lux; Tohen Franz; Ranon Edister/Rekleov; Iris Fields; King Mhisram;</text:p>
      <text:p text:style-name="P2"/>
      <text:p text:style-name="P9"><text:span text:style-name="T1">Notable casualties: Brandon II Ebonwulf, Ellis Elberos, Tulson, Davellan, Victor, Torstan, Leon, Simuin, and Herlek Fyste, Kodha Ravalee, Severen Mar, Alram Fyste, Perthorn II Sparre, Faranos Sparre, Jerrath Merser, Edellan II </text:span><text:soft-page-break/><text:span text:style-name="T1">Ravalee, Brayan Liabella, Julian II Ebonwulf, lots of other Ebonwulfs, Res Mar, Nicola Dondirro, Alaria Virro, Cristaor Virro.</text:span></text:p>
      <text:p text:style-name="P2"/>
      <text:p text:style-name="P2"/>
      <text:p text:style-name="P2"/>
      <text:p text:style-name="P6">871 AC— The 67 year old Alaria Virro rallies her massive forces from the west—the standing host of Ophiel’s Reach, King’s Mark, and Riverlock, as well as the strength of the Uriel River Valley and the Ebonwulfs.</text:p>
      <text:p text:style-name="P7"><text:span text:style-name="T1"><text:tab/>-</text:span><text:span text:style-name="T2">Hammer:</text:span><text:span text:style-name="T1"> </text:span></text:p>
      <text:p text:style-name="P21"><text:span text:style-name="T1">-Adonas of Tabris paints </text:span><text:span text:style-name="T2">Blood and Water </text:span><text:span text:style-name="T1">in the New Dominion temple of Tessenhall. The painting fortrells the first battle at Tessenhall to come later in the year.</text:span></text:p>
      <text:p text:style-name="P7"><text:span text:style-name="T1"><text:tab/>-</text:span><text:span text:style-name="T2">Alturiak:</text:span></text:p>
      <text:p text:style-name="P44">-Ches:</text:p>
      <text:p text:style-name="P16">-Alram Fyste’s sons Simuin, Vensel, Tulson, and Herlek lead 2,500/9000 of their men to the Eagle’s Pass to the south, preparing to ambush Perthorn II Sparre if he were to move up form the Aerie. They are told that, if Perthorn moves north, they should follow and flank him.</text:p>
      <text:p text:style-name="P16">-Severen sails his armada along the coasts to Balling, where he and a small consort break off to travel north. He realizes that he needs Wintercrown’s aid—be it for supplies or men. He makes for Kells. He leaves the rest of his force under the command of Florian Lux, a brilliant strategist Severen met in the Sunset Isles. Lux will wait on the coast until the siege of Fangador begins—then, he plans to hit the attackers from the side. Florian will reach Balling by the middle of the month.</text:p>
      <text:p text:style-name="P16"/>
      <text:p text:style-name="P16">*Kodha Ravalee mobilizes his host at the start of the month. He reaches Fangador in the last week and sets up a siege camp.</text:p>
      <text:p text:style-name="P16">*Julian II Ebonwulf makes north. He leaves half his force to join Ravalee on the south side, and he moves through the forest to flank the fortress from the north. In the middle of the month, as he moves his half north, he is beset upon by the illusionist Crows, led by Res Mar. The soldier that survived the Crows would tell of the forest as story of horror. The Crows’ illusion magic struck ruin into the hearts of the attackers. They would strike from invisibility, create mirror images to make their numbers seem to multiply, disguise themselves as the Tessenmen, and create mass panics. At some points the forest became as silent as death, the screams deafened by the magic. Res herself lead the Crows, prodigy of Naim of Mazica. She lured off groups of men, never to be seen again. Just on the travel through the forest to get to the northern camp’s location, Julian II lost 300/4500 men. He set up camp as the month closed. <text:s/>Only 50/500 of the Crows were killed.</text:p>
      <text:p text:style-name="P17"><text:span text:style-name="T1">*Perthorn II Sparre swoops his forces to the north of Eagle’s Pass, knowing that it is a choke point. The trip around takes </text:span><text:soft-page-break/><text:span text:style-name="T1">longer and is more strenuous, but he knows it to be safer. He reaches Bellshard and begins to set up camp in two weeks.</text:span></text:p>
      <text:p text:style-name="P16"/>
      <text:p text:style-name="P5"><text:tab/>-Tarsahk:</text:p>
      <text:p text:style-name="P20">-Severen and his consort reach Kells by the second week of the month—they trekked along the godsroad through Wintercrown. Severen pleads to the elderly Marius Edister (67), whose daughter Severen is married to, to lend any aid he can to the cause. After a few days’ deliberation, Marius declares that he will not throw himself into another war, but he will lend any needed supplies. Supply routes will run from the Black Keep to Fangador, and from Axewick to Coulin. From Coulin, supplies will be shipped to Bayfair. After a week’s lay, Severen leaves south.</text:p>
      <text:p text:style-name="P20">-Tohen Franz and the men of Gatterlen Hall sail around the south of the Reach. They make for land just above the Neck. After they land, they plan to move north along the godsroad to attack Tessenhall from the south. They will reach their destination in around 40 days.</text:p>
      <text:p text:style-name="P20">-Deonte and Nils Reiten send word to Florian Lux that the siege is beginning.</text:p>
      <text:p text:style-name="P20"/>
      <text:p text:style-name="P20">*Jerrath Merser and his men from Wyre make for Ardham rock, where they will join with Edellan II. From there, they will supply themselves and sail around Aamir, stopping to supply again at Mansoor. They will then head north to Blaisa.</text:p>
      <text:p text:style-name="P20">*Nicola Dondirro and his men move through the Rift to Tessenhall, then they move east through the plains and farmland. Nicola’s position is to pillage the towns around Bellshard and cut off their supply lines. Once he leaves, it takes him 20 days to reach Tessenhall, and another 30 are expected to reach Bellshard lands.</text:p>
      <text:p text:style-name="P20">*Kodha Ravalee (6,500) and Julian II (4,200) begin the siege of Fangador in full force. Catapults and balistas are built, battering rams are shingled, and pitch is mixed. Julian’s northern camp cuts off supply from the Black Keep.</text:p>
      <text:p text:style-name="P20">*Perthorn II begins the siege at Bellshard. The towering fortress sits perfectly on a hill in a valley, but it lends itself to being surrounded. Perthorn II positions himself to the north, blocking the supplies from Balling.</text:p>
      <text:p text:style-name="P5"><text:tab/>-Mirtul:</text:p>
      <text:p text:style-name="P7"><text:span text:style-name="T2"><text:tab/><text:tab/></text:span><text:span text:style-name="T1">-Mid-month, Severen reaches the battle front at Fangador.</text:span></text:p>
      <text:p text:style-name="P17"><text:span text:style-name="T1">-Florian Lux gets word from Deonte Reiten. His 8,000 men begin the march south. They reach the northern camp within a few days. The pirates and mercenaries charge from the trees, and the forest is filled with chaos. The cramped space, filled with over 12,000 men, is a bloodbath. The Crows join in the fray. The forest is filled with blood, and the Ebonwulf camp is burned. In only a few hours, 3,000/4,200 Ebonwulf men are dead, </text:span><text:soft-page-break/><text:span text:style-name="T1">1,500/8,000 of Severen’s host are killed, and another 50/450 Crows. Julian II Ebonwulf is taken captive, and the remaining 1,200 of his force are taken captive or drafted. This major victory over Julian II Ebonwulf strikes hope into the rebels.</text:span></text:p>
      <text:p text:style-name="P16">-Tohen Franz and the Gatterlen men storm Tessenhall Fort. The surprise attack allowed for Franz to take the hall with few losses—his 2,500 men garrison the fort and take hostages. They take Brandon II Ebonwulf and his family, and Iris Fields. Victoria Ebonwulf is married to a lord on the Conqueror’s Coast. Iris Fields seems different—unlike the others. Franz begins to talk with her. Iris has always felt that she never fit in with her siblings. Her father may have kept her in Tessenhall, but he never truly loved her. She wants to get back at him—she wants to show him that she is worth something. She wants to join the rebellion—and she can provide a small amount of forces (100). Franz agrees.</text:p>
      <text:p text:style-name="P16">- Simuin, Vensel, Tulson, and Herlek lead their 2,500 men from Eagle’s Pass around to flank Perthorn II. The Fystes made their move despite their smaller force. As the attack started, Basil Liabella took 5,000/6,500 of his soldiers out to sandwich Sparre. The attack in the tall pine forests was a second massive success for the rebels—Perthorn II was captured, and his force was almost entirely wiped out. Tulson and Herlek Fyste were killed, and 1,000/2,500 of their men were lost, but it was a victory none-the-less. 500/6,500 of Liabella’s men were killed. After this battle, there are 7,500 men at Bellshard. 1000 are Fyste’s. 1,000 of Perthorn II’s men are drafted into Basil’s army, giving the defenders a total of 8,500 men. </text:p>
      <text:p text:style-name="P6"/>
      <text:p text:style-name="P59">*In the last week, Nicola Dondirro reaches Bellshard farmland. He begins burning what crops he can find, and sacking all the villages.</text:p>
      <text:p text:style-name="P16">*At the beginning of the month Alaria Virro and Ellis Elberos combine their hosts and begin marching to Tessenhall. It will take them about a month.</text:p>
      <text:p text:style-name="P16">*As the month closes, Kodha Ravalee takes a different approach—he has 6,500 men compared to the 9,000 men of the Reitens and Mars, and they have a fortress. He can’t win a siege. He moves his forces out and makes for Tessenhall, to join with Alaria, who should be there soon.</text:p>
      <text:p text:style-name="P5"><text:tab/>-Kythorn:</text:p>
      <text:p text:style-name="P21"><text:span text:style-name="T2">-</text:span><text:span text:style-name="T1">After the victory at Bellshard, Basil Liabella moves on the Aerie. With the Aerie, the Reach would be almost impenetrable from the southwest. Faranos Sparre defends the Aerie with 500 men—but because of the Aerie’s defensive position, a tough siege is necessary. Basil sets up camp in the middle of the month with his 6,500 men. He left the Fystes with a garrison of 2,000 men at Bellshard.</text:span></text:p>
      <text:p text:style-name="P21"><text:soft-page-break/><text:span text:style-name="T1">-In the first few days of the month, Severen Mar and Deonte Reiten follow Kodha Ravalee to the south, bringing Julian II with them. Florian Lux stays with Nils Reiten at Fangador. Severen leads 6,500 men and Deonte leads 1,500, leaving Florian and Nils Reiten with 1,000. With Kodha heading south towards Tessenhall, now supposedly garrisoned by Tohen Franz, Severen would be sandwiching Ravalee between him and Franz. Severen suspects a possible interference from Alaria and Cristaor, which is why he bring Julian—bait. He reaches Tessenhall only a few days after Kodha Ravalee. He sets up a defensive camp a few miles to the southeast of Ravalee and prepares for attack. His and Deonte’s 8,000 men against Ravalee’s 6,500. Alaria had not yet successfully forded the river, but she was close. When a battle breaks out, Severen thought, it will be bloody. After a few days’ preparation, Severen leads his forces in a charge against Kodha Ravalee. They battle on the flat plains outside Tessenhall, alongside the river. Alaria launches a surprise attack. She sends her men to the south to cross the ford and she has Ellis Elberos and his men from King’s Mark cross the bridge and storm Tessenhall. Elberos men crowd the bridge, storming the barricades of the Tessenhall fort. Ellis leads the charge on horseback, calling the calvalry on charge. Tohen Franz smiles as he collapses the bridge, sending hundreds of Elberos men to the water. Ellis himself falls in and drowns. The way into Tessenhall from the west is closed. Franz throws Brandon II Ebonwulf into the water as well. After hearing of her husband’s death, Petra Ebonwulf throws herself into the Uriel as well. Severen positioned his force well, allowing for a defensive choke on Alaria’s ford and a strong defense against Kodha Ravalee’s men. Despite this position, when Alaria’s men stormed across the Uriel, Severen was being pushed back. The combined forces hammered at his sides. While Franz puppetted the massacre in the Uriel, slaughtering Elberos men on the opposite bank with bows, Iris Fields led a good part of the Gatterlen men against Kodha Ravalee outside. The flanking attack slammed into Ravalee from the northeast, cornering him against the river and Severen. This push allowed Severen to turn his focus on Alaria over the ford. Alaria’s men fought with an indominable vigor, and her crown shone in the light. They charged into Severen’s barricades and pushed them back. When Iris Fields cut the throat of Kodha Ravalee, however, and began pushing his men into the roaring Uriel, the tide was turning. Alaria’s force spilled into the plains, and the hosts mixed, chaotically spreading everywhere. Alaria shone out, blinding the rebels. She dueled Severen Mar and cut him down, and his force weakened. She ordered a retreat of the rebels, and the survivors made for Tessenhall. Alaria emerged victorious, though not without losses. Ellis Elberos and 1,500/7,000 of his men were killed. Kodha </text:span><text:soft-page-break/><text:span text:style-name="T1">Ravalee and 4,500/6,500 of his men were cut down. Of Alaria’s force of 6,000, she lost 2,000. This left the attacking force at a total of 11,500 men remaining. The rebels did not suffer lightly either. Severen Mar and 4,000/6,500 of his men were killed. Iris Fields lost 700/2,600 Gatterlen Hall men before calling a retreat. Deonte Reiten (0/1,500), Tohen Franz, and Iris Fields defend Tessenhall with 5,900 men. The rebels kept ahold of Julian II. The siege of Tessenhall begins.</text:span></text:p>
      <text:p text:style-name="P16">-After word of Nicola Dondirro’s skirting movements reached Bellshard, Simuin, Davellan, Leon, Vensel, Victor, and Torston lead 900 of the remaining men from Bellshard to cut him off by the bay. Nicola Dondirro’s force moves quickly, but the Fystes move faster. They soon catch up with Dondirro, and the two forces engage in bloody skirmishes as Dondirro makes for Bayfair.</text:p>
      <text:p text:style-name="P20"/>
      <text:p text:style-name="P5"><text:tab/><text:tab/></text:p>
      <text:p text:style-name="P16">*In the third week, Nicola Dondirro approaches Bellshard, but he turns north towards Bayfair. He wants to pillage the towns just outside, and possibly attack the city itself. This is also an effort to draw the Fystes from Bellshard. </text:p>
      <text:p text:style-name="P16">*On the first day of Kythorn, Alaria Virro and Ellis Elberos reach Tessenhall. The 13,000 men set up camp on the west side of the Uriel—Franz has the bridge into Tessenhall heavily fortified, and, unbeknownst to Alaria, rigged. The bridge can be made to collapse at any time. She plans to siege the fort until she can ford her way across the river and attack from the south. The situation is made even more volatile by Franz’ threats to kill Brandon II Ebonwulf, heir to Tessenhall, if Alaria attacks. She immediately begins fording the river a few miles to the south. </text:p>
      <text:p text:style-name="P16">*Kodha Ravalee reaches Tessenhall in the middle of the month. He finds the town besieged from the west and in the hands of Gatterlen men. Unable to attack because of the threat of Brandon II’s death, Kodha sets up camp to the north.</text:p>
      <text:p text:style-name="P5"><text:tab/>-Flamerule:</text:p>
      <text:p text:style-name="P21"><text:span text:style-name="T1">-The two fighting hounds, the Fystes and Nicola Dondirro, reach fields of Bayfair. On the thirteenth day of Flamerule, Dondirro leads his men into Bayfair during the night and raze the city in a catastrophic event. A huge section in the southern half of the city burns with flames as high as the clouds as the Fystes march into the city. The two armies fight in the chaos of the streets, both sides slaughtering the other. By the time the night was over, Davellan, Victor, and Torston Fyste were killed, Simuin, Leon, and Vensel Fyste were captured, and Nicola Dondirro was left with just 200 men. The Burning of Bayfair cuts into the rebellion, and their morale sinks—in addition, Bayfair was the place where Wintercrown sent shipments of supplies. Without those supplies, the eastern front of the war would become </text:span><text:soft-page-break/><text:span text:style-name="T1">impoverished. <text:s/>Nicola Dondirro waits at Bayfair, enjoying his spoils. Dondirro gets the name, the Hound of Fall.</text:span></text:p>
      <text:p text:style-name="P5"><text:tab/>-Eleasias:</text:p>
      <text:p text:style-name="P20">* Jerrath Merser and Edellan II Ravalee sail into the bay at Blaisa. The fortress is lightly defended by Severen’s pirates, and it is quickly taken. Maximillian Liabella is freed. The force waits at Blaisa over the winter.</text:p>
      <text:p text:style-name="P5"><text:tab/>-Eleint:</text:p>
      <text:p text:style-name="P5"><text:tab/>-Marpenoth:</text:p>
      <text:p text:style-name="P5"><text:tab/>-Uktar:</text:p>
      <text:p text:style-name="P5"><text:tab/>-Nightal:</text:p>
      <text:p text:style-name="P21"><text:span text:style-name="T2">-</text:span><text:span text:style-name="T1">In the dark of the winter, Res Mar and the Crows move from the forests of Fangador. They make for Bayfair. The winter is cold, but the cold cannot affect the Crows—they move into the city near the end of the year, and with a new magical art they corrupt the minds of the Dondirro soldiers and turn them into a kind of slave, enchanted into the service of the Crows. <text:s/>Res Mar personally enchants Nicola Dondirro. The Crows stay in Bayfair. Simuin, Leon, and Vensel Fyste are freed. They join with the Crows. Res Mar leads a force of 600. 400 of them being Crows, 200 being Dondirro’s men.</text:span></text:p>
      <text:p text:style-name="P20"/>
      <text:p text:style-name="P5"/>
      <text:p text:style-name="P2"><text:tab/>872 AC-</text:p>
      <text:p text:style-name="P7"><text:span text:style-name="T1"><text:tab/>-</text:span><text:span text:style-name="T2">Hammer:</text:span></text:p>
      <text:p text:style-name="P7"><text:span text:style-name="T1"><text:tab/>-</text:span><text:span text:style-name="T2">Alturiak:</text:span></text:p>
      <text:p text:style-name="P21"><text:span text:style-name="T2">*</text:span><text:span text:style-name="T1">Alaria knows her position is weak. Her force is only marginally larger than the defenders at Tessenhall, and the northern force of Nils Reiten and Florian Lux could come down upon her at any time. If she retreats from Tessenhall, the only logical place to go would be further east—to Blaisa. She could rendezvous with Maximillian Liabella, Jerrath Merser, and Edellan II Ravalee and crush Basil Liabella’s force there. This plan would leave the western cities vulnerable. She needs allies from the far west. She sends messengers to Anaphi, capital of Irosh, to call for the High Oracle’s aid against the heretical rebels. Alaria orders her men to break the siege.</text:span></text:p>
      <text:p text:style-name="P44">-Ches:</text:p>
      <text:p text:style-name="P26"><text:span text:style-name="T2">-</text:span><text:span text:style-name="T1">Ranon Edister leads the army of the Frozen Throne south on the behest of his sister Rosalyne Mar, against Marius’ wishes. His force numbers 10,000. Marius is furious. Ranon sees that with his 10,000, and the 1,000 of Florian Lux and Nils Reiten at Fangador, along with the 5,900 men at Tessenhall, they can take down Alaria Virro. Ranon reaches Fangador, and Nils Reiten allows Florian Lux to take 600/1000 men to join with Ranon Edister. The army moves down to Tessenhall. Alaria’s army is already moving west, so the northern force quickly gathers 3,000/5,900 of the Tessenhall garrison, led by Iris Fields. The </text:span><text:soft-page-break/><text:span text:style-name="T1">three leaders, Ranon Edister, Florian Lux, and Iris Fields follow Alaria west.</text:span></text:p>
      <text:p text:style-name="P26"><text:span text:style-name="T2">*</text:span><text:span text:style-name="T1">Upon getting word of Ranon Edister’s movements, Alaria changes plans. She moves her force west to Ophiel’s Reach.</text:span></text:p>
      <text:p text:style-name="P5"><text:tab/>-Tarsahk:</text:p>
      <text:p text:style-name="P21"><text:span text:style-name="T2">-</text:span><text:span text:style-name="T1">Basil Liabella takes the Aerie and kills Faranos Sparre. He takes Tennison Sparre, son of Faranos, captive. He leaves a small amount of men to defend the fortress. He marches in the rain with 6,000 men towards Blaisa. Edellan II Ravalee, Jerrath Merser, and Maximillian Liabella hold the fortress with 1,500 men. The siege of Blaisa begins.</text:span></text:p>
      <text:p text:style-name="P21"><text:span text:style-name="T2">-</text:span><text:span text:style-name="T1">Ranon Edister (10,000), Florian Lux (700), and Iris Fields (3,000) pass through the rift. They receive word of Alaria’s split, and decide that they must split as well. Ranon Edister leads his force to King’s Mark while Florian and Iris besiege Ophiel’s Reach. The Twin Sieges of the West begin.</text:span></text:p>
      <text:p text:style-name="P20"/>
      <text:p text:style-name="P21"><text:span text:style-name="T2">*</text:span><text:span text:style-name="T1">Alaria reaches Ophiel’s Reach. She fortifies the walls and buildings and prepares for a long siege. She keeps 2,000/11,500 men. The rest (9,500) she sends to King’s Mark along with Cristaor. He prepares for a siege there.</text:span></text:p>
      <text:p text:style-name="P5"><text:tab/>-Mirtul:</text:p>
      <text:p text:style-name="P16">-Ortega Mar begins to gather the sails of the north in anticipation for his coming involvement in the war.</text:p>
      <text:p text:style-name="P16">-Deonte Reiten moves his 1,500 men back north, as Tessenhall is already well defended. He promptly dies of over exertion at 85. The lordship of Fangador passes to his grandson Nils.</text:p>
      <text:p text:style-name="P5"><text:tab/>-Kythorn:</text:p>
      <text:p text:style-name="P21"><text:span text:style-name="T2">-</text:span><text:span text:style-name="T1">Tohen Franz travels the countryside around Tessenhall and finds men and women to join his force. He gathers an additional 300 men, bringing his garrison to 3,200. Franz holds the entire Ebonwulf family captive, and he has Tessenhall under his boot. What he truly wants, though, is a strong hold of Gatterlen Hall and the Broken Isles. After Leiv Rinn and his family’s disappearance in 839, Gatterlen Hall has not had a strong ruler. Severen brought the islands together with him for and gave the command to Tohen, so Franz feels that he is now the ruler of Gatterlen Hall with Severen dead.</text:span></text:p>
      <text:p text:style-name="P5"><text:tab/>-Flamerule:</text:p>
      <text:p text:style-name="P21"><text:span text:style-name="T2">-</text:span><text:span text:style-name="T1">Basil Liabella sees that he is getting too old for war. He passes his command to his son, Brayan Liabella and his grandson Rasmus Liabella before returning home to his wife in Rosewell.</text:span></text:p>
      <text:p text:style-name="P5"><text:tab/>-Eleasias:</text:p>
      <text:p text:style-name="P21"><text:span text:style-name="T2">-</text:span><text:span text:style-name="T1">Julian II Ebonwulf offers to aid Tohen Franz in his goals of retaking the Broken Isles for himself. He would give Franz the gold and wealth needed to make him the legitimate ruler. Franz thinks it over, but before long he agrees with Julian II. He frees the Ebonwulfs and leaves Tessenhall with carts of Ebonwulf gold. </text:span><text:soft-page-break/><text:span text:style-name="T1">Lief Ebonwulf swears to see that gold returned to Tessenhall before he dies.</text:span></text:p>
      <text:p text:style-name="P5"><text:tab/>-Eleint:</text:p>
      <text:p text:style-name="P7"><text:span text:style-name="T2"><text:tab/><text:tab/>*</text:span><text:span text:style-name="T1">Alaria’s messenger returns. She smiles.</text:span></text:p>
      <text:p text:style-name="P5"><text:tab/>-Marpenoth:</text:p>
      <text:p text:style-name="P21"><text:span text:style-name="T2">-</text:span><text:span text:style-name="T1">Tohen Franz announces himself the Thane of the Waves and seats himself in the throne at Gatterlen Hall. The Broken Isles rally behind him. He leaves Julian II Ebonwulf with the 300 Tessenman he gathered.</text:span></text:p>
      <text:p text:style-name="P5"><text:tab/>-Uktar:</text:p>
      <text:p text:style-name="P5"><text:tab/>-Nightal:</text:p>
      <text:p text:style-name="P5"/>
      <text:p text:style-name="P10">873 AC-</text:p>
      <text:p text:style-name="P7"><text:span text:style-name="T1"><text:tab/>-</text:span><text:span text:style-name="T2">Hammer:</text:span></text:p>
      <text:p text:style-name="P7"><text:span text:style-name="T1"><text:tab/>-</text:span><text:span text:style-name="T2">Alturiak:</text:span></text:p>
      <text:p text:style-name="P44">-Ches:</text:p>
      <text:p text:style-name="P21"><text:span text:style-name="T2">-</text:span><text:span text:style-name="T1">Res Mar hears of Tohen’s betrayal and the freeing of Julian II Ebonwulf. She knows she needs more men to take Tessenhall even with a small garrison, so she travels to Bellshard and meets with Alram Fyste. Simuin, Leon, and Vensel are the three remaining sons of Alram, now 98. There are only 100 men with Alram at Bellshard. Alram refuses to leave his fortress, Bellshard, undefended. He will not give up the 100 men. Simuin, Leon, and Vensel are furious—not only will their father not die, but he is getting in the way of their glory. That night, Vensel Fyste slits Alram’s throat. The castle erupts in fights between the Fystes, with Leon, Vensel, and Simuin each trying to kill each other. Res Mar and the Crows attempt to stop the conflict, and they calm many of the soldiers with magic. By the dawn, Vensel Fyste stands on the bodies of 100 dead men after having killed Alram and Leon. Simuin was killed fighting Vensel’s men. Perthorn II Sparre, who was being held there, was also killed.</text:span></text:p>
      <text:p text:style-name="P5"><text:tab/>-Tarsahk:</text:p>
      <text:p text:style-name="P21"><text:span text:style-name="T2">*</text:span><text:span text:style-name="T1">A long, low horn blows across the water to the west. The huge flat boats of Irosh sail into the harbor at Ophiel’s Reach. Florian Lux and Iris Fields retreat down Ophiel’s Pass. They know they cannot win against the huge force of Iroshi landing on the shores before them. Their smaller force could run away, but where would they run to? Thaya Perera leads the 15,000 Iroshi in a charge. Florian Lux and Iris Fields form their armies into a defensive wall, and the Iroshi charge splashes through the pass. Their swords clash with the shields of the defenders, and Florian’s Autumn lance shines through the shade of the canyon. The fight is bloody and quick. 3,500 of the rebels are killed, and Iris Fields and Florian Lux are captured by Thaya Perera. The Iroshi took 6,000 casualties from the fight, earning Florian Lux the title of the Autumn Lance. The 9,000 remaining Iroshi join with the 2,000 of Alaria’s men. Alaria knows the genious of </text:span><text:soft-page-break/><text:span text:style-name="T1">Florian Lux—and she knows that she is smarter. Alaria brings Florian to her chamber and informs him that he will be feeding false plans to his comrades—plans that will mislead them and allow Alaria and Thaya to secure a strong victory. </text:span></text:p>
      <text:p text:style-name="P5"><text:tab/>-Mirtul:</text:p>
      <text:p text:style-name="P21"><text:span text:style-name="T2">-</text:span><text:span text:style-name="T1">After a month’s recovery from the massacre at Bellshard, Res Mar and Vensel Fyste make for Tessenhall. The trek is easy with the few men behind them, and by the end of the month they see the low hall on the hill. The sun dips below the horizon painting the sky red and purple as Res and the others approach under cover of illusion magic. No horns sound in the eve as the attackers infiltrate the walls and open the gates, unleashing chaos onto the town and hall. People ran through the streets, screaming as the soldiers ran for the great hall. Res Mar and Nicola Dondirro break into the hall to find Julian II Ebonwulf, Lief and Silvia holding Lasten. Marko, Noemi, and the young Marko II are there as well. Res feels a disturbance in her magic when she enters, as if a force is disrupting her spells. The child Lasten Ebonwulf begins to cry, and with his crying the magic of the Crows and the enchantments on Nicola Dondirro and his men begin to falter and twist. The enchanted soldiers throughout the hall are driven insane, and the Crows are unable to cast spells. Everything falls into a deafening silence, all except the crying of Lasten Ebonwulf. Nicola Dondirro, insane, goes on a rampage. He kills the elderly Julian II Ebonwulf, standing at the front of the family. Lief Ebonwulf attacks Dondirro, defending his son. Nicola cuts him down, and then turns to Res Mar and kills her as well. The hall erupts in fighting, with the Crows fighting the Dondirros and the Ebonwulfs all the same. The scene soon quieted, with Nicola Dondirro slumped against the door frame, blood dripping from his mouth and from the many wounds on his body. Marko Ebonwulf, Noemi Ebonwulf, Silvia Ebonwulf, Julian II Ebonwulf, Lief Ebonwulf, Nicola Dondirro, and Res Mar are all killed. During this night of violence. The lordship of Tessenhall falls to the child Lasten Ebonwulf. This is known as the Spring Massacre.</text:span></text:p>
      <text:p text:style-name="P21"><text:span text:style-name="T2">*</text:span><text:span text:style-name="T1">Thaya Perera’s forces wait for Alaria Virro and Florian Lux’s decision. Alaria has taken her seat at Ophiel’s Reach, as she is too old to lead on the battlefield. She leaves her 2,000 men with her son, Cristaor Virro. She instructs Florian to send a letter to Ranon Edister, telling him to instruct Ranon to stay put—that Florian’s forces could take Alaria captive and secure Ophiel’s Reach. Alaria knows that Florian will encode a secret message in the letter, so she counters that by having Florian place these instructions within a code. What Alaria doesn’t know is that Florian double codes the messages, instructing Ranon to leave immediately. He enchants the letter, unbeknownst to Alaria, so that Ranon is sure to be able to read through the double code.</text:span></text:p>
      <text:p text:style-name="P5"><text:tab/>-Kythorn:</text:p>
      <text:p text:style-name="P21"><text:soft-page-break/><text:span text:style-name="T2">-</text:span><text:span text:style-name="T1">Adonas of Thabris paints </text:span><text:span text:style-name="T2">A Circle of Swords</text:span><text:span text:style-name="T1"> in the Great Hall of Bayfair. It fortells the end of the war and the creation of a new kingdom.</text:span></text:p>
      <text:p text:style-name="P21"><text:span text:style-name="T2">-</text:span><text:span text:style-name="T1">Ranon Edister receives Florian Lux’s letter and sees through the double code. He immediately orders his men to pack up the camp and move east towards the Rift. He moves towards Selegost.</text:span></text:p>
      <text:p text:style-name="P21"><text:span text:style-name="T2">*</text:span><text:span text:style-name="T1">Cristaor sends word of Ranon Edister’s movements to Alaria, but the messenger bird is shot down by one of Ranon’s scouts—a special instruction by Florian Lux. When Cristaor doesn’t get any message back after one week, he sends 7,000/9,000 of his men out to follow Ranon Edister. He stays in King’s Mark, and allows the castellan of King’s Mark, Baris Ebonwulf, to lead.</text:span></text:p>
      <text:p text:style-name="P21"><text:span text:style-name="T2">*</text:span><text:span text:style-name="T1">Soon, Thaya Perera and Alaria’s armies arrive at King’s Mark to find Ranon Edister long gone. They meet quickly with Cristaor, and as he explains the situation, Thaya is furious. She slaps him before before storming out of the hall. She orders her forces to march into the Rift. She sends word of Florian’s trickery to Alaria. Cristaor joins to command Alaria’s army.</text:span></text:p>
      <text:p text:style-name="P5"><text:tab/>-Flamerule:</text:p>
      <text:p text:style-name="P21"><text:span text:style-name="T2">-</text:span><text:span text:style-name="T1">Ranon Edister moves his force into the hills of Selegost and meets with the dwarf king Mhisram. He offers revenge for the Dwarven Cessation War—all they must do is rally their army to his call. The drums of Selegost beat once again.</text:span></text:p>
      <text:p text:style-name="P21"><text:span text:style-name="T2">-</text:span><text:span text:style-name="T1">The night before Thaya Perera’s letter reaches Alaria telling of Florian’s trickery, he leaps into the sea off a balcony at Ophiel’s Reach, diving into the cold sea. He swims to shore and slinks off into the night as the bells of Ophiel’s Reach toll his deed.</text:span></text:p>
      <text:p text:style-name="P21"><text:span text:style-name="T2">*</text:span><text:span text:style-name="T1">Baris Ebonwulf rides amongst his captains when he hears cries from the front of his force, and from the flanks. Huge wooden bolts rain down upon the force followed by a hail of rocks. Dwarven catapults fling rubble down into the Rift, but the cracking of the rocks is small compared to the deafening war cry of the dwarves. 5,000 dwarves led by King Mhisram and 10,000 men led by Ranon Edister pour from the hills on either side of Baris’s force. Baris knows to call a surrender, but it is too late for 8,000 of his men. He and the remaining 1,000 men are taken captive. 2,500 of Ranon’s northmen are killed and 2,000 dwarves fall as well, but the victory is still theirs. </text:span></text:p>
      <text:p text:style-name="P21"><text:span text:style-name="T2">*</text:span><text:span text:style-name="T1">Thaya Perera’s scouts report the sighting of the battlefield to Perera and Cristaor Virro. Cristaor knows they can’t walk into the same trap that Baris Ebonwulf did, but they cannot retreat. The armies set up a fortified camp in the Rift, in the hills north of Direwood. They sit in waiting.</text:span></text:p>
      <text:p text:style-name="P5"><text:tab/>-Eleasias:</text:p>
      <text:p text:style-name="P21"><text:span text:style-name="T2">*</text:span><text:span text:style-name="T1">Alaria Virro appeals to Marius Edister to see reason and to stop his son before she is forced to declare war on Wintercrown. She </text:span><text:soft-page-break/><text:span text:style-name="T1">gave Marius the freedom he desired in the First Rebellion, and now she asks him to aid her in this.</text:span></text:p>
      <text:p text:style-name="P5"><text:tab/>-Eleint:</text:p>
      <text:p text:style-name="P21"><text:span text:style-name="T2">-</text:span><text:span text:style-name="T1">Marius Edister hears Alaria Virro’s pleas. He assembles a small envoy and travels south to meet with his son.</text:span></text:p>
      <text:p text:style-name="P21"><text:span text:style-name="T2">-</text:span><text:span text:style-name="T1">The sails of fifty northern ships anchor in the bay at Blaisa, and Ortega Mar steps off one boat to meet with Brayan and Rasmus Liabella, the leaders of the siege. Ortega has come to join the war. He has brought 2,000 men from the north to join the siege. Upon surveying the situation, he believes that they can take Blaisa by night. He lays out the plan: a significant force fakes a frontal assault while Ortega’s men fire wires through the back windows. Just enough men climb in to open the back gates, and when those gates are open, the rest of Ortega’s men will storm the keep and open the front gates for Brayan and Rasmus’s men. Brayan is skeptical—he doesn’t believe that the plan will work as perfectly as Ortega describes. Ortega smiles, and says, “I’ve got a few tricks up my sleeve.” They carry out the plan the night of the Autumn Equinox. The night is clouded and black, save for the torches of the Liabella men. The men attacking Blaisa from the front to offer a distraction are wearing the heaviest armor and holding shields to protect them from the arrows hailing down on them from above. The back of the castle is silent, but not unwatched. The attention brought by Ortega’s ships causes Maximillian Liabella, Jerrath Merser, and Edellan II Ravalee to post a good number of their men on the back of the fortress. Ortega Mar smiles as he takes the Rinnstone from his pocket. Rohme Reynelis smiles next to him. The Mar men fire wires into the lower windows of Blaisa and begin to climb through. Their archers fire into the windows, quietly killing defenders before they can attach the invaders. Soon enough, the back gate of Blaisa is opened, but not before the defenders of Blaisa are aware of the diversion. The defenders cram near the back gate, and it seems impossible for Ortega’s plan to continue—until he and Rohme speak the incatation to unleash the servent army from within the Rinnstone. The soldiers, trapped there for over one hundred years, pour from the gem in ghostly forms. They cut into the defenders, howling and screaming as they are killed again and again. Ortega’s men follow the ghostly army, charging into the castle and opening the front gate for Brayan and Rasmus’s men to storm the keep as well. Ortega Mar, Brayan Liabella, and Rasmus Liabella find Maximillian Liabella, Jerrath Merser, and Edellan II Ravalee in the throne room. Each of the men except Maximillian Liabella draw their weapons and circle each other, the rain pattering against the windows. Maximillian sits in the throne, watching. He is too old to fight. As fast as lightning, Jerrath Merser lunges at Brayan Liabella and sinks his blade into Brayan’s shoulder. A few swift </text:span><text:soft-page-break/><text:span text:style-name="T1">cuts more and Brayan lies dead on the floor. Rasmus kills Merser, and Ortega kills Edellan II Ravalee. They capture Maximillian Liabella. The Liabella force lost 2,000 men in the storm, and the Ortega force lost 500.</text:span></text:p>
      <text:p text:style-name="P5"><text:tab/>-Marpenoth:</text:p>
      <text:p text:style-name="P21"><text:span text:style-name="T2">-</text:span><text:span text:style-name="T1">Marius Edister reaches the mouth of the Rift and hails Ranon Edister to meet. Marius is wroth with Ranon—he had just broken the north away during the first rebellion, and now Ranon was throwing Wintercrown into another war. Not only does this dishonor the Edister name, it shows Ranon to be a warmonger. The tent is silent. Marius whispers that he will give the throne to Roselyne before he passes it to Ranon. With that, Ranon unsheathes his sword and strikes his father down. He takes the crown and names himself Ranon Rekleov.</text:span></text:p>
      <text:p text:style-name="P5"><text:tab/>-Uktar:</text:p>
      <text:p text:style-name="P5"><text:tab/>-Nightal:</text:p>
      <text:p text:style-name="P5"/>
      <text:p text:style-name="P10">874 AC-</text:p>
      <text:p text:style-name="P7"><text:span text:style-name="T1"><text:tab/>-</text:span><text:span text:style-name="T2">Hammer:</text:span></text:p>
      <text:p text:style-name="P7"><text:span text:style-name="T1"><text:tab/>-</text:span><text:span text:style-name="T2">Alturiak:</text:span></text:p>
      <text:p text:style-name="P44">-Ches:</text:p>
      <text:p text:style-name="P26"><text:span text:style-name="T2">-</text:span><text:span text:style-name="T1">Ortega Mar and Rasmus Liabella march their armies towards the Rift, and they send word to Nils Reiten to move through the Riverlands to flank Cristaor and Thaya Perera.</text:span></text:p>
      <text:p text:style-name="P5"><text:tab/>-Tarsahk:</text:p>
      <text:p text:style-name="P5"><text:tab/>-Mirtul:</text:p>
      <text:p text:style-name="P21"><text:span text:style-name="T2">-</text:span><text:span text:style-name="T1">The final battle of the Second Rebellion commences as Rasmus Liabella and Ranon Rekleov order a charge against the fortified position of Cristaor Virro and Thaya Perera. Nils Reiten bears down on the back of the camp with his 2,500 men. The Rift is filled with blood and screams as men are gutted on the grass. Thaya Perera fights fights with Nils Reiten and Ortega Mar while Rasmus Liabella and Ranon Rekleov take on Cristaor Virro. Ortega Mar unleashes the Rinnstone once more, and the ghostly soldiers battle the defenders. Thaya Perera kills Nils Reiten, but is killed by Iris Fields, and her Iroshi warriors are killed. Iris leads the prisoners to escape and fight valiantly. Cristaor is killed by Ortega Mar, but Ortega’s leg is cut off at the knee. Both sides take extreme casualties, but the defenders surrender after a hard fight. Ben Ebonwulf, a knight fighting for Rasmus Liabella, is killed as well.</text:span></text:p>
      <text:p text:style-name="P5"><text:tab/>-Kythorn:</text:p>
      <text:p text:style-name="P21"><text:span text:style-name="T2">-</text:span><text:span text:style-name="T1">The victorious forces march into King’s Mark and Ophiel’s Reach, announcing their victory over Westring. Basil Liabella goes to Ophiel’s Reach and confronts Alaria Virro. He speaks with her shortly before allowing Ortega Mar to execute her.</text:span></text:p>
      <text:p text:style-name="P5"><text:tab/>-Flamerule:</text:p>
      <text:p text:style-name="P5"><text:tab/>-Eleasias:</text:p>
      <text:p text:style-name="P5"><text:soft-page-break/><text:tab/>-Eleint:</text:p>
      <text:p text:style-name="P5"><text:tab/>-Harvesttide:</text:p>
      <text:p text:style-name="P21"><text:span text:style-name="T2">-</text:span><text:span text:style-name="T1">The grand celebration of the victory of the Second Rebellion is at Bayfair as the city rebuilds from Nicola Dondirro’s great fire. Basil Liabella reveals his plans for a great Confederation of cities, to be known as the Basilian Confederation. The cities of Coulin, Balling, Bayfair, and Tessenhall will be members. Iris Fields is legitimized and marries Teodras Norrix. King Mhisram is thanked for his aid, and the dwarves are forever promised support from the Basilian Confederation. The Basilian cities offer sanctuary for the dwarves.</text:span></text:p>
      <text:p text:style-name="P60">Ortega Mar (29) will rule in Rosewell,</text:p>
      <text:p text:style-name="P60">Basil Liabella (70) will rule in Blaisa, soon Rasmus Liabella (27) will rule,</text:p>
      <text:p text:style-name="P60">The son of Nils Reiten, Janik Reiten (18), will rule in the Aerie,</text:p>
      <text:p text:style-name="P60">Vensel Fyste (74) will rule in Bellshard,</text:p>
      <text:p text:style-name="P60">Lasten Ebonwulf (5) will rule in Tessenhall with a regent.</text:p>
      <text:p text:style-name="P60">Iris Norrix (39) is named Lady of Fangador,</text:p>
      <text:p text:style-name="P2"><text:tab/><text:tab/><text:tab/>*Corrym Virro (27) is crowned in a solemn ceremony in King’s Mark.</text:p>
      <text:p text:style-name="P2"><text:tab/><text:tab/><text:tab/><text:tab/>Riverlock will continue to be held by a Ravalee,</text:p>
      <text:p text:style-name="P2"><text:tab/><text:tab/><text:tab/><text:tab/>Direwood will be held by Adil Dondirro (28),</text:p>
      <text:p text:style-name="P2"><text:tab/><text:tab/><text:tab/><text:tab/>Wyre will be held by the son of Jerrath Merser, Garrel II Merser (30),</text:p>
      <text:p text:style-name="P2"><text:tab/><text:tab/><text:tab/><text:tab/>Ardham Rock will be held by an Iroshi, Sovis Silu (242).</text:p>
      <text:p text:style-name="P5"><text:tab/>-Marpenoth:</text:p>
      <text:p text:style-name="P5"><text:tab/>-Uktar:</text:p>
      <text:p text:style-name="P21"><text:span text:style-name="T2">-</text:span><text:span text:style-name="T1">Basil Liabella presents plans for a secure prison below Blaisa. He plans to hold Maximillian there until he dies.</text:span></text:p>
      <text:p text:style-name="P5"><text:tab/>-Nightal:</text:p>
      <text:p text:style-name="P5"/>
      <text:p text:style-name="P8">875 AC—Both the old kingdom of Westring and the new joining of cities, the Basilian Confederation, begin to rebuild from the harsh war. The crops of the Uriel River valley were burned, towns were pillaged. Bayfair was burned, and Ophiel’s Reach and King’s Mark were under brutal sieges. This is known as the Second Recovery.</text:p>
      <text:p text:style-name="P45">-Both Westring and the Basilian Confederation suffer from the crop depetions and hard winters of the war. Famine and sickness run rampant. The Basilian Confederation is aided by a strong trade boon with Wintercrown.</text:p>
      <text:p text:style-name="P2"/>
      <text:p text:style-name="P2"><text:tab/>877 AC—Ridithas Virro and Saryn Virro [Ebonwulf] have a child, Almede Virro.</text:p>
      <text:p text:style-name="P2"><text:tab/><text:tab/>-Basil Liabella dies of old age.</text:p>
      <text:p text:style-name="P2"/>
      <text:p text:style-name="P6">879 AC—The Riverlands and Fenlands flood, bringing more disease to the land and killing any growing crops.</text:p>
      <text:p text:style-name="P61">-The freetribes of the Talaali revolt against the Aamirian people throughout the desert. Towns are attacked and pillaged, and one figure stands out: Impela of the Celumusa.</text:p>
      <text:p text:style-name="P61"><text:soft-page-break/>-Maximillian Liabella dies of old age in the prisons beneath Blaisa.<text:bookmark text:name="_GoBack"/></text:p>
      <text:p text:style-name="P8"/>
      <text:p text:style-name="P8">880 AC—Rasmus Liabella, Ortega Mar, Janik Reiten, Teodras Norrix, and other lords lead some troops into the Broken Islands to kill Tohen Franz and take Gatterlen Hall.</text:p>
      <text:p text:style-name="P45">-While the dwarves of Wysteria have been offered peace in the Basilian Confederation, many feel bound to the mountains of the West. There is a divide in them—those who wish to stay, and those who wish to go.</text:p>
      <text:p text:style-name="P8"/>
      <text:p text:style-name="P8">882 AC—The Library of Bayfair is built as a commemoration to the rebellion and a sign of recovery.</text:p>
      <text:p text:style-name="P8"><text:tab/>-A new library is built on top the old at Hohenvant.</text:p>
      <text:p text:style-name="P8"/>
      <text:p text:style-name="P8">883 AC—Ridithas Virro duels Corrym Virro for the crown. Ridithas kills Corrym and is crowned. Gamir Virro, son of Corrym is also killed.</text:p>
      <text:p text:style-name="P8"><text:tab/>-</text:p>
      <text:p text:style-name="P8"/>
      <text:p text:style-name="P8">884 AC—Tohen Franz is finally caught and killed, and Gatterlen Hall is taken. The Broken Isles are put under the control of Eric Holland of Bayfair.</text:p>
      <text:p text:style-name="P10"/>
      <text:p text:style-name="P8">886 AC—There is a revolt in the Broken Isles. It is easily put down, but it suggests future problems.</text:p>
      <text:p text:style-name="P45">-Impela of the Celumusa storms Sahaladar with the free tribes behind him. He holds the city and pronounces himself The Great Sibon. Aamir moves to retaliate against Impela of the Celumusa in Sahaladar. The War of the Free Sands ensues.</text:p>
      <text:p text:style-name="P8"/>
      <text:p text:style-name="P8">890 AC—A great forest fire threatens Balling. It burns many of the outlying towns.</text:p>
      <text:p text:style-name="P8"><text:tab/>-Lissette Mar births Finlo Mar to Fergus Stromberg.</text:p>
      <text:p text:style-name="P8"/>
      <text:p text:style-name="P8">894 AC—A great influx of elves immigrate to Aamir. This causes some social tensions, but the Aamirians are more tolerant than others.</text:p>
      <text:p text:style-name="P8"/>
      <text:p text:style-name="P8">895 AC—The Uriel rivery valley experiences a great harvest, bringing in bounty for the coming years.</text:p>
      <text:p text:style-name="P8"/>
      <text:p text:style-name="P8">896 AC—The River Road is made, stretching from Ophiel’s Reach to Riverlock.</text:p>
      <text:p text:style-name="P45">-Impela of the Celumusa is killed in battle. He is followed as Great Sibon by Naledi of the Celumusa.</text:p>
      <text:p text:style-name="P2"/>
      <text:p text:style-name="P2"><text:tab/>895 AC—Ranon Rekleov dies of age. His son, Astrad Rekleov is crowned at 40.</text:p>
      <text:p text:style-name="P8"/>
      <text:p text:style-name="P9"><text:span text:style-name="T1">897 AC—Adonas of Thabris paints </text:span><text:span text:style-name="T2">A Sky Aflame</text:span><text:span text:style-name="T1"> in Riverdeep. It fortells the eruption of the Great Shadow Mountain of the northern Shadow Hills.</text:span></text:p>
      <text:p text:style-name="P8"/>
      <text:p text:style-name="P8"><text:soft-page-break/>898 AC—The Great Shadow Mountain erupts in a cataclysmic explosion, covering the north west corner of Westring and the Basilian Confederation in ash rains. Crops die and rivers are polluted. The white ash falls like snow and covers the shadow hills. Many say it has stayed in the atmosphere, giving the Shadow Hills their current name. The Great Shadow Mountain is renamed the White Mountain.</text:p>
      <text:p text:style-name="P62">-The War of the Free Sands, now continued skirmishes on towns throughout the desert as the war dies down, sees the weakening of the desert kingdoms.</text:p>
      <text:p text:style-name="P62">-During the eruption, the wife of Almede Virro births their son, Orinas Virro.</text:p>
      <text:p text:style-name="P8"/>
      <text:p text:style-name="P8">899 AC—The eruption of the White Mountain causes forest fires in the Riverlands. Many people are driven out of their homes, but the rivers stop its progression before it reaches Riverlock.</text:p>
      <text:p text:style-name="P45">-The War of the Free Sands ends with Aamir pulling back its forces, sensing a danger from the north. Great Sibon Naledi rejoices in Sahaladar.</text:p>
      <text:p text:style-name="P8"/>
      <text:p text:style-name="P6">900 AC—Ridithas Virro declares launches an attack on Aamir. Relations between the two kingdoms had been deteriorating over the years, and Ridithas felt he needed to prove Westring’s power once again after its loss during the Second Rebellion. The Westringer forces are able to take Badri’s Gate during a surprise attack. Grand Princess Rahnia is furious, but knows not to let her anger show. She fortifies Zeena and the surrounding fortresses.</text:p>
      <text:p text:style-name="P6"/>
      <text:p text:style-name="P6">904 AC—As the war between Westring and Aamir drags on, Aamir stays on the defensive. Their cities are under siege, and Grand Princess Rahnia does nothing but wait. She is wise, but not wise enough. She is assassinated and replaced by the Grand Prince Desta. He takes the Aamirian forces on the offensive. Grand Prince Desta orders the construction of the Great Temple of Desta in Ismael.</text:p>
      <text:p text:style-name="P11">-Astrad Rekleov, King of Winter, gathers forces for expansion. He ses that Wintercrown cannot survive without trade with other kingdoms—he wishes to make the northern state autonomous by expanding to colonize more arable land. He begins building a great fleet of ships to invade Annuntol. He is known as Astrad the Shipwright.</text:p>
      <text:p text:style-name="P6"/>
      <text:p text:style-name="P6">907 AC—After three more years of grueling war, Grand Prince Desta secures his hold on Wyre and the Rimehollows. He holds off on the offensive, already having shown his strength to Ridithas Virro. Westring loses the war.</text:p>
      <text:p text:style-name="P6"/>
      <text:p text:style-name="P6">910 AC—The Great Temple of Desta is complete. </text:p>
      <text:p text:style-name="P45">-The peoples of the Broken Isles revolt against their Basilian rulers. They march on Gatterlen Hall and take it. The Broken Isles are declared independent by a man known as Harper Reid.</text:p>
      <text:p text:style-name="P10"/>
      <text:p text:style-name="P8"><text:soft-page-break/>912 AC—Harper Reid shows his charisma by raising a significant force to defend the isles. His fleet is huge, and when confronted he reveals himself to have magical ability. He unleashes a storm of illusions against the Basilian army, like a new Leiv Rinn.</text:p>
      <text:p text:style-name="P8"/>
      <text:p text:style-name="P8">913 AC—The 66-year-old Ortega Mar goes out to battle Harper Reid. The two mages battle on the seas of the Maw, illusion magic against illusion magic. Harper Reid kills Ortega Mar and takes the Rinnstone. With the Rinnstone, Harper Reid is the most powerful illusionist in Wysteria. He uses his power to hide </text:p>
      <text:p text:style-name="P45">-Lissette Mar is instated at the ruler of Rosewell. She has an affair with Fergus Stromberg. She trains day and night to fight Harper Reid.</text:p>
      <text:p text:style-name="P8"/>
      <text:p text:style-name="P8">916 AC—Ridithas Virro begins building a new summer palace for the Virro monarchs in the Rift.</text:p>
      <text:p text:style-name="P11">-Lissette Mar launches a secret attack on the Broken Isles attempting to overthrow Harper Reid and get revenge for Ortega Mar’s death. Harper knows the attack is coming, and he lays a trap for her. Lissette’s force is taken captive and thrown in the dungeons of the Broken Isles.</text:p>
      <text:p text:style-name="P2"/>
      <text:p text:style-name="P6">918 AC—The independent Broken Isles under Harper Reid flourish, and the old ways of the isles resurge. Reid uncovers tunnels in the rock, find vast labrynths leading to secret chambers and villages. The most prominent one: The Halls of Ked, begins excavation. These ruins are lost remnants of a forgotten age, with untold wonders hidden within.</text:p>
      <text:p text:style-name="P2"/>
      <text:p text:style-name="P8">922 AC—The Virro Summer Palace is complete.</text:p>
      <text:p text:style-name="P45">-Astrad Rekleov’s great fleet is finished, and the army is expanded. Astrad dies of old age soon after. His son, Bror Rekleov, is crowned at 35. His rule is closely advised—and some say controlled—by his sister Rhedyn Rekleov. Bror looks towards the Trees in the East.</text:p>
      <text:p text:style-name="P45">-Finlo Mar, son of Lissette Mar, persues the rescue of his mother in the dungeons of the Broken Isles. He disguises himself and gets close to Harper Reid.</text:p>
      <text:p text:style-name="P8"/>
      <text:p text:style-name="P8">928 AC—Ridithas dies of age and sickness in the Virro Summer Palace. His son Almede is crowned. Almede revives the campaign against Aamir.</text:p>
      <text:p text:style-name="P8"><text:tab/>-</text:p>
      <text:p text:style-name="P8"/>
      <text:p text:style-name="P8">930 AC—Almede Virro’s genious tactics show during the Battle at Wyre. He retakes the fortress and pushes the Aamirians back to Badri’s Gate. The siege of Badri’s Gate begins.</text:p>
      <text:p text:style-name="P45">-Almede signs a trade agreement with the Grand Sibon Naledi of the Talaali. This trade agreement quickly moves to a full alliance. </text:p>
      <text:p text:style-name="P2"/>
      <text:p text:style-name="P7"><text:span text:style-name="T1">931 AC—Bror Rekleov launches the great fleet from the shipyards of Northwatch. They sail east and land on the south-western shores of the </text:span><text:soft-page-break/><text:span text:style-name="T1">Annuntol. The soldiers of Bror conquer begin to march north while settlers begin to build at the landing site.</text:span></text:p>
      <text:p text:style-name="P2"/>
      <text:p text:style-name="P2"><text:tab/>932 AC—The farms of Wintercrown fail, and the kingdom falls into a deathly famine.</text:p>
      <text:p text:style-name="P2"><text:tab/><text:tab/>-The town of Iara is founded on Annuntol by the northern colonists.</text:p>
      <text:p text:style-name="P14">-Bror and his men are ill suited for the warm forests of Annuntol. They are met with hostility by the Sunset’ai fortresses and cities, and the War for the Harlands begins as the Sunset’ai gather their forces.</text:p>
      <text:p text:style-name="P2"/>
      <text:p text:style-name="P6">933 AC—A great lunar eclipse brings rise to strange monstrous activity. A curse moves through the forests around Fangador, and werewolves terrorize villages.</text:p>
      <text:p text:style-name="P8"/>
      <text:p text:style-name="P8">934 AC—With the help of the Grand Sibon Naledi and the Talaali of Sahaladar, Westringer forces take Ismad. The combined armies convene at Badri’s Gate.</text:p>
      <text:p text:style-name="P45">-Bror Rekleov is given the name the Frozen Flame as he leads his trooper with power and prowess. The conquerors push the Sunset’ai back, but the Sunset’ai fleet sets sail towards Iara. The Sunset’ai men’s elven allies move south on the backs of dragons.</text:p>
      <text:p text:style-name="P8"/>
      <text:p text:style-name="P8">935 AC—Harper Reid is murdered by a Basilian Confederate. On the night of the murder, Basilians launch a surprise attack on Gaterlen Hall and take it. The Broken Isles are once again a part of the Basilian Confederation. They are put under the control of Lord Nudd Hughes of Balling.</text:p>
      <text:p text:style-name="P45">-The Sunset’ai fleet destroys much of the Wintercrown fleet and Iara is raided. Bror moves his force in just as the Sunset’ai attack Iara, and his northmen turn the situation. The flat Sunset’ai ships are boarded and their seamen are killed by the dynamic fighting northmen. As Bror slays the king of the Sunset’ai, the elves bear down on the waters. The massive dragons set fire to the bay and to all the ships. Iara is burned, but Bror survives. He swears vengeance on the dragons.</text:p>
      <text:p text:style-name="P45">-Badri’s Gate falls to the Westringsers and Talaali. Almede’s next move is to march on Zeena.</text:p>
      <text:p text:style-name="P2"><text:tab/></text:p>
      <text:p text:style-name="P8">936 AC—Bror leads his remaining men to hunt down the dragons of the elves. Bror’s men take on new strategies and become the first dragon hunters. The dragon hunters adorn their armor with dragon bones and carve their weapons from dragon horn.</text:p>
      <text:p text:style-name="P62">-Almede Virro and the Grand Sibon Naledi march towards Zeena. Grand Prince Desta marches out to meet them on the godsroad, the entire power of Aamir behind him. The Battle of the Bloody Road ensues, with both sides taking high casualties. Almede Virro is killed by an arrow in the throat, and the Grand Sibon Naledi is killed by Grand Prince Desta. Grand Prince Desta is killed by Orinas Virro, son of Almede Virro. Orinas Virro moves whats left of the Westringers into Zeena, a conqueror.</text:p>
      <text:p text:style-name="P2"><text:soft-page-break/></text:p>
      <text:p text:style-name="P6">938 AC—Orinas Virro is crowned in the Great Temple of Desta. He gives control of Zeena to Zyldyr Rosys, his half-elf ally from Irosh. <text:s/>Ismael joins Zeena in surrendering. Aamir is lost to Westring. King Orinas Virro exerts control over much of Wysteria.</text:p>
      <text:p text:style-name="P8"/>
      <text:p text:style-name="P8">944 AC—Bror confronts Queen Atheryll and her dragon Saelser. The battle is epic, and Bror kills Saelser before being slain by Queen Atheryll.</text:p>
      <text:p text:style-name="P8"><text:tab/>-Bror’s son, Selwyn Rekleov, is crowned at 32.</text:p>
      <text:p text:style-name="P10"/>
      <text:p text:style-name="P8">946 AC—Selwyn Rekleov brings peace between Wintercrown and Annuntol. He begins the reconstruction of Iara in the Harlands. He negotiates the control of the area for Wintercrown.</text:p>
      <text:p text:style-name="P10"/>
      <text:p text:style-name="P6">959 AC—Westring wars with the Basilian Confederation over the territory of the Shadow Hills and the great white mountain in them. This is known as the War of the White Mountain.</text:p>
      <text:p text:style-name="P6"/>
      <text:p text:style-name="P6">966 AC—The War of the White Mountain ends.</text:p>
      <text:p text:style-name="P6"/>
      <text:p text:style-name="P6">996</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entaur" svg:font-family="Centaur"/>
    <style:font-face style:name="Courier New" svg:font-family="'Courier New'"/>
    <style:font-face style:name="Lohit Devanagari1" svg:font-family="'Lohit Devanagari'"/>
    <style:font-face style:name="Calibri Light" svg:font-family="'Calibri Light'" style:font-family-generic="roman" style:font-pitch="variable"/>
    <style:font-face style:name="Centaur1" svg:font-family="Centau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AR PL SungtiL GB" style:font-family-asian="'AR PL SungtiL GB'" style:font-family-generic-asian="system" style:font-pitch-asian="variable" style:font-size-asian="16pt" style:font-name-complex="Mangal" style:font-family-complex="Mangal" style:font-family-generic-complex="system" style:font-pitch-complex="variable" style:font-size-complex="14.5pt"/>
    </style:style>
    <style:style style:name="ListLabel_20_10" style:display-name="ListLabel 10" style:family="text">
      <style:text-properties style:font-name="Centaur1" fo:font-family="Centaur" style:font-family-generic="roman" style:font-pitch="variable" style:font-name-complex="Arial" style:font-family-complex="Aria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2362in"/>
        </style:list-level-properties>
        <style:text-properties style:font-name="Centaur"/>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7362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2362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736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3.2362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7362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2362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7362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236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5:12:03.497666539</meta:creation-date>
    <dc:date>2018-11-30T15:12:27.359850366</dc:date>
    <meta:editing-duration>PT24S</meta:editing-duration>
    <meta:editing-cycles>1</meta:editing-cycles>
    <meta:generator>LibreOffice/6.0.7.3$Linux_X86_64 LibreOffice_project/00m0$Build-3</meta:generator>
    <meta:document-statistic meta:table-count="0" meta:image-count="0" meta:object-count="0" meta:page-count="62" meta:paragraph-count="819" meta:word-count="26353" meta:character-count="152798" meta:non-whitespace-character-count="127228"/>
  </office:meta>
</office:document-meta>
</file>